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MainBody">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MainBody">
      <style:text-properties style:font-name="Courier New" fo:font-size="7pt" style:font-size-asian="7pt" style:font-size-complex="7pt"/>
    </style:style>
    <style:style style:name="P3"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Courier New" fo:font-size="7pt" fo:language="en" fo:country="GB" style:font-name-asian="Calibri" style:font-size-asian="7pt" style:language-asian="en" style:country-asian="GB" style:font-name-complex="Courier New" style:font-size-complex="7pt" style:language-complex="ar" style:country-complex="SA"/>
    </style:style>
    <style:style style:name="P4"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Courier New" fo:font-size="7pt" fo:language="en" fo:country="GB" style:font-name-asian="Courier New" style:font-size-asian="7pt" style:language-asian="en" style:country-asian="GB" style:font-name-complex="Courier New" style:font-size-complex="7pt" style:language-complex="ar" style:country-complex="SA"/>
    </style:style>
    <style:style style:name="P5"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Courier New" fo:font-size="7pt" fo:language="en" fo:country="GB" style:text-underline-style="solid" style:text-underline-width="auto" style:text-underline-color="font-color" style:font-name-asian="Calibri" style:font-size-asian="7pt" style:language-asian="en" style:country-asian="GB" style:font-name-complex="Courier New" style:font-size-complex="7pt" style:language-complex="ar" style:country-complex="SA"/>
    </style:style>
    <style:style style:name="P6" style:family="paragraph" style:parent-style-name="Standard">
      <style:paragraph-properties fo:margin-left="0cm" fo:margin-right="0cm" fo:margin-top="0cm" fo:margin-bottom="0.353cm" fo:line-height="115%" fo:text-align="start" style:justify-single-word="false" fo:text-indent="0cm" style:auto-text-indent="false" style:text-autospace="none" style:vertical-align="auto" style:writing-mode="lr-tb"/>
      <style:text-properties style:font-name="Courier New" fo:font-size="7pt" fo:language="en" fo:country="GB" style:text-underline-style="solid" style:text-underline-width="auto" style:text-underline-color="font-color" style:font-name-asian="Calibri" style:font-size-asian="7pt" style:language-asian="en" style:country-asian="US" style:font-name-complex="Times New Roman" style:font-size-complex="7pt" style:language-complex="ar" style:country-complex="SA"/>
    </style:style>
    <style:style style:name="P7" style:family="paragraph" style:parent-style-name="Standard">
      <style:paragraph-properties fo:margin-left="0cm" fo:margin-right="0cm" fo:margin-top="0cm" fo:margin-bottom="0.353cm" fo:line-height="115%" fo:text-align="start" style:justify-single-word="false" fo:text-indent="0cm" style:auto-text-indent="false" style:text-autospace="none" style:vertical-align="auto" style:writing-mode="lr-tb"/>
      <style:text-properties style:font-name="Courier New" fo:font-size="7pt" fo:language="en" fo:country="GB" style:text-underline-style="solid" style:text-underline-width="auto" style:text-underline-color="font-color" style:font-name-asian="Calibri" style:font-size-asian="7pt" style:language-asian="en" style:country-asian="US" style:font-name-complex="Calibri" style:font-size-complex="7pt" style:language-complex="ar" style:country-complex="SA"/>
    </style:style>
    <style:style style:name="P8" style:family="paragraph" style:parent-style-name="Standard">
      <style:paragraph-properties fo:margin-left="0cm" fo:margin-right="0cm" fo:margin-top="0cm" fo:margin-bottom="0.353cm" fo:line-height="115%" fo:text-align="start" style:justify-single-word="false" fo:text-indent="0cm" style:auto-text-indent="false" style:text-autospace="none" style:vertical-align="auto" style:writing-mode="lr-tb"/>
      <style:text-properties style:font-name="Courier New" fo:font-size="7pt" fo:language="en" fo:country="GB" style:font-name-asian="Calibri" style:font-size-asian="7pt" style:language-asian="en" style:country-asian="US" style:font-name-complex="Calibri" style:font-size-complex="7pt" style:language-complex="ar" style:country-complex="SA"/>
    </style:style>
    <style:style style:name="P9" style:family="paragraph" style:parent-style-name="Heading_20_7" style:master-page-name="">
      <style:paragraph-properties style:page-number="auto" fo:break-before="page"/>
    </style:style>
    <style:style style:name="P10" style:family="paragraph" style:parent-style-name="MainBody" style:master-page-name="">
      <style:paragraph-properties fo:margin-top="0cm" fo:margin-bottom="0cm" fo:line-height="100%" style:page-number="auto"/>
      <style:text-properties style:font-name="Courier New"/>
    </style:style>
    <style:style style:name="P11" style:family="paragraph" style:parent-style-name="MainBody">
      <style:paragraph-properties fo:margin-top="0cm" fo:margin-bottom="0cm" fo:line-height="100%"/>
      <style:text-properties style:font-name="Courier New"/>
    </style:style>
    <style:style style:name="P12" style:family="paragraph" style:parent-style-name="Heading_20_8">
      <style:paragraph-properties fo:break-before="page"/>
    </style:style>
    <style:style style:name="P13" style:family="paragraph" style:parent-style-name="Heading_20_8" style:master-page-name="">
      <style:paragraph-properties style:page-number="auto" fo:break-before="page"/>
    </style:style>
    <style:style style:name="T1" style:family="text">
      <style:text-properties fo:font-weight="bold" style:font-weight-asian="bold" style:font-weight-complex="bold"/>
    </style:style>
    <style:style style:name="T2" style:family="text">
      <style:text-properties fo:color="#008080"/>
    </style:style>
    <style:style style:name="T3" style:family="text">
      <style:text-properties fo:color="#008080" style:language-asian="en" style:country-asian="GB" style:font-name-complex="Courier New"/>
    </style:style>
    <style:style style:name="T4" style:family="text">
      <style:text-properties fo:color="#008080" style:text-underline-style="solid" style:text-underline-width="auto" style:text-underline-color="font-color"/>
    </style:style>
    <style:style style:name="T5" style:family="text">
      <style:text-properties fo:color="#008080" style:text-underline-style="solid" style:text-underline-width="auto" style:text-underline-color="font-color" style:language-asian="en" style:country-asian="GB" style:font-name-complex="Courier New"/>
    </style:style>
    <style:style style:name="T6" style:family="text">
      <style:text-properties fo:color="#3f7f7f"/>
    </style:style>
    <style:style style:name="T7" style:family="text">
      <style:text-properties fo:color="#3f7f7f" style:language-asian="en" style:country-asian="GB" style:font-name-complex="Courier New"/>
    </style:style>
    <style:style style:name="T8" style:family="text">
      <style:text-properties fo:color="#3f7f7f" style:text-underline-style="solid" style:text-underline-width="auto" style:text-underline-color="font-color"/>
    </style:style>
    <style:style style:name="T9" style:family="text">
      <style:text-properties fo:color="#3f7f7f" style:text-underline-style="solid" style:text-underline-width="auto" style:text-underline-color="font-color" style:language-asian="en" style:country-asian="GB" style:font-name-complex="Courier New"/>
    </style:style>
    <style:style style:name="T10" style:family="text">
      <style:text-properties fo:color="#000000"/>
    </style:style>
    <style:style style:name="T11" style:family="text">
      <style:text-properties fo:color="#000000" style:font-name-asian="Courier New"/>
    </style:style>
    <style:style style:name="T12" style:family="text">
      <style:text-properties fo:color="#000000" style:text-underline-style="solid" style:text-underline-width="auto" style:text-underline-color="font-color"/>
    </style:style>
    <style:style style:name="T13" style:family="text">
      <style:text-properties fo:color="#000000" style:text-underline-style="solid" style:text-underline-width="auto" style:text-underline-color="font-color" style:font-name-asian="Courier New"/>
    </style:style>
    <style:style style:name="T14" style:family="text">
      <style:text-properties fo:color="#7f007f"/>
    </style:style>
    <style:style style:name="T15" style:family="text">
      <style:text-properties fo:color="#7f007f" style:text-underline-style="solid" style:text-underline-width="auto" style:text-underline-color="font-color"/>
    </style:style>
    <style:style style:name="T16" style:family="text">
      <style:text-properties fo:color="#2a00ff" fo:font-style="italic" style:font-style-asian="italic" style:font-style-complex="italic"/>
    </style:style>
    <style:style style:name="T17" style:family="text">
      <style:text-properties fo:color="#2a00ff" fo:font-style="italic" style:text-underline-style="solid" style:text-underline-width="auto" style:text-underline-color="font-color" style:font-style-asian="italic" style:font-style-complex="italic"/>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7"><text:s/></text:h>
      <text:p text:style-name="P1">Action Language XML Example</text:p>
      <text:p text:style-name="MainBody"/>
      <text:p text:style-name="MainBody">These XML fragments were generated as part of the research effort for Chapter 4 of this thesis, considering how users of computer interfaces may be accurately expressed and that information transported.</text:p>
      <text:p text:style-name="MainBody"/>
      <text:p text:style-name="MainBody"/>
      <text:h text:style-name="P12" text:outline-level="8">Overview</text:h>
      <text:p text:style-name="MainBody">The Java example presented in Chapter 4 is a hard-coded implementation of the Fibonacci series program, with that implementation following the action language model. <text:s/>The entire program description is implemented as a call <text:s/>to a class constructor, and is designed to be human-readable, and to resemble the pseudo code for generation of Fibonacci numbers.</text:p>
      <text:p text:style-name="MainBody">The same small program is described here in XML tabular form, <text:s/>as population tables for the action language model, and <text:s/>it is somewhat voluminous. However, hand-coding Actions into tabular form is not the goal of the exercise, rather the tabular form aims to perform a similar role to byte code in languages such as Java, being an intermediate form of program expression between user-written high-level code and executable machine code that allows the sequencing and control structures to be exposed for adaptation through the instances described in the adaptation model. <text:s/></text:p>
      <text:p text:style-name="MainBody">The expectation, though not seriously attempted in this Ph.D., would be for an <text:span text:style-name="T1">Integrated Development Environment (IDE)</text:span> <text:s/>to support compilation of a human-readable block structured scripting language into the tabular form for storage within the capability/profiling/CISNA models, and for transport to the the user interface.</text:p>
      <text:p text:style-name="MainBody">The XML <text:s/>below is broken into three sections: one describes the the language (ActionType, AttributeDataType, and AttributeType; one describes the Actions needed to reproduce the Fibonacci Numbers program; and finally, and most importantly, a demonstration of how the program can be adapted or “patched”. “Patched” is perhaps the wrong word, as it suggest source-code patching where two or more files are textually compared for differences; in this case, the source is understood and explicitly changed. Two changes are made to the program: </text:p>
      <text:p text:style-name="Hanging_20_indent">a) <text:s/>The loop test is changed from 10 to 20.</text:p>
      <text:p text:style-name="Hanging_20_indent">b) The for loop is adapted to print the value of the “count” variable on each iteration of the loop.</text:p>
      <text:p text:style-name="MainBody">The XML is presented in full to give the reader a true worked example of sequential behaviour expressed within the action language model.</text:p>
      <text:p text:style-name="MainBody"/>
      <text:p text:style-name="MainBody"><text:soft-page-break/>The XML is structured as is a hierarchy of containers as summarized in fig xxx. This hierarchy represents a collection of relational models. <text:s/>A table can, for example be an object on a Shlaer-Mellor Information Model, and a group the Information Model that the object belongs to. <text:s/>A chart in this context would be a Shlaer-Mellor Domain Chart. <text:s/>Note that the Shlaer-Mellor concept of subsystems is not represented: a subsystem is an arbitrary grouping of objects, with the same object appearing in one or more Information Models. In terms of an XML representation, this would require a separate model referencing the id's of the tables as required.</text:p>
      <text:p text:style-name="MainBody">Each table/object is expressed as a collection of fields, with each field having a fieldname, equivalent the attributes in a Shlaer-Mellor object. The table is populated with instances of of data corresponding to instances of objects, and described by fields.</text:p>
      <text:p text:style-name="P10"><text:tab/>&lt;chart&gt;</text:p>
      <text:p text:style-name="P11"><text:tab/><text:tab/><text:tab/>&lt;group&gt;</text:p>
      <text:p text:style-name="P11"><text:tab/><text:tab/><text:tab/><text:tab/>&lt;table&gt;</text:p>
      <text:p text:style-name="P11"><text:tab/><text:tab/><text:tab/><text:tab/><text:tab/>&lt;fieldname /&gt;</text:p>
      <text:p text:style-name="P11"><text:tab/><text:tab/><text:tab/><text:tab/><text:tab/>&lt;instance&gt;</text:p>
      <text:p text:style-name="P11"><text:tab/><text:tab/><text:tab/><text:tab/><text:tab/><text:tab/>&lt;field /&gt;</text:p>
      <text:p text:style-name="P11"><text:tab/><text:tab/><text:tab/><text:tab/><text:tab/>&lt;instance&gt;</text:p>
      <text:p text:style-name="P11"><text:tab/><text:tab/><text:tab/><text:tab/>&lt;/table&gt;</text:p>
      <text:p text:style-name="P11"><text:tab/><text:tab/><text:tab/>&lt;/group&gt;</text:p>
      <text:p text:style-name="P11"><text:tab/>&lt;/chart&gt;</text:p>
      <text:p text:style-name="MainBody"><draw:frame draw:style-name="fr1" draw:name="Frame1" text:anchor-type="paragraph" svg:x="0.887cm" svg:y="0cm" svg:width="9.878cm" draw:z-index="0"><draw:text-box fo:min-height="0.282cm"><text:p text:style-name="Illustration"><draw:frame draw:style-name="fr2" draw:name="graphics1" text:anchor-type="paragraph" svg:x="0.004cm" svg:y="0.002cm" svg:width="9.878cm" style:rel-width="100%" svg:height="0.282cm" style:rel-height="scale" draw:z-index="1"><draw:image xlink:href="../images/20%20years%20on/dummy.png" xlink:type="simple" xlink:show="embed" xlink:actuate="onLoad" draw:filter-name="&lt;All formats&gt;"/></draw:frame>Figure <text:sequence text:ref-name="refIllustration0" text:name="Illustration" text:formula="ooow:Illustration+1" style:num-format="1">1</text:sequence>: Basic structure of action language XML </text:p></draw:text-box></draw:frame><text:line-break/>A number of different field types are allowed, including;</text:p>
      <text:p text:style-name="Hanging_20_indent">a)<text:tab/><text:tab/>plainField</text:p>
      <text:p text:style-name="Hanging_20_indent">b)<text:tab/><text:tab/>booleanField</text:p>
      <text:p text:style-name="Hanging_20_indent">c)<text:tab/><text:tab/>shadowingField</text:p>
      <text:p text:style-name="Hanging_20_indent">d)<text:tab/><text:tab/>sameAsField</text:p>
      <text:p text:style-name="MainBody">A plainField represents unconstrained text, and a boolean field contains only Boolean values true and false.; many more numeric and date/time field types can easily be envisaged.</text:p>
      <text:p text:style-name="MainBody"><text:s/>A sameAsField <text:s/>represents a reference to a field populated with plain or Boolean values elsewhere in the XML; there is no limited on the number of traversals of sameAsField necessary to reach the plain or Boolean value. <text:s/>In terms of Shlaer-Mellor, a sameAsField represents the formalization of relationships: unlike XML, Shlaer-Mellor uses plain <text:soft-page-break/>attributes for values, and relational attributes to formalize relationships, with the relational attributes explicitly shown on the Information Model. </text:p>
      <text:p text:style-name="MainBody">A shadowingField represents a reference to field in an existing adaptation model “Instance”. It is not a relationship to another object, but a way of saying that “this field value is equivalent the same same field in this other instance”. It is the mechanism for saying “Fred is like Jim except...”. In term of the XML used here, this is like saying, “Fred mostly shadows Jim”. Where Fred does not shadow Jim, the field for Fred will have a unique plainField, booleanField, or sameAsField.</text:p>
      <text:p text:style-name="MainBody">The XML shown below describes a small programming language capable of expressing the Fibonacci series algorithm from Chapter 4, and uses shadowing to describe variations in the algorithm (expanding the number of iterations). However, there is nothing special in the constructs used: the same containers can (and do) also express the capability, capacity, preference, and adaptation models of Chapter 4 (Users), and indeed all of the other Shlaer-Mellor models <text:s/>presented in this thesis including the entire CISNA model from Chapter 7 (Content).</text:p>
      <text:h text:style-name="P13" text:outline-level="8">Defining a Language</text:h>
      <text:p text:style-name="P5"><text:span text:style-name="T2">&lt;</text:span><text:span text:style-name="T6">chart</text:span><text:span text:style-name="T10"> </text:span><text:span text:style-name="T14">chartName</text:span><text:span text:style-name="T10">=</text:span><text:span text:style-name="T16">"Language"</text:span><text:span text:style-name="T2">&gt;</text:span></text:p>
      <text:p text:style-name="P5"><text:span text:style-name="T11"><text:tab/></text:span><text:span text:style-name="T2">&lt;</text:span><text:span text:style-name="T6">group</text:span><text:span text:style-name="T10"> </text:span><text:span text:style-name="T14">groupName</text:span><text:span text:style-name="T10">=</text:span><text:span text:style-name="T16">"Action+Language+Layer"</text:span><text:span text:style-name="T10"> </text:span><text:span text:style-name="T14">abbrev</text:span><text:span text:style-name="T10">=</text:span><text:span text:style-name="T16">"AL"</text:span><text:span text:style-name="T2">&gt;</text:span></text:p>
      <text:p text:style-name="P5"><text:span text:style-name="T11"><text:tab/><text:tab/></text:span><text:span text:style-name="T2">&lt;</text:span><text:span text:style-name="T6">table</text:span><text:span text:style-name="T10"> </text:span><text:span text:style-name="T14">objectName</text:span><text:span text:style-name="T10">=</text:span><text:span text:style-name="T16">"ActionType"</text:span><text:span text:style-name="T2">&gt;</text:span></text:p>
      <text:p text:style-name="P5"><text:span text:style-name="T11"><text:tab/><text:tab/><text:tab/></text:span><text:span text:style-name="T2">&lt;</text:span><text:span text:style-name="T6">fieldname</text:span><text:span text:style-name="T10"> </text:span><text:span text:style-name="T14">fieldname</text:span><text:span text:style-name="T10">=</text:span><text:span text:style-name="T16">"Id"</text:span><text:span text:style-name="T10"> </text:span><text:span text:style-name="T14">fieldType</text:span><text:span text:style-name="T10">=</text:span><text:span text:style-name="T16">"2"</text:span><text:span text:style-name="T2">&gt;</text:span></text:p>
      <text:p text:style-name="P5"><text:span text:style-name="T11"><text:tab/><text:tab/><text:tab/></text:span><text:span text:style-name="T2">&lt;/</text:span><text:span text:style-name="T6">fieldname</text:span><text:span text:style-name="T2">&gt;</text:span></text:p>
      <text:p text:style-name="P5"><text:span text:style-name="T11"><text:tab/><text:tab/><text:tab/></text:span><text:span text:style-name="T2">&lt;</text:span><text:span text:style-name="T6">fieldname</text:span><text:span text:style-name="T10"> </text:span><text:span text:style-name="T14">fieldname</text:span><text:span text:style-name="T10">=</text:span><text:span text:style-name="T16">"Shadowing"</text:span><text:span text:style-name="T10"> </text:span><text:span text:style-name="T14">fieldType</text:span><text:span text:style-name="T10">=</text:span><text:span text:style-name="T16">"5"</text:span><text:span text:style-name="T2">&gt;</text:span></text:p>
      <text:p text:style-name="P5"><text:span text:style-name="T11"><text:tab/><text:tab/><text:tab/></text:span><text:span text:style-name="T2">&lt;/</text:span><text:span text:style-name="T6">fieldname</text:span><text:span text:style-name="T2">&gt;</text:span></text:p>
      <text:p text:style-name="P5"><text:span text:style-name="T11"><text:tab/><text:tab/><text:tab/></text:span><text:span text:style-name="T2">&lt;</text:span><text:span text:style-name="T6">fieldname</text:span><text:span text:style-name="T10"> </text:span><text:span text:style-name="T14">fieldname</text:span><text:span text:style-name="T10">=</text:span><text:span text:style-name="T16">"Deleted"</text:span><text:span text:style-name="T10"> </text:span><text:span text:style-name="T14">fieldType</text:span><text:span text:style-name="T10">=</text:span><text:span text:style-name="T16">"3"</text:span><text:span text:style-name="T2">&gt;</text:span></text:p>
      <text:p text:style-name="P5"><text:span text:style-name="T11"><text:tab/><text:tab/><text:tab/></text:span><text:span text:style-name="T2">&lt;/</text:span><text:span text:style-name="T6">fieldname</text:span><text:span text:style-name="T2">&gt;</text:span></text:p>
      <text:p text:style-name="P5"><text:span text:style-name="T11"><text:tab/><text:tab/><text:tab/></text:span><text:span text:style-name="T2">&lt;</text:span><text:span text:style-name="T6">instance</text:span><text:span text:style-name="T10"> </text:span><text:span text:style-name="T14">id</text:span><text:span text:style-name="T10">=</text:span><text:span text:style-name="T16">"117"</text:span><text:span text:style-name="T2">&gt;</text:span></text:p>
      <text:p text:style-name="P5"><text:span text:style-name="T11"><text:tab/><text:tab/><text:tab/><text:tab/></text:span><text:span text:style-name="T2">&lt;</text:span><text:span text:style-name="T6">plainField</text:span><text:span text:style-name="T10"> </text:span><text:span text:style-name="T14">containsData</text:span><text:span text:style-name="T10">=</text:span><text:span text:style-name="T16">"true"</text:span><text:span text:style-name="T10"> </text:span><text:span text:style-name="T14">fieldType</text:span><text:span text:style-name="T10">=</text:span><text:span text:style-name="T16">"0"</text:span><text:span text:style-name="T10"> </text:span><text:span text:style-name="T14">fieldValue</text:span><text:span text:style-name="T10">=</text:span><text:span text:style-name="T16">"Add"</text:span><text:span text:style-name="T10"> </text:span><text:span text:style-name="T2">/&gt;</text:span></text:p>
      <text:p text:style-name="P5"><text:span text:style-name="T11"><text:tab/><text:tab/><text:tab/><text:tab/></text:span><text:span text:style-name="T2">&lt;</text:span><text:span text:style-name="T6">shadowing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4"</text:span><text:span text:style-name="T10"> </text:span><text:span text:style-name="T2">/&gt;</text:span></text:p>
      <text:p text:style-name="P5"><text:span text:style-name="T11"><text:tab/><text:tab/><text:tab/><text:tab/></text:span><text:span text:style-name="T2">&lt;</text:span><text:span text:style-name="T6">boolean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2"</text:span></text:p>
      <text:p text:style-name="P5"><text:span text:style-name="T11"><text:tab/><text:tab/><text:tab/><text:tab/><text:tab/></text:span><text:span text:style-name="T14">fieldValue</text:span><text:span text:style-name="T10">=</text:span><text:span text:style-name="T16">"false"</text:span><text:span text:style-name="T10"> </text:span><text:span text:style-name="T2">/&gt;</text:span></text:p>
      <text:p text:style-name="P5"><text:span text:style-name="T11"><text:tab/><text:tab/><text:tab/></text:span><text:span text:style-name="T2">&lt;/</text:span><text:span text:style-name="T6">instance</text:span><text:span text:style-name="T2">&gt;</text:span></text:p>
      <text:p text:style-name="P5"><text:span text:style-name="T11"><text:tab/><text:tab/><text:tab/></text:span><text:span text:style-name="T2">&lt;</text:span><text:span text:style-name="T6">instance</text:span><text:span text:style-name="T10"> </text:span><text:span text:style-name="T14">id</text:span><text:span text:style-name="T10">=</text:span><text:span text:style-name="T16">"109"</text:span><text:span text:style-name="T2">&gt;</text:span></text:p>
      <text:p text:style-name="P5"><text:span text:style-name="T11"><text:tab/><text:tab/><text:tab/><text:tab/></text:span><text:span text:style-name="T2">&lt;</text:span><text:span text:style-name="T6">plainField</text:span><text:span text:style-name="T10"> </text:span><text:span text:style-name="T14">containsData</text:span><text:span text:style-name="T10">=</text:span><text:span text:style-name="T16">"true"</text:span><text:span text:style-name="T10"> </text:span><text:span text:style-name="T14">fieldType</text:span><text:span text:style-name="T10">=</text:span><text:span text:style-name="T16">"0"</text:span></text:p>
      <text:p text:style-name="P5"><text:span text:style-name="T11"><text:tab/><text:tab/><text:tab/><text:tab/><text:tab/></text:span><text:span text:style-name="T14">fieldValue</text:span><text:span text:style-name="T10">=</text:span><text:span text:style-name="T16">"AssignVariable"</text:span><text:span text:style-name="T10"> </text:span><text:span text:style-name="T2">/&gt;</text:span></text:p>
      <text:p text:style-name="P5"><text:span text:style-name="T11"><text:tab/><text:tab/><text:tab/><text:tab/></text:span><text:span text:style-name="T2">&lt;</text:span><text:span text:style-name="T6">shadowing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4"</text:span><text:span text:style-name="T10"> </text:span><text:span text:style-name="T2">/&gt;</text:span></text:p>
      <text:p text:style-name="P5"><text:span text:style-name="T11"><text:tab/><text:tab/><text:tab/><text:tab/></text:span><text:span text:style-name="T2">&lt;</text:span><text:span text:style-name="T6">boolean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2"</text:span></text:p>
      <text:p text:style-name="P5"><text:span text:style-name="T11"><text:tab/><text:tab/><text:tab/><text:tab/><text:tab/></text:span><text:span text:style-name="T14">fieldValue</text:span><text:span text:style-name="T10">=</text:span><text:span text:style-name="T16">"false"</text:span><text:span text:style-name="T10"> </text:span><text:span text:style-name="T2">/&gt;</text:span></text:p>
      <text:p text:style-name="P5"><text:span text:style-name="T11"><text:tab/><text:tab/><text:tab/></text:span><text:span text:style-name="T2">&lt;/</text:span><text:span text:style-name="T6">instance</text:span><text:span text:style-name="T2">&gt;</text:span></text:p>
      <text:p text:style-name="P5"><text:span text:style-name="T11"><text:tab/><text:tab/><text:tab/></text:span><text:span text:style-name="T2">&lt;</text:span><text:span text:style-name="T6">instance</text:span><text:span text:style-name="T10"> </text:span><text:span text:style-name="T14">id</text:span><text:span text:style-name="T10">=</text:span><text:span text:style-name="T16">"101"</text:span><text:span text:style-name="T2">&gt;</text:span></text:p>
      <text:p text:style-name="P5"><text:span text:style-name="T11"><text:tab/><text:tab/><text:tab/><text:tab/></text:span><text:span text:style-name="T2">&lt;</text:span><text:span text:style-name="T6">plainField</text:span><text:span text:style-name="T10"> </text:span><text:span text:style-name="T14">containsData</text:span><text:span text:style-name="T10">=</text:span><text:span text:style-name="T16">"true"</text:span><text:span text:style-name="T10"> </text:span><text:span text:style-name="T14">fieldType</text:span><text:span text:style-name="T10">=</text:span><text:span text:style-name="T16">"0"</text:span><text:span text:style-name="T10"> </text:span><text:span text:style-name="T14">fieldValue</text:span><text:span text:style-name="T10">=</text:span><text:span text:style-name="T16">"PrintVariable"</text:span><text:span text:style-name="T10"> </text:span><text:span text:style-name="T2">/&gt;</text:span></text:p>
      <text:p text:style-name="P5"><text:span text:style-name="T11"><text:tab/><text:tab/><text:tab/><text:tab/></text:span><text:span text:style-name="T2">&lt;</text:span><text:span text:style-name="T6">shadowing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4"</text:span><text:span text:style-name="T10"> </text:span><text:span text:style-name="T2">/&gt;</text:span></text:p>
      <text:p text:style-name="P5"><text:span text:style-name="T11"><text:tab/><text:tab/><text:tab/><text:tab/></text:span><text:span text:style-name="T2">&lt;</text:span><text:span text:style-name="T6">boolean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2"</text:span></text:p>
      <text:p text:style-name="P5"><text:span text:style-name="T11"><text:tab/><text:tab/><text:tab/><text:tab/><text:tab/></text:span><text:span text:style-name="T14">fieldValue</text:span><text:span text:style-name="T10">=</text:span><text:span text:style-name="T16">"false"</text:span><text:span text:style-name="T10"> </text:span><text:span text:style-name="T2">/&gt;</text:span></text:p>
      <text:p text:style-name="P5"><text:span text:style-name="T11"><text:tab/><text:tab/><text:tab/></text:span><text:span text:style-name="T2">&lt;/</text:span><text:span text:style-name="T6">instance</text:span><text:span text:style-name="T2">&gt;</text:span></text:p>
      <text:p text:style-name="P5"><text:span text:style-name="T11"><text:tab/><text:tab/><text:tab/></text:span><text:span text:style-name="T2">&lt;</text:span><text:span text:style-name="T6">instance</text:span><text:span text:style-name="T10"> </text:span><text:span text:style-name="T14">id</text:span><text:span text:style-name="T10">=</text:span><text:span text:style-name="T16">"89"</text:span><text:span text:style-name="T2">&gt;</text:span></text:p>
      <text:p text:style-name="P5"><text:span text:style-name="T11"><text:tab/><text:tab/><text:tab/><text:tab/></text:span><text:span text:style-name="T2">&lt;</text:span><text:span text:style-name="T6">plainField</text:span><text:span text:style-name="T10"> </text:span><text:span text:style-name="T14">containsData</text:span><text:span text:style-name="T10">=</text:span><text:span text:style-name="T16">"true"</text:span><text:span text:style-name="T10"> </text:span><text:span text:style-name="T14">fieldType</text:span><text:span text:style-name="T10">=</text:span><text:span text:style-name="T16">"0"</text:span><text:span text:style-name="T10"> </text:span><text:span text:style-name="T14">fieldValue</text:span><text:span text:style-name="T10">=</text:span><text:span text:style-name="T16">"PostInc"</text:span><text:span text:style-name="T10"> </text:span><text:span text:style-name="T2">/&gt;</text:span></text:p>
      <text:p text:style-name="P5"><text:span text:style-name="T11"><text:tab/><text:tab/><text:tab/><text:tab/></text:span><text:span text:style-name="T2">&lt;</text:span><text:span text:style-name="T6">shadowing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4"</text:span><text:span text:style-name="T10"> </text:span><text:span text:style-name="T2">/&gt;</text:span></text:p>
      <text:p text:style-name="P5"><text:span text:style-name="T11"><text:tab/><text:tab/><text:tab/><text:tab/></text:span><text:span text:style-name="T2">&lt;</text:span><text:span text:style-name="T6">boolean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2"</text:span></text:p>
      <text:p text:style-name="P5"><text:span text:style-name="T11"><text:tab/><text:tab/><text:tab/><text:tab/><text:tab/></text:span><text:span text:style-name="T14">fieldValue</text:span><text:span text:style-name="T10">=</text:span><text:span text:style-name="T16">"false"</text:span><text:span text:style-name="T10"> </text:span><text:span text:style-name="T2">/&gt;</text:span></text:p>
      <text:p text:style-name="P5"><text:span text:style-name="T11"><text:tab/><text:tab/><text:tab/></text:span><text:span text:style-name="T2">&lt;/</text:span><text:span text:style-name="T6">instance</text:span><text:span text:style-name="T2">&gt;</text:span></text:p>
      <text:p text:style-name="P5"><text:span text:style-name="T11"><text:tab/><text:tab/><text:tab/></text:span><text:span text:style-name="T2">&lt;</text:span><text:span text:style-name="T6">instance</text:span><text:span text:style-name="T10"> </text:span><text:span text:style-name="T14">id</text:span><text:span text:style-name="T10">=</text:span><text:span text:style-name="T16">"81"</text:span><text:span text:style-name="T2">&gt;</text:span></text:p>
      <text:p text:style-name="P5"><text:span text:style-name="T11"><text:tab/><text:tab/><text:tab/><text:tab/></text:span><text:span text:style-name="T2">&lt;</text:span><text:span text:style-name="T6">plainField</text:span><text:span text:style-name="T10"> </text:span><text:span text:style-name="T14">containsData</text:span><text:span text:style-name="T10">=</text:span><text:span text:style-name="T16">"true"</text:span><text:span text:style-name="T10"> </text:span><text:span text:style-name="T14">fieldType</text:span><text:span text:style-name="T10">=</text:span><text:span text:style-name="T16">"0"</text:span><text:span text:style-name="T10"> </text:span><text:span text:style-name="T14">fieldValue</text:span><text:span text:style-name="T10">=</text:span><text:span text:style-name="T16">"ReadConstant"</text:span><text:span text:style-name="T10"> </text:span><text:span text:style-name="T2">/&gt;</text:span></text:p>
      <text:p text:style-name="P5"><text:span text:style-name="T11"><text:tab/><text:tab/><text:tab/><text:tab/></text:span><text:span text:style-name="T2">&lt;</text:span><text:span text:style-name="T6">shadowing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4"</text:span><text:span text:style-name="T10"> </text:span><text:span text:style-name="T2">/&gt;</text:span></text:p>
      <text:p text:style-name="P5"><text:span text:style-name="T11"><text:tab/><text:tab/><text:tab/><text:tab/></text:span><text:span text:style-name="T2">&lt;</text:span><text:span text:style-name="T6">boolean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2"</text:span></text:p>
      <text:p text:style-name="P5"><text:span text:style-name="T11"><text:tab/><text:tab/><text:tab/><text:tab/><text:tab/></text:span><text:span text:style-name="T14">fieldValue</text:span><text:span text:style-name="T10">=</text:span><text:span text:style-name="T16">"false"</text:span><text:span text:style-name="T10"> </text:span><text:span text:style-name="T2">/&gt;</text:span></text:p>
      <text:p text:style-name="P5"><text:span text:style-name="T11"><text:tab/><text:tab/><text:tab/></text:span><text:span text:style-name="T2">&lt;/</text:span><text:span text:style-name="T6">instance</text:span><text:span text:style-name="T2">&gt;</text:span></text:p>
      <text:p text:style-name="P5"><text:span text:style-name="T11"><text:tab/><text:tab/><text:tab/></text:span><text:span text:style-name="T2">&lt;</text:span><text:span text:style-name="T6">instance</text:span><text:span text:style-name="T10"> </text:span><text:span text:style-name="T14">id</text:span><text:span text:style-name="T10">=</text:span><text:span text:style-name="T16">"74"</text:span><text:span text:style-name="T2">&gt;</text:span></text:p>
      <text:p text:style-name="P5"><text:span text:style-name="T11"><text:tab/><text:tab/><text:tab/><text:tab/></text:span><text:span text:style-name="T2">&lt;</text:span><text:span text:style-name="T6">plainField</text:span><text:span text:style-name="T10"> </text:span><text:span text:style-name="T14">containsData</text:span><text:span text:style-name="T10">=</text:span><text:span text:style-name="T16">"true"</text:span><text:span text:style-name="T10"> </text:span><text:span text:style-name="T14">fieldType</text:span><text:span text:style-name="T10">=</text:span><text:span text:style-name="T16">"0"</text:span><text:span text:style-name="T10"> </text:span><text:span text:style-name="T14">fieldValue</text:span><text:span text:style-name="T10">=</text:span><text:span text:style-name="T16">"ReadVariable"</text:span><text:span text:style-name="T10"> </text:span><text:span text:style-name="T2">/&gt;</text:span></text:p>
      <text:p text:style-name="P5"><text:span text:style-name="T11"><text:tab/><text:tab/><text:tab/><text:tab/></text:span><text:span text:style-name="T2">&lt;</text:span><text:span text:style-name="T6">shadowing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4"</text:span><text:span text:style-name="T10"> </text:span><text:span text:style-name="T2">/&gt;</text:span></text:p>
      <text:p text:style-name="P5"><text:span text:style-name="T11"><text:tab/><text:tab/><text:tab/><text:tab/></text:span><text:span text:style-name="T2">&lt;</text:span><text:span text:style-name="T6">boolean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2"</text:span></text:p>
      <text:p text:style-name="P5"><text:span text:style-name="T11"><text:tab/><text:tab/><text:tab/><text:tab/><text:tab/></text:span><text:span text:style-name="T14">fieldValue</text:span><text:span text:style-name="T10">=</text:span><text:span text:style-name="T16">"false"</text:span><text:span text:style-name="T10"> </text:span><text:span text:style-name="T2">/&gt;</text:span></text:p>
      <text:p text:style-name="P5"><text:span text:style-name="T11"><text:tab/><text:tab/><text:tab/></text:span><text:span text:style-name="T2">&lt;/</text:span><text:span text:style-name="T6">instance</text:span><text:span text:style-name="T2">&gt;</text:span></text:p>
      <text:p text:style-name="P5"><text:span text:style-name="T11"><text:tab/><text:tab/><text:tab/></text:span><text:span text:style-name="T2">&lt;</text:span><text:span text:style-name="T6">instance</text:span><text:span text:style-name="T10"> </text:span><text:span text:style-name="T14">id</text:span><text:span text:style-name="T10">=</text:span><text:span text:style-name="T16">"68"</text:span><text:span text:style-name="T2">&gt;</text:span></text:p>
      <text:p text:style-name="P5"><text:span text:style-name="T11"><text:tab/><text:tab/><text:tab/><text:tab/></text:span><text:span text:style-name="T2">&lt;</text:span><text:span text:style-name="T6">plainField</text:span><text:span text:style-name="T10"> </text:span><text:span text:style-name="T14">containsData</text:span><text:span text:style-name="T10">=</text:span><text:span text:style-name="T16">"true"</text:span><text:span text:style-name="T10"> </text:span><text:span text:style-name="T14">fieldType</text:span><text:span text:style-name="T10">=</text:span><text:span text:style-name="T16">"0"</text:span><text:span text:style-name="T10"> </text:span><text:span text:style-name="T14">fieldValue</text:span><text:span text:style-name="T10">=</text:span><text:span text:style-name="T16">"Lt"</text:span><text:span text:style-name="T10"> </text:span><text:span text:style-name="T2">/&gt;</text:span></text:p>
      <text:p text:style-name="P5"><text:span text:style-name="T11"><text:tab/><text:tab/><text:tab/><text:tab/></text:span><text:span text:style-name="T2">&lt;</text:span><text:span text:style-name="T6">shadowing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4"</text:span><text:span text:style-name="T10"> </text:span><text:span text:style-name="T2">/&gt;</text:span></text:p>
      <text:p text:style-name="P5"><text:span text:style-name="T11"><text:tab/><text:tab/><text:tab/><text:tab/></text:span><text:span text:style-name="T2">&lt;</text:span><text:span text:style-name="T6">boolean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2"</text:span></text:p>
      <text:p text:style-name="P5"><text:span text:style-name="T11"><text:tab/><text:tab/><text:tab/><text:tab/><text:tab/></text:span><text:span text:style-name="T14">fieldValue</text:span><text:span text:style-name="T10">=</text:span><text:span text:style-name="T16">"false"</text:span><text:span text:style-name="T10"> </text:span><text:span text:style-name="T2">/&gt;</text:span></text:p>
      <text:p text:style-name="P5"><text:span text:style-name="T11"><text:tab/><text:tab/><text:tab/></text:span><text:span text:style-name="T2">&lt;/</text:span><text:span text:style-name="T6">instance</text:span><text:span text:style-name="T2">&gt;</text:span></text:p>
      <text:p text:style-name="P5"><text:span text:style-name="T11"><text:tab/><text:tab/><text:tab/></text:span><text:span text:style-name="T2">&lt;</text:span><text:span text:style-name="T6">instance</text:span><text:span text:style-name="T10"> </text:span><text:span text:style-name="T14">id</text:span><text:span text:style-name="T10">=</text:span><text:span text:style-name="T16">"55"</text:span><text:span text:style-name="T2">&gt;</text:span></text:p>
      <text:p text:style-name="P5"><text:span text:style-name="T11"><text:tab/><text:tab/><text:tab/><text:tab/></text:span><text:span text:style-name="T2">&lt;</text:span><text:span text:style-name="T6">plainField</text:span><text:span text:style-name="T10"> </text:span><text:span text:style-name="T14">containsData</text:span><text:span text:style-name="T10">=</text:span><text:span text:style-name="T16">"true"</text:span><text:span text:style-name="T10"> </text:span><text:span text:style-name="T14">fieldType</text:span><text:span text:style-name="T10">=</text:span><text:span text:style-name="T16">"0"</text:span><text:span text:style-name="T10"> </text:span><text:span text:style-name="T14">fieldValue</text:span><text:span text:style-name="T10">=</text:span><text:span text:style-name="T16">"For"</text:span><text:span text:style-name="T10"> </text:span><text:span text:style-name="T2">/&gt;</text:span></text:p>
      <text:p text:style-name="P5"><text:span text:style-name="T11"><text:tab/><text:tab/><text:tab/><text:tab/></text:span><text:span text:style-name="T2">&lt;</text:span><text:span text:style-name="T6">shadowing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4"</text:span><text:span text:style-name="T10"> </text:span><text:span text:style-name="T2">/&gt;</text:span></text:p>
      <text:p text:style-name="P5"><text:span text:style-name="T11"><text:tab/><text:tab/><text:tab/><text:tab/></text:span><text:span text:style-name="T2">&lt;</text:span><text:span text:style-name="T6">boolean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2"</text:span></text:p>
      <text:p text:style-name="P5"><text:span text:style-name="T11"><text:tab/><text:tab/><text:tab/><text:tab/><text:tab/></text:span><text:span text:style-name="T14">fieldValue</text:span><text:span text:style-name="T10">=</text:span><text:span text:style-name="T16">"false"</text:span><text:span text:style-name="T10"> </text:span><text:span text:style-name="T2">/&gt;</text:span></text:p>
      <text:p text:style-name="P5"><text:span text:style-name="T11"><text:tab/><text:tab/><text:tab/></text:span><text:span text:style-name="T2">&lt;/</text:span><text:span text:style-name="T6">instance</text:span><text:span text:style-name="T2">&gt;</text:span></text:p>
      <text:p text:style-name="P5"><text:span text:style-name="T11"><text:tab/><text:tab/><text:tab/></text:span><text:span text:style-name="T2">&lt;</text:span><text:span text:style-name="T6">instance</text:span><text:span text:style-name="T10"> </text:span><text:span text:style-name="T14">id</text:span><text:span text:style-name="T10">=</text:span><text:span text:style-name="T16">"26"</text:span><text:span text:style-name="T2">&gt;</text:span></text:p>
      <text:p text:style-name="P5"><text:span text:style-name="T11"><text:tab/><text:tab/><text:tab/><text:tab/></text:span><text:span text:style-name="T2">&lt;</text:span><text:span text:style-name="T6">plainField</text:span><text:span text:style-name="T10"> </text:span><text:span text:style-name="T14">containsData</text:span><text:span text:style-name="T10">=</text:span><text:span text:style-name="T16">"true"</text:span><text:span text:style-name="T10"> </text:span><text:span text:style-name="T14">fieldType</text:span><text:span text:style-name="T10">=</text:span><text:span text:style-name="T16">"0"</text:span></text:p>
      <text:p text:style-name="P5"><text:span text:style-name="T11"><text:tab/><text:tab/><text:tab/><text:tab/><text:tab/></text:span><text:span text:style-name="T14">fieldValue</text:span><text:span text:style-name="T10">=</text:span><text:span text:style-name="T16">"DeclareVariable"</text:span><text:span text:style-name="T10"> </text:span><text:span text:style-name="T2">/&gt;</text:span></text:p>
      <text:p text:style-name="P5"><text:span text:style-name="T11"><text:tab/><text:tab/><text:tab/><text:tab/></text:span><text:span text:style-name="T2">&lt;</text:span><text:span text:style-name="T6">shadowing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4"</text:span><text:span text:style-name="T10"> </text:span><text:span text:style-name="T2">/&gt;</text:span></text:p>
      <text:p text:style-name="P5"><text:span text:style-name="T11"><text:tab/><text:tab/><text:tab/><text:tab/></text:span><text:span text:style-name="T2">&lt;</text:span><text:span text:style-name="T6">boolean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2"</text:span></text:p>
      <text:p text:style-name="P5"><text:span text:style-name="T11"><text:tab/><text:tab/><text:tab/><text:tab/><text:tab/></text:span><text:span text:style-name="T14">fieldValue</text:span><text:span text:style-name="T10">=</text:span><text:span text:style-name="T16">"false"</text:span><text:span text:style-name="T10"> </text:span><text:span text:style-name="T2">/&gt;</text:span></text:p>
      <text:p text:style-name="P5"><text:span text:style-name="T11"><text:tab/><text:tab/><text:tab/></text:span><text:span text:style-name="T2">&lt;/</text:span><text:span text:style-name="T6">instance</text:span><text:span text:style-name="T2">&gt;</text:span></text:p>
      <text:p text:style-name="P5"><text:span text:style-name="T11"><text:tab/><text:tab/><text:tab/></text:span><text:span text:style-name="T2">&lt;</text:span><text:span text:style-name="T6">instance</text:span><text:span text:style-name="T10"> </text:span><text:span text:style-name="T14">id</text:span><text:span text:style-name="T10">=</text:span><text:span text:style-name="T16">"18"</text:span><text:span text:style-name="T2">&gt;</text:span></text:p>
      <text:p text:style-name="P5"><text:span text:style-name="T11"><text:tab/><text:tab/><text:tab/><text:tab/></text:span><text:span text:style-name="T2">&lt;</text:span><text:span text:style-name="T6">plainField</text:span><text:span text:style-name="T10"> </text:span><text:span text:style-name="T14">containsData</text:span><text:span text:style-name="T10">=</text:span><text:span text:style-name="T16">"true"</text:span><text:span text:style-name="T10"> </text:span><text:span text:style-name="T14">fieldType</text:span><text:span text:style-name="T10">=</text:span><text:span text:style-name="T16">"0"</text:span><text:span text:style-name="T10"> </text:span><text:span text:style-name="T14">fieldValue</text:span><text:span text:style-name="T10">=</text:span><text:span text:style-name="T16">"Literal"</text:span><text:span text:style-name="T10"> </text:span><text:span text:style-name="T2">/&gt;</text:span></text:p>
      <text:p text:style-name="P5"><text:span text:style-name="T11"><text:tab/><text:tab/><text:tab/><text:tab/></text:span><text:span text:style-name="T2">&lt;</text:span><text:span text:style-name="T6">shadowing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4"</text:span><text:span text:style-name="T10"> </text:span><text:span text:style-name="T2">/&gt;</text:span></text:p>
      <text:p text:style-name="P5"><text:span text:style-name="T11"><text:tab/><text:tab/><text:tab/><text:tab/></text:span><text:span text:style-name="T2">&lt;</text:span><text:span text:style-name="T6">boolean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2"</text:span></text:p>
      <text:p text:style-name="P5"><text:span text:style-name="T11"><text:tab/><text:tab/><text:tab/><text:tab/><text:tab/></text:span><text:span text:style-name="T14">fieldValue</text:span><text:span text:style-name="T10">=</text:span><text:span text:style-name="T16">"false"</text:span><text:span text:style-name="T10"> </text:span><text:span text:style-name="T2">/&gt;</text:span></text:p>
      <text:p text:style-name="P5"><text:span text:style-name="T11"><text:tab/><text:tab/><text:tab/></text:span><text:span text:style-name="T2">&lt;/</text:span><text:span text:style-name="T6">instance</text:span><text:span text:style-name="T2">&gt;</text:span></text:p>
      <text:p text:style-name="P5"><text:span text:style-name="T11"><text:tab/><text:tab/><text:tab/></text:span><text:span text:style-name="T2">&lt;</text:span><text:span text:style-name="T6">instance</text:span><text:span text:style-name="T10"> </text:span><text:span text:style-name="T14">id</text:span><text:span text:style-name="T10">=</text:span><text:span text:style-name="T16">"7"</text:span><text:span text:style-name="T2">&gt;</text:span></text:p>
      <text:p text:style-name="P5"><text:span text:style-name="T11"><text:tab/><text:tab/><text:tab/><text:tab/></text:span><text:span text:style-name="T2">&lt;</text:span><text:span text:style-name="T6">plainField</text:span><text:span text:style-name="T10"> </text:span><text:span text:style-name="T14">containsData</text:span><text:span text:style-name="T10">=</text:span><text:span text:style-name="T16">"true"</text:span><text:span text:style-name="T10"> </text:span><text:span text:style-name="T14">fieldType</text:span><text:span text:style-name="T10">=</text:span><text:span text:style-name="T16">"0"</text:span></text:p>
      <text:p text:style-name="P5"><text:span text:style-name="T11"><text:tab/><text:tab/><text:tab/><text:tab/><text:tab/></text:span><text:span text:style-name="T14">fieldValue</text:span><text:span text:style-name="T10">=</text:span><text:span text:style-name="T16">"DeclareConstant"</text:span><text:span text:style-name="T10"> </text:span><text:span text:style-name="T2">/&gt;</text:span></text:p>
      <text:p text:style-name="P5"><text:span text:style-name="T11"><text:tab/><text:tab/><text:tab/><text:tab/></text:span><text:span text:style-name="T2">&lt;</text:span><text:span text:style-name="T6">shadowing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4"</text:span><text:span text:style-name="T10"> </text:span><text:span text:style-name="T2">/&gt;</text:span></text:p>
      <text:p text:style-name="P5"><text:span text:style-name="T11"><text:tab/><text:tab/><text:tab/><text:tab/></text:span><text:span text:style-name="T2">&lt;</text:span><text:span text:style-name="T6">boolean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2"</text:span></text:p>
      <text:p text:style-name="P5"><text:span text:style-name="T11"><text:tab/><text:tab/><text:tab/><text:tab/><text:tab/></text:span><text:span text:style-name="T14">fieldValue</text:span><text:span text:style-name="T10">=</text:span><text:span text:style-name="T16">"false"</text:span><text:span text:style-name="T10"> </text:span><text:span text:style-name="T2">/&gt;</text:span></text:p>
      <text:p text:style-name="P5"><text:span text:style-name="T11"><text:tab/><text:tab/><text:tab/></text:span><text:span text:style-name="T2">&lt;/</text:span><text:span text:style-name="T6">instance</text:span><text:span text:style-name="T2">&gt;</text:span></text:p>
      <text:p text:style-name="P5"><text:span text:style-name="T11"><text:tab/><text:tab/><text:tab/></text:span><text:span text:style-name="T2">&lt;</text:span><text:span text:style-name="T6">instance</text:span><text:span text:style-name="T10"> </text:span><text:span text:style-name="T14">id</text:span><text:span text:style-name="T10">=</text:span><text:span text:style-name="T16">"3"</text:span><text:span text:style-name="T2">&gt;</text:span></text:p>
      <text:p text:style-name="P5"><text:span text:style-name="T11"><text:tab/><text:tab/><text:tab/><text:tab/></text:span><text:span text:style-name="T2">&lt;</text:span><text:span text:style-name="T6">plainField</text:span><text:span text:style-name="T10"> </text:span><text:span text:style-name="T14">containsData</text:span><text:span text:style-name="T10">=</text:span><text:span text:style-name="T16">"true"</text:span><text:span text:style-name="T10"> </text:span><text:span text:style-name="T14">fieldType</text:span><text:span text:style-name="T10">=</text:span><text:span text:style-name="T16">"0"</text:span><text:span text:style-name="T10"> </text:span><text:span text:style-name="T14">fieldValue</text:span><text:span text:style-name="T10">=</text:span><text:span text:style-name="T16">"Seq"</text:span><text:span text:style-name="T10"> </text:span><text:span text:style-name="T2">/&gt;</text:span></text:p>
      <text:p text:style-name="P5"><text:span text:style-name="T11"><text:tab/><text:tab/><text:tab/><text:tab/></text:span><text:span text:style-name="T2">&lt;</text:span><text:span text:style-name="T6">shadowing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4"</text:span><text:span text:style-name="T10"> </text:span><text:span text:style-name="T2">/&gt;</text:span></text:p>
      <text:p text:style-name="P5"><text:span text:style-name="T11"><text:tab/><text:tab/><text:tab/><text:tab/></text:span><text:span text:style-name="T2">&lt;</text:span><text:span text:style-name="T6">boolean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2"</text:span></text:p>
      <text:p text:style-name="P5"><text:span text:style-name="T11"><text:tab/><text:tab/><text:tab/><text:tab/><text:tab/></text:span><text:span text:style-name="T14">fieldValue</text:span><text:span text:style-name="T10">=</text:span><text:span text:style-name="T16">"false"</text:span><text:span text:style-name="T10"> </text:span><text:span text:style-name="T2">/&gt;</text:span></text:p>
      <text:p text:style-name="P5"><text:span text:style-name="T11"><text:tab/><text:tab/><text:tab/></text:span><text:span text:style-name="T2">&lt;/</text:span><text:span text:style-name="T6">instance</text:span><text:span text:style-name="T2">&gt;</text:span></text:p>
      <text:p text:style-name="P5"><text:span text:style-name="T11"><text:tab/><text:tab/></text:span><text:span text:style-name="T2">&lt;/</text:span><text:span text:style-name="T6">table</text:span><text:span text:style-name="T2">&gt;</text:span></text:p>
      <text:p text:style-name="P5"><text:span text:style-name="T11"><text:tab/><text:tab/></text:span><text:span text:style-name="T2">&lt;</text:span><text:span text:style-name="T6">table</text:span><text:span text:style-name="T10"> </text:span><text:span text:style-name="T14">objectName</text:span><text:span text:style-name="T10">=</text:span><text:span text:style-name="T16">"AttributeDataType"</text:span><text:span text:style-name="T2">&gt;</text:span></text:p>
      <text:p text:style-name="P5"><text:span text:style-name="T11"><text:tab/><text:tab/><text:tab/></text:span><text:span text:style-name="T2">&lt;</text:span><text:span text:style-name="T6">fieldname</text:span><text:span text:style-name="T10"> </text:span><text:span text:style-name="T14">fieldname</text:span><text:span text:style-name="T10">=</text:span><text:span text:style-name="T16">"Id"</text:span><text:span text:style-name="T10"> </text:span><text:span text:style-name="T14">fieldType</text:span><text:span text:style-name="T10">=</text:span><text:span text:style-name="T16">"2"</text:span><text:span text:style-name="T2">&gt;</text:span></text:p>
      <text:p text:style-name="P5"><text:soft-page-break/><text:span text:style-name="T11"><text:tab/><text:tab/><text:tab/></text:span><text:span text:style-name="T2">&lt;/</text:span><text:span text:style-name="T6">fieldname</text:span><text:span text:style-name="T2">&gt;</text:span></text:p>
      <text:p text:style-name="P5"><text:span text:style-name="T11"><text:tab/><text:tab/><text:tab/></text:span><text:span text:style-name="T2">&lt;</text:span><text:span text:style-name="T6">fieldname</text:span><text:span text:style-name="T10"> </text:span><text:span text:style-name="T14">fieldname</text:span><text:span text:style-name="T10">=</text:span><text:span text:style-name="T16">"Shadowing"</text:span><text:span text:style-name="T10"> </text:span><text:span text:style-name="T14">fieldType</text:span><text:span text:style-name="T10">=</text:span><text:span text:style-name="T16">"5"</text:span><text:span text:style-name="T2">&gt;</text:span></text:p>
      <text:p text:style-name="P5"><text:span text:style-name="T11"><text:tab/><text:tab/><text:tab/></text:span><text:span text:style-name="T2">&lt;/</text:span><text:span text:style-name="T6">fieldname</text:span><text:span text:style-name="T2">&gt;</text:span></text:p>
      <text:p text:style-name="P5"><text:span text:style-name="T11"><text:tab/><text:tab/><text:tab/></text:span><text:span text:style-name="T2">&lt;</text:span><text:span text:style-name="T6">fieldname</text:span><text:span text:style-name="T10"> </text:span><text:span text:style-name="T14">fieldname</text:span><text:span text:style-name="T10">=</text:span><text:span text:style-name="T16">"Deleted"</text:span><text:span text:style-name="T10"> </text:span><text:span text:style-name="T14">fieldType</text:span><text:span text:style-name="T10">=</text:span><text:span text:style-name="T16">"3"</text:span><text:span text:style-name="T2">&gt;</text:span></text:p>
      <text:p text:style-name="P5"><text:span text:style-name="T11"><text:tab/><text:tab/><text:tab/></text:span><text:span text:style-name="T2">&lt;/</text:span><text:span text:style-name="T6">fieldname</text:span><text:span text:style-name="T2">&gt;</text:span></text:p>
      <text:p text:style-name="P5"><text:span text:style-name="T11"><text:tab/><text:tab/><text:tab/></text:span><text:span text:style-name="T2">&lt;</text:span><text:span text:style-name="T6">instance</text:span><text:span text:style-name="T10"> </text:span><text:span text:style-name="T14">id</text:span><text:span text:style-name="T10">=</text:span><text:span text:style-name="T16">"5"</text:span><text:span text:style-name="T2">&gt;</text:span></text:p>
      <text:p text:style-name="P5"><text:span text:style-name="T11"><text:tab/><text:tab/><text:tab/><text:tab/></text:span><text:span text:style-name="T2">&lt;</text:span><text:span text:style-name="T6">plainField</text:span><text:span text:style-name="T10"> </text:span><text:span text:style-name="T14">containsData</text:span><text:span text:style-name="T10">=</text:span><text:span text:style-name="T16">"true"</text:span><text:span text:style-name="T10"> </text:span><text:span text:style-name="T14">fieldType</text:span><text:span text:style-name="T10">=</text:span><text:span text:style-name="T16">"0"</text:span><text:span text:style-name="T10"> </text:span><text:span text:style-name="T14">fieldValue</text:span><text:span text:style-name="T10">=</text:span><text:span text:style-name="T16">"Integer"</text:span><text:span text:style-name="T10"> </text:span><text:span text:style-name="T2">/&gt;</text:span></text:p>
      <text:p text:style-name="P5"><text:span text:style-name="T11"><text:tab/><text:tab/><text:tab/><text:tab/></text:span><text:span text:style-name="T2">&lt;</text:span><text:span text:style-name="T6">shadowing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4"</text:span><text:span text:style-name="T10"> </text:span><text:span text:style-name="T2">/&gt;</text:span></text:p>
      <text:p text:style-name="P5"><text:span text:style-name="T11"><text:tab/><text:tab/><text:tab/><text:tab/></text:span><text:span text:style-name="T2">&lt;</text:span><text:span text:style-name="T6">boolean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2"</text:span></text:p>
      <text:p text:style-name="P5"><text:span text:style-name="T11"><text:tab/><text:tab/><text:tab/><text:tab/><text:tab/></text:span><text:span text:style-name="T14">fieldValue</text:span><text:span text:style-name="T10">=</text:span><text:span text:style-name="T16">"false"</text:span><text:span text:style-name="T10"> </text:span><text:span text:style-name="T2">/&gt;</text:span></text:p>
      <text:p text:style-name="P5"><text:span text:style-name="T11"><text:tab/><text:tab/><text:tab/></text:span><text:span text:style-name="T2">&lt;/</text:span><text:span text:style-name="T6">instance</text:span><text:span text:style-name="T2">&gt;</text:span></text:p>
      <text:p text:style-name="P5"><text:span text:style-name="T11"><text:tab/><text:tab/><text:tab/></text:span><text:span text:style-name="T2">&lt;</text:span><text:span text:style-name="T6">instance</text:span><text:span text:style-name="T10"> </text:span><text:span text:style-name="T14">id</text:span><text:span text:style-name="T10">=</text:span><text:span text:style-name="T16">"4"</text:span><text:span text:style-name="T2">&gt;</text:span></text:p>
      <text:p text:style-name="P5"><text:span text:style-name="T11"><text:tab/><text:tab/><text:tab/><text:tab/></text:span><text:span text:style-name="T2">&lt;</text:span><text:span text:style-name="T6">plainField</text:span><text:span text:style-name="T10"> </text:span><text:span text:style-name="T14">containsData</text:span><text:span text:style-name="T10">=</text:span><text:span text:style-name="T16">"true"</text:span><text:span text:style-name="T10"> </text:span><text:span text:style-name="T14">fieldType</text:span><text:span text:style-name="T10">=</text:span><text:span text:style-name="T16">"0"</text:span><text:span text:style-name="T10"> </text:span><text:span text:style-name="T14">fieldValue</text:span><text:span text:style-name="T10">=</text:span><text:span text:style-name="T16">"String"</text:span><text:span text:style-name="T10"> </text:span><text:span text:style-name="T2">/&gt;</text:span></text:p>
      <text:p text:style-name="P5"><text:span text:style-name="T11"><text:tab/><text:tab/><text:tab/><text:tab/></text:span><text:span text:style-name="T2">&lt;</text:span><text:span text:style-name="T6">shadowing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4"</text:span><text:span text:style-name="T10"> </text:span><text:span text:style-name="T2">/&gt;</text:span></text:p>
      <text:p text:style-name="P5"><text:span text:style-name="T11"><text:tab/><text:tab/><text:tab/><text:tab/></text:span><text:span text:style-name="T2">&lt;</text:span><text:span text:style-name="T6">boolean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2"</text:span></text:p>
      <text:p text:style-name="P5"><text:span text:style-name="T11"><text:tab/><text:tab/><text:tab/><text:tab/><text:tab/></text:span><text:span text:style-name="T14">fieldValue</text:span><text:span text:style-name="T10">=</text:span><text:span text:style-name="T16">"false"</text:span><text:span text:style-name="T10"> </text:span><text:span text:style-name="T2">/&gt;</text:span></text:p>
      <text:p text:style-name="P5"><text:span text:style-name="T11"><text:tab/><text:tab/><text:tab/></text:span><text:span text:style-name="T2">&lt;/</text:span><text:span text:style-name="T6">instance</text:span><text:span text:style-name="T2">&gt;</text:span></text:p>
      <text:p text:style-name="P5"><text:span text:style-name="T11"><text:tab/><text:tab/></text:span><text:span text:style-name="T2">&lt;/</text:span><text:span text:style-name="T6">table</text:span><text:span text:style-name="T2">&gt;</text:span></text:p>
      <text:p text:style-name="P5"><text:span text:style-name="T11"><text:tab/><text:tab/></text:span><text:span text:style-name="T2">&lt;</text:span><text:span text:style-name="T6">table</text:span><text:span text:style-name="T10"> </text:span><text:span text:style-name="T14">objectName</text:span><text:span text:style-name="T10">=</text:span><text:span text:style-name="T16">"AttributeType"</text:span><text:span text:style-name="T2">&gt;</text:span></text:p>
      <text:p text:style-name="P5"><text:span text:style-name="T11"><text:tab/><text:tab/><text:tab/></text:span><text:span text:style-name="T2">&lt;</text:span><text:span text:style-name="T6">fieldname</text:span><text:span text:style-name="T10"> </text:span><text:span text:style-name="T14">fieldname</text:span><text:span text:style-name="T10">=</text:span><text:span text:style-name="T16">"Id"</text:span><text:span text:style-name="T10"> </text:span><text:span text:style-name="T14">fieldType</text:span><text:span text:style-name="T10">=</text:span><text:span text:style-name="T16">"2"</text:span><text:span text:style-name="T2">&gt;</text:span></text:p>
      <text:p text:style-name="P5"><text:span text:style-name="T11"><text:tab/><text:tab/><text:tab/></text:span><text:span text:style-name="T2">&lt;/</text:span><text:span text:style-name="T6">fieldname</text:span><text:span text:style-name="T2">&gt;</text:span></text:p>
      <text:p text:style-name="P5"><text:span text:style-name="T11"><text:tab/><text:tab/><text:tab/></text:span><text:span text:style-name="T2">&lt;</text:span><text:span text:style-name="T6">fieldname</text:span><text:span text:style-name="T10"> </text:span><text:span text:style-name="T14">fieldname</text:span><text:span text:style-name="T10">=</text:span><text:span text:style-name="T16">"Shadowing"</text:span><text:span text:style-name="T10"> </text:span><text:span text:style-name="T14">fieldType</text:span><text:span text:style-name="T10">=</text:span><text:span text:style-name="T16">"5"</text:span><text:span text:style-name="T2">&gt;</text:span></text:p>
      <text:p text:style-name="P5"><text:span text:style-name="T11"><text:tab/><text:tab/><text:tab/></text:span><text:span text:style-name="T2">&lt;/</text:span><text:span text:style-name="T6">fieldname</text:span><text:span text:style-name="T2">&gt;</text:span></text:p>
      <text:p text:style-name="P5"><text:span text:style-name="T11"><text:tab/><text:tab/><text:tab/></text:span><text:span text:style-name="T2">&lt;</text:span><text:span text:style-name="T6">fieldname</text:span><text:span text:style-name="T10"> </text:span><text:span text:style-name="T14">fieldname</text:span><text:span text:style-name="T10">=</text:span><text:span text:style-name="T16">"Deleted"</text:span><text:span text:style-name="T10"> </text:span><text:span text:style-name="T14">fieldType</text:span><text:span text:style-name="T10">=</text:span><text:span text:style-name="T16">"3"</text:span><text:span text:style-name="T2">&gt;</text:span></text:p>
      <text:p text:style-name="P5"><text:span text:style-name="T11"><text:tab/><text:tab/><text:tab/></text:span><text:span text:style-name="T2">&lt;/</text:span><text:span text:style-name="T6">fieldname</text:span><text:span text:style-name="T2">&gt;</text:span></text:p>
      <text:p text:style-name="P5"><text:span text:style-name="T11"><text:tab/><text:tab/><text:tab/></text:span><text:span text:style-name="T2">&lt;</text:span><text:span text:style-name="T6">fieldname</text:span><text:span text:style-name="T10"> </text:span><text:span text:style-name="T14">fieldname</text:span><text:span text:style-name="T10">=</text:span><text:span text:style-name="T16">"AttributeDataType.Id"</text:span><text:span text:style-name="T10"> </text:span><text:span text:style-name="T14">fieldType</text:span><text:span text:style-name="T10">=</text:span><text:span text:style-name="T16">"1"</text:span><text:span text:style-name="T2">&gt;</text:span></text:p>
      <text:p text:style-name="P5"><text:span text:style-name="T11"><text:tab/><text:tab/><text:tab/><text:tab/></text:span><text:span text:style-name="T2">&lt;</text:span><text:span text:style-name="T6">link</text:span><text:span text:style-name="T10"> </text:span><text:span text:style-name="T14">id</text:span><text:span text:style-name="T10">=</text:span><text:span text:style-name="T16">"707"</text:span><text:span text:style-name="T2">&gt;</text:span></text:p>
      <text:p text:style-name="P5"><text:span text:style-name="T11"><text:tab/><text:tab/><text:tab/><text:tab/><text:tab/></text:span><text:span text:style-name="T2">&lt;</text:span><text:span text:style-name="T6">from</text:span><text:span text:style-name="T10"> </text:span><text:span text:style-name="T14">fieldname</text:span><text:span text:style-name="T10">=</text:span><text:span text:style-name="T16">"AttributeDataType.Id"</text:span><text:span text:style-name="T10"> </text:span><text:span text:style-name="T14">table</text:span><text:span text:style-name="T10">=</text:span><text:span text:style-name="T16">"AttributeType"</text:span></text:p>
      <text:p text:style-name="P5"><text:span text:style-name="T11"><text:tab/><text:tab/><text:tab/><text:tab/><text:tab/><text:tab/></text:span><text:span text:style-name="T14">group</text:span><text:span text:style-name="T10">=</text:span><text:span text:style-name="T16">"AL"</text:span><text:span text:style-name="T10"> </text:span><text:span text:style-name="T14">chart</text:span><text:span text:style-name="T10">=</text:span><text:span text:style-name="T16">"Language"</text:span><text:span text:style-name="T10"> </text:span><text:span text:style-name="T2">/&gt;</text:span></text:p>
      <text:p text:style-name="P5"><text:span text:style-name="T11"><text:tab/><text:tab/><text:tab/><text:tab/><text:tab/></text:span><text:span text:style-name="T2">&lt;</text:span><text:span text:style-name="T6">to</text:span><text:span text:style-name="T10"> </text:span><text:span text:style-name="T14">fieldname</text:span><text:span text:style-name="T10">=</text:span><text:span text:style-name="T16">"Id"</text:span><text:span text:style-name="T10"> </text:span><text:span text:style-name="T14">table</text:span><text:span text:style-name="T10">=</text:span><text:span text:style-name="T16">"AttributeDataType"</text:span><text:span text:style-name="T10"> </text:span><text:span text:style-name="T14">group</text:span><text:span text:style-name="T10">=</text:span><text:span text:style-name="T16">"AL"</text:span><text:span text:style-name="T10"> </text:span><text:span text:style-name="T14">chart</text:span><text:span text:style-name="T10">=</text:span><text:span text:style-name="T16">"Language"</text:span><text:span text:style-name="T10"> </text:span><text:span text:style-name="T2">/&gt;</text:span></text:p>
      <text:p text:style-name="P5"><text:span text:style-name="T11"><text:tab/><text:tab/><text:tab/><text:tab/></text:span><text:span text:style-name="T2">&lt;/</text:span><text:span text:style-name="T6">link</text:span><text:span text:style-name="T2">&gt;</text:span></text:p>
      <text:p text:style-name="P5"><text:span text:style-name="T11"><text:tab/><text:tab/><text:tab/></text:span><text:span text:style-name="T2">&lt;/</text:span><text:span text:style-name="T6">fieldname</text:span><text:span text:style-name="T2">&gt;</text:span></text:p>
      <text:p text:style-name="P5"><text:span text:style-name="T11"><text:tab/><text:tab/><text:tab/></text:span><text:span text:style-name="T2">&lt;</text:span><text:span text:style-name="T6">instance</text:span><text:span text:style-name="T10"> </text:span><text:span text:style-name="T14">id</text:span><text:span text:style-name="T10">=</text:span><text:span text:style-name="T16">"110"</text:span><text:span text:style-name="T2">&gt;</text:span></text:p>
      <text:p text:style-name="P5"><text:span text:style-name="T11"><text:tab/><text:tab/><text:tab/><text:tab/></text:span><text:span text:style-name="T2">&lt;</text:span><text:span text:style-name="T6">plainField</text:span><text:span text:style-name="T10"> </text:span><text:span text:style-name="T14">containsData</text:span><text:span text:style-name="T10">=</text:span><text:span text:style-name="T16">"true"</text:span><text:span text:style-name="T10"> </text:span><text:span text:style-name="T14">fieldType</text:span><text:span text:style-name="T10">=</text:span><text:span text:style-name="T16">"0"</text:span></text:p>
      <text:p text:style-name="P5"><text:span text:style-name="T11"><text:tab/><text:tab/><text:tab/><text:tab/><text:tab/></text:span><text:span text:style-name="T14">fieldValue</text:span><text:span text:style-name="T10">=</text:span><text:span text:style-name="T16">"AssignVariable.name"</text:span><text:span text:style-name="T10"> </text:span><text:span text:style-name="T2">/&gt;</text:span></text:p>
      <text:p text:style-name="P5"><text:span text:style-name="T11"><text:tab/><text:tab/><text:tab/><text:tab/></text:span><text:span text:style-name="T2">&lt;</text:span><text:span text:style-name="T6">shadowing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4"</text:span><text:span text:style-name="T10"> </text:span><text:span text:style-name="T2">/&gt;</text:span></text:p>
      <text:p text:style-name="P5"><text:span text:style-name="T11"><text:tab/><text:tab/><text:tab/><text:tab/></text:span><text:span text:style-name="T2">&lt;</text:span><text:span text:style-name="T6">boolean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2"</text:span></text:p>
      <text:p text:style-name="P5"><text:span text:style-name="T11"><text:tab/><text:tab/><text:tab/><text:tab/><text:tab/></text:span><text:span text:style-name="T14">fieldValue</text:span><text:span text:style-name="T10">=</text:span><text:span text:style-name="T16">"false"</text:span><text:span text:style-name="T10"> </text:span><text:span text:style-name="T2">/&gt;</text:span></text:p>
      <text:p text:style-name="P5"><text:span text:style-name="T11"><text:tab/><text:tab/><text:tab/><text:tab/></text:span><text:span text:style-name="T2">&lt;</text:span><text:span text:style-name="T6">sameAsField</text:span><text:span text:style-name="T10"> </text:span><text:span text:style-name="T14">containsData</text:span><text:span text:style-name="T10">=</text:span><text:span text:style-name="T16">"true"</text:span><text:span text:style-name="T10"> </text:span><text:span text:style-name="T14">fieldType</text:span><text:span text:style-name="T10">=</text:span><text:span text:style-name="T16">"1"</text:span><text:span text:style-name="T10"> </text:span><text:span text:style-name="T14">refId</text:span><text:span text:style-name="T10">=</text:span><text:span text:style-name="T16">"String"</text:span><text:span text:style-name="T2">&gt;</text:span></text:p>
      <text:p text:style-name="P5"><text:span text:style-name="T11"><text:tab/><text:tab/><text:tab/><text:tab/><text:tab/></text:span><text:span text:style-name="T2">&lt;</text:span><text:span text:style-name="T6">link</text:span><text:span text:style-name="T10"> </text:span><text:span text:style-name="T14">id</text:span><text:span text:style-name="T10">=</text:span><text:span text:style-name="T16">"945"</text:span><text:span text:style-name="T2">&gt;</text:span></text:p>
      <text:p text:style-name="P5"><text:span text:style-name="T11"><text:tab/><text:tab/><text:tab/><text:tab/><text:tab/><text:tab/></text:span><text:span text:style-name="T2">&lt;</text:span><text:span text:style-name="T6">from</text:span><text:span text:style-name="T10"> </text:span><text:span text:style-name="T14">fieldname</text:span><text:span text:style-name="T10">=</text:span><text:span text:style-name="T16">"AttributeDataType.Id"</text:span><text:span text:style-name="T10"> </text:span><text:span text:style-name="T14">table</text:span><text:span text:style-name="T10">=</text:span><text:span text:style-name="T16">"AttributeType"</text:span></text:p>
      <text:p text:style-name="P5"><text:span text:style-name="T11"><text:tab/><text:tab/><text:tab/><text:tab/><text:tab/><text:tab/><text:tab/></text:span><text:span text:style-name="T14">group</text:span><text:span text:style-name="T10">=</text:span><text:span text:style-name="T16">"AL"</text:span><text:span text:style-name="T10"> </text:span><text:span text:style-name="T14">chart</text:span><text:span text:style-name="T10">=</text:span><text:span text:style-name="T16">"Language"</text:span><text:span text:style-name="T10"> </text:span><text:span text:style-name="T2">/&gt;</text:span></text:p>
      <text:p text:style-name="P5"><text:span text:style-name="T11"><text:tab/><text:tab/><text:tab/><text:tab/><text:tab/><text:tab/></text:span><text:span text:style-name="T2">&lt;</text:span><text:span text:style-name="T6">to</text:span><text:span text:style-name="T10"> </text:span><text:span text:style-name="T14">fieldname</text:span><text:span text:style-name="T10">=</text:span><text:span text:style-name="T16">"Id"</text:span><text:span text:style-name="T10"> </text:span><text:span text:style-name="T14">table</text:span><text:span text:style-name="T10">=</text:span><text:span text:style-name="T16">"AttributeDataType"</text:span><text:span text:style-name="T10"> </text:span><text:span text:style-name="T14">group</text:span><text:span text:style-name="T10">=</text:span><text:span text:style-name="T16">"AL"</text:span><text:span text:style-name="T10"> </text:span><text:span text:style-name="T14">chart</text:span><text:span text:style-name="T10">=</text:span><text:span text:style-name="T16">"Language"</text:span><text:span text:style-name="T10"> </text:span><text:span text:style-name="T2">/&gt;</text:span></text:p>
      <text:p text:style-name="P5"><text:span text:style-name="T11"><text:tab/><text:tab/><text:tab/><text:tab/><text:tab/></text:span><text:span text:style-name="T2">&lt;/</text:span><text:span text:style-name="T6">link</text:span><text:span text:style-name="T2">&gt;</text:span></text:p>
      <text:p text:style-name="P5"><text:span text:style-name="T11"><text:tab/><text:tab/><text:tab/><text:tab/></text:span><text:span text:style-name="T2">&lt;/</text:span><text:span text:style-name="T6">sameAsField</text:span><text:span text:style-name="T2">&gt;</text:span></text:p>
      <text:p text:style-name="P5"><text:span text:style-name="T11"><text:tab/><text:tab/><text:tab/></text:span><text:span text:style-name="T2">&lt;/</text:span><text:span text:style-name="T6">instance</text:span><text:span text:style-name="T2">&gt;</text:span></text:p>
      <text:p text:style-name="P5"><text:span text:style-name="T11"><text:tab/><text:tab/><text:tab/></text:span><text:span text:style-name="T2">&lt;</text:span><text:span text:style-name="T6">instance</text:span><text:span text:style-name="T10"> </text:span><text:span text:style-name="T14">id</text:span><text:span text:style-name="T10">=</text:span><text:span text:style-name="T16">"102"</text:span><text:span text:style-name="T2">&gt;</text:span></text:p>
      <text:p text:style-name="P5"><text:span text:style-name="T11"><text:tab/><text:tab/><text:tab/><text:tab/></text:span><text:span text:style-name="T2">&lt;</text:span><text:span text:style-name="T6">plainField</text:span><text:span text:style-name="T10"> </text:span><text:span text:style-name="T14">containsData</text:span><text:span text:style-name="T10">=</text:span><text:span text:style-name="T16">"true"</text:span><text:span text:style-name="T10"> </text:span><text:span text:style-name="T14">fieldType</text:span><text:span text:style-name="T10">=</text:span><text:span text:style-name="T16">"0"</text:span></text:p>
      <text:p text:style-name="P5"><text:span text:style-name="T11"><text:tab/><text:tab/><text:tab/><text:tab/><text:tab/></text:span><text:span text:style-name="T14">fieldValue</text:span><text:span text:style-name="T10">=</text:span><text:span text:style-name="T16">"PrintVariable.name"</text:span><text:span text:style-name="T10"> </text:span><text:span text:style-name="T2">/&gt;</text:span></text:p>
      <text:p text:style-name="P5"><text:span text:style-name="T11"><text:tab/><text:tab/><text:tab/><text:tab/></text:span><text:span text:style-name="T2">&lt;</text:span><text:span text:style-name="T6">shadowing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4"</text:span><text:span text:style-name="T10"> </text:span><text:span text:style-name="T2">/&gt;</text:span></text:p>
      <text:p text:style-name="P5"><text:span text:style-name="T11"><text:tab/><text:tab/><text:tab/><text:tab/></text:span><text:span text:style-name="T2">&lt;</text:span><text:span text:style-name="T6">boolean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2"</text:span></text:p>
      <text:p text:style-name="P5"><text:span text:style-name="T11"><text:tab/><text:tab/><text:tab/><text:tab/><text:tab/></text:span><text:span text:style-name="T14">fieldValue</text:span><text:span text:style-name="T10">=</text:span><text:span text:style-name="T16">"false"</text:span><text:span text:style-name="T10"> </text:span><text:span text:style-name="T2">/&gt;</text:span></text:p>
      <text:p text:style-name="P5"><text:span text:style-name="T11"><text:tab/><text:tab/><text:tab/><text:tab/></text:span><text:span text:style-name="T2">&lt;</text:span><text:span text:style-name="T6">sameAsField</text:span><text:span text:style-name="T10"> </text:span><text:span text:style-name="T14">containsData</text:span><text:span text:style-name="T10">=</text:span><text:span text:style-name="T16">"true"</text:span><text:span text:style-name="T10"> </text:span><text:span text:style-name="T14">fieldType</text:span><text:span text:style-name="T10">=</text:span><text:span text:style-name="T16">"1"</text:span><text:span text:style-name="T10"> </text:span><text:span text:style-name="T14">refId</text:span><text:span text:style-name="T10">=</text:span><text:span text:style-name="T16">"String"</text:span><text:span text:style-name="T2">&gt;</text:span></text:p>
      <text:p text:style-name="P5"><text:span text:style-name="T11"><text:tab/><text:tab/><text:tab/><text:tab/><text:tab/></text:span><text:span text:style-name="T2">&lt;</text:span><text:span text:style-name="T6">link</text:span><text:span text:style-name="T10"> </text:span><text:span text:style-name="T14">id</text:span><text:span text:style-name="T10">=</text:span><text:span text:style-name="T16">"946"</text:span><text:span text:style-name="T2">&gt;</text:span></text:p>
      <text:p text:style-name="P5"><text:span text:style-name="T11"><text:tab/><text:tab/><text:tab/><text:tab/><text:tab/><text:tab/></text:span><text:span text:style-name="T2">&lt;</text:span><text:span text:style-name="T6">from</text:span><text:span text:style-name="T10"> </text:span><text:span text:style-name="T14">fieldname</text:span><text:span text:style-name="T10">=</text:span><text:span text:style-name="T16">"AttributeDataType.Id"</text:span><text:span text:style-name="T10"> </text:span><text:span text:style-name="T14">table</text:span><text:span text:style-name="T10">=</text:span><text:span text:style-name="T16">"AttributeType"</text:span></text:p>
      <text:p text:style-name="P5"><text:span text:style-name="T11"><text:tab/><text:tab/><text:tab/><text:tab/><text:tab/><text:tab/><text:tab/></text:span><text:span text:style-name="T14">group</text:span><text:span text:style-name="T10">=</text:span><text:span text:style-name="T16">"AL"</text:span><text:span text:style-name="T10"> </text:span><text:span text:style-name="T14">chart</text:span><text:span text:style-name="T10">=</text:span><text:span text:style-name="T16">"Language"</text:span><text:span text:style-name="T10"> </text:span><text:span text:style-name="T2">/&gt;</text:span></text:p>
      <text:p text:style-name="P5"><text:span text:style-name="T11"><text:tab/><text:tab/><text:tab/><text:tab/><text:tab/><text:tab/></text:span><text:span text:style-name="T2">&lt;</text:span><text:span text:style-name="T6">to</text:span><text:span text:style-name="T10"> </text:span><text:span text:style-name="T14">fieldname</text:span><text:span text:style-name="T10">=</text:span><text:span text:style-name="T16">"Id"</text:span><text:span text:style-name="T10"> </text:span><text:span text:style-name="T14">table</text:span><text:span text:style-name="T10">=</text:span><text:span text:style-name="T16">"AttributeDataType"</text:span><text:span text:style-name="T10"> </text:span><text:span text:style-name="T14">group</text:span><text:span text:style-name="T10">=</text:span><text:span text:style-name="T16">"AL"</text:span><text:span text:style-name="T10"> </text:span><text:span text:style-name="T14">chart</text:span><text:span text:style-name="T10">=</text:span><text:span text:style-name="T16">"Language"</text:span><text:span text:style-name="T10"> </text:span><text:span text:style-name="T2">/&gt;</text:span></text:p>
      <text:p text:style-name="P5"><text:span text:style-name="T11"><text:tab/><text:tab/><text:tab/><text:tab/><text:tab/></text:span><text:span text:style-name="T2">&lt;/</text:span><text:span text:style-name="T6">link</text:span><text:span text:style-name="T2">&gt;</text:span></text:p>
      <text:p text:style-name="P5"><text:span text:style-name="T11"><text:tab/><text:tab/><text:tab/><text:tab/></text:span><text:span text:style-name="T2">&lt;/</text:span><text:span text:style-name="T6">sameAsField</text:span><text:span text:style-name="T2">&gt;</text:span></text:p>
      <text:p text:style-name="P5"><text:span text:style-name="T11"><text:tab/><text:tab/><text:tab/></text:span><text:span text:style-name="T2">&lt;/</text:span><text:span text:style-name="T6">instance</text:span><text:span text:style-name="T2">&gt;</text:span></text:p>
      <text:p text:style-name="P5"><text:span text:style-name="T11"><text:tab/><text:tab/><text:tab/></text:span><text:span text:style-name="T2">&lt;</text:span><text:span text:style-name="T6">instance</text:span><text:span text:style-name="T10"> </text:span><text:span text:style-name="T14">id</text:span><text:span text:style-name="T10">=</text:span><text:span text:style-name="T16">"90"</text:span><text:span text:style-name="T2">&gt;</text:span></text:p>
      <text:p text:style-name="P5"><text:span text:style-name="T11"><text:tab/><text:tab/><text:tab/><text:tab/></text:span><text:span text:style-name="T2">&lt;</text:span><text:span text:style-name="T6">plainField</text:span><text:span text:style-name="T10"> </text:span><text:span text:style-name="T14">containsData</text:span><text:span text:style-name="T10">=</text:span><text:span text:style-name="T16">"true"</text:span><text:span text:style-name="T10"> </text:span><text:span text:style-name="T14">fieldType</text:span><text:span text:style-name="T10">=</text:span><text:span text:style-name="T16">"0"</text:span><text:span text:style-name="T10"> </text:span><text:span text:style-name="T14">fieldValue</text:span><text:span text:style-name="T10">=</text:span><text:span text:style-name="T16">"PostInc.name"</text:span><text:span text:style-name="T10"> </text:span><text:span text:style-name="T2">/&gt;</text:span></text:p>
      <text:p text:style-name="P5"><text:span text:style-name="T11"><text:tab/><text:tab/><text:tab/><text:tab/></text:span><text:span text:style-name="T2">&lt;</text:span><text:span text:style-name="T6">shadowing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4"</text:span><text:span text:style-name="T10"> </text:span><text:span text:style-name="T2">/&gt;</text:span></text:p>
      <text:p text:style-name="P5"><text:span text:style-name="T11"><text:tab/><text:tab/><text:tab/><text:tab/></text:span><text:span text:style-name="T2">&lt;</text:span><text:span text:style-name="T6">boolean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2"</text:span></text:p>
      <text:p text:style-name="P5"><text:span text:style-name="T11"><text:tab/><text:tab/><text:tab/><text:tab/><text:tab/></text:span><text:span text:style-name="T14">fieldValue</text:span><text:span text:style-name="T10">=</text:span><text:span text:style-name="T16">"false"</text:span><text:span text:style-name="T10"> </text:span><text:span text:style-name="T2">/&gt;</text:span></text:p>
      <text:p text:style-name="P5"><text:span text:style-name="T11"><text:tab/><text:tab/><text:tab/><text:tab/></text:span><text:span text:style-name="T2">&lt;</text:span><text:span text:style-name="T6">sameAsField</text:span><text:span text:style-name="T10"> </text:span><text:span text:style-name="T14">containsData</text:span><text:span text:style-name="T10">=</text:span><text:span text:style-name="T16">"true"</text:span><text:span text:style-name="T10"> </text:span><text:span text:style-name="T14">fieldType</text:span><text:span text:style-name="T10">=</text:span><text:span text:style-name="T16">"1"</text:span><text:span text:style-name="T10"> </text:span><text:span text:style-name="T14">refId</text:span><text:span text:style-name="T10">=</text:span><text:span text:style-name="T16">"String"</text:span><text:span text:style-name="T2">&gt;</text:span></text:p>
      <text:p text:style-name="P5"><text:span text:style-name="T11"><text:tab/><text:tab/><text:tab/><text:tab/><text:tab/></text:span><text:span text:style-name="T2">&lt;</text:span><text:span text:style-name="T6">link</text:span><text:span text:style-name="T10"> </text:span><text:span text:style-name="T14">id</text:span><text:span text:style-name="T10">=</text:span><text:span text:style-name="T16">"947"</text:span><text:span text:style-name="T2">&gt;</text:span></text:p>
      <text:p text:style-name="P5"><text:span text:style-name="T11"><text:tab/><text:tab/><text:tab/><text:tab/><text:tab/><text:tab/></text:span><text:span text:style-name="T2">&lt;</text:span><text:span text:style-name="T6">from</text:span><text:span text:style-name="T10"> </text:span><text:span text:style-name="T14">fieldname</text:span><text:span text:style-name="T10">=</text:span><text:span text:style-name="T16">"AttributeDataType.Id"</text:span><text:span text:style-name="T10"> </text:span><text:span text:style-name="T14">table</text:span><text:span text:style-name="T10">=</text:span><text:span text:style-name="T16">"AttributeType"</text:span></text:p>
      <text:p text:style-name="P5"><text:span text:style-name="T11"><text:tab/><text:tab/><text:tab/><text:tab/><text:tab/><text:tab/><text:tab/></text:span><text:span text:style-name="T14">group</text:span><text:span text:style-name="T10">=</text:span><text:span text:style-name="T16">"AL"</text:span><text:span text:style-name="T10"> </text:span><text:span text:style-name="T14">chart</text:span><text:span text:style-name="T10">=</text:span><text:span text:style-name="T16">"Language"</text:span><text:span text:style-name="T10"> </text:span><text:span text:style-name="T2">/&gt;</text:span></text:p>
      <text:p text:style-name="P5"><text:span text:style-name="T11"><text:tab/><text:tab/><text:tab/><text:tab/><text:tab/><text:tab/></text:span><text:span text:style-name="T2">&lt;</text:span><text:span text:style-name="T6">to</text:span><text:span text:style-name="T10"> </text:span><text:span text:style-name="T14">fieldname</text:span><text:span text:style-name="T10">=</text:span><text:span text:style-name="T16">"Id"</text:span><text:span text:style-name="T10"> </text:span><text:span text:style-name="T14">table</text:span><text:span text:style-name="T10">=</text:span><text:span text:style-name="T16">"AttributeDataType"</text:span><text:span text:style-name="T10"> </text:span><text:span text:style-name="T14">group</text:span><text:span text:style-name="T10">=</text:span><text:span text:style-name="T16">"AL"</text:span><text:span text:style-name="T10"> </text:span><text:span text:style-name="T14">chart</text:span><text:span text:style-name="T10">=</text:span><text:span text:style-name="T16">"Language"</text:span><text:span text:style-name="T10"> </text:span><text:span text:style-name="T2">/&gt;</text:span></text:p>
      <text:p text:style-name="P5"><text:span text:style-name="T11"><text:tab/><text:tab/><text:tab/><text:tab/><text:tab/></text:span><text:span text:style-name="T2">&lt;/</text:span><text:span text:style-name="T6">link</text:span><text:span text:style-name="T2">&gt;</text:span></text:p>
      <text:p text:style-name="P5"><text:span text:style-name="T11"><text:tab/><text:tab/><text:tab/><text:tab/></text:span><text:span text:style-name="T2">&lt;/</text:span><text:span text:style-name="T6">sameAsField</text:span><text:span text:style-name="T2">&gt;</text:span></text:p>
      <text:p text:style-name="P5"><text:span text:style-name="T11"><text:tab/><text:tab/><text:tab/></text:span><text:span text:style-name="T2">&lt;/</text:span><text:span text:style-name="T6">instance</text:span><text:span text:style-name="T2">&gt;</text:span></text:p>
      <text:p text:style-name="P5"><text:span text:style-name="T11"><text:tab/><text:tab/><text:tab/></text:span><text:span text:style-name="T2">&lt;</text:span><text:span text:style-name="T6">instance</text:span><text:span text:style-name="T10"> </text:span><text:span text:style-name="T14">id</text:span><text:span text:style-name="T10">=</text:span><text:span text:style-name="T16">"82"</text:span><text:span text:style-name="T2">&gt;</text:span></text:p>
      <text:p text:style-name="P5"><text:span text:style-name="T11"><text:tab/><text:tab/><text:tab/><text:tab/></text:span><text:span text:style-name="T2">&lt;</text:span><text:span text:style-name="T6">plainField</text:span><text:span text:style-name="T10"> </text:span><text:span text:style-name="T14">containsData</text:span><text:span text:style-name="T10">=</text:span><text:span text:style-name="T16">"true"</text:span><text:span text:style-name="T10"> </text:span><text:span text:style-name="T14">fieldType</text:span><text:span text:style-name="T10">=</text:span><text:span text:style-name="T16">"0"</text:span></text:p>
      <text:p text:style-name="P5"><text:span text:style-name="T11"><text:tab/><text:tab/><text:tab/><text:tab/><text:tab/></text:span><text:span text:style-name="T14">fieldValue</text:span><text:span text:style-name="T10">=</text:span><text:span text:style-name="T16">"ReadConstant.name"</text:span><text:span text:style-name="T10"> </text:span><text:span text:style-name="T2">/&gt;</text:span></text:p>
      <text:p text:style-name="P5"><text:span text:style-name="T11"><text:tab/><text:tab/><text:tab/><text:tab/></text:span><text:span text:style-name="T2">&lt;</text:span><text:span text:style-name="T6">shadowing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4"</text:span><text:span text:style-name="T10"> </text:span><text:span text:style-name="T2">/&gt;</text:span></text:p>
      <text:p text:style-name="P5"><text:span text:style-name="T11"><text:tab/><text:tab/><text:tab/><text:tab/></text:span><text:span text:style-name="T2">&lt;</text:span><text:span text:style-name="T6">boolean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2"</text:span></text:p>
      <text:p text:style-name="P5"><text:span text:style-name="T11"><text:tab/><text:tab/><text:tab/><text:tab/><text:tab/></text:span><text:span text:style-name="T14">fieldValue</text:span><text:span text:style-name="T10">=</text:span><text:span text:style-name="T16">"false"</text:span><text:span text:style-name="T10"> </text:span><text:span text:style-name="T2">/&gt;</text:span></text:p>
      <text:p text:style-name="P5"><text:span text:style-name="T11"><text:tab/><text:tab/><text:tab/><text:tab/></text:span><text:span text:style-name="T2">&lt;</text:span><text:span text:style-name="T6">sameAsField</text:span><text:span text:style-name="T10"> </text:span><text:span text:style-name="T14">containsData</text:span><text:span text:style-name="T10">=</text:span><text:span text:style-name="T16">"true"</text:span><text:span text:style-name="T10"> </text:span><text:span text:style-name="T14">fieldType</text:span><text:span text:style-name="T10">=</text:span><text:span text:style-name="T16">"1"</text:span><text:span text:style-name="T10"> </text:span><text:span text:style-name="T14">refId</text:span><text:span text:style-name="T10">=</text:span><text:span text:style-name="T16">"String"</text:span><text:span text:style-name="T2">&gt;</text:span></text:p>
      <text:p text:style-name="P5"><text:span text:style-name="T11"><text:tab/><text:tab/><text:tab/><text:tab/><text:tab/></text:span><text:span text:style-name="T2">&lt;</text:span><text:span text:style-name="T6">link</text:span><text:span text:style-name="T10"> </text:span><text:span text:style-name="T14">id</text:span><text:span text:style-name="T10">=</text:span><text:span text:style-name="T16">"948"</text:span><text:span text:style-name="T2">&gt;</text:span></text:p>
      <text:p text:style-name="P5"><text:span text:style-name="T11"><text:tab/><text:tab/><text:tab/><text:tab/><text:tab/><text:tab/></text:span><text:span text:style-name="T2">&lt;</text:span><text:span text:style-name="T6">from</text:span><text:span text:style-name="T10"> </text:span><text:span text:style-name="T14">fieldname</text:span><text:span text:style-name="T10">=</text:span><text:span text:style-name="T16">"AttributeDataType.Id"</text:span><text:span text:style-name="T10"> </text:span><text:span text:style-name="T14">table</text:span><text:span text:style-name="T10">=</text:span><text:span text:style-name="T16">"AttributeType"</text:span></text:p>
      <text:p text:style-name="P5"><text:span text:style-name="T11"><text:tab/><text:tab/><text:tab/><text:tab/><text:tab/><text:tab/><text:tab/></text:span><text:span text:style-name="T14">group</text:span><text:span text:style-name="T10">=</text:span><text:span text:style-name="T16">"AL"</text:span><text:span text:style-name="T10"> </text:span><text:span text:style-name="T14">chart</text:span><text:span text:style-name="T10">=</text:span><text:span text:style-name="T16">"Language"</text:span><text:span text:style-name="T10"> </text:span><text:span text:style-name="T2">/&gt;</text:span></text:p>
      <text:p text:style-name="P5"><text:span text:style-name="T11"><text:tab/><text:tab/><text:tab/><text:tab/><text:tab/><text:tab/></text:span><text:span text:style-name="T2">&lt;</text:span><text:span text:style-name="T6">to</text:span><text:span text:style-name="T10"> </text:span><text:span text:style-name="T14">fieldname</text:span><text:span text:style-name="T10">=</text:span><text:span text:style-name="T16">"Id"</text:span><text:span text:style-name="T10"> </text:span><text:span text:style-name="T14">table</text:span><text:span text:style-name="T10">=</text:span><text:span text:style-name="T16">"AttributeDataType"</text:span><text:span text:style-name="T10"> </text:span><text:span text:style-name="T14">group</text:span><text:span text:style-name="T10">=</text:span><text:span text:style-name="T16">"AL"</text:span><text:span text:style-name="T10"> </text:span><text:span text:style-name="T14">chart</text:span><text:span text:style-name="T10">=</text:span><text:span text:style-name="T16">"Language"</text:span><text:span text:style-name="T10"> </text:span><text:span text:style-name="T2">/&gt;</text:span></text:p>
      <text:p text:style-name="P5"><text:span text:style-name="T11"><text:tab/><text:tab/><text:tab/><text:tab/><text:tab/></text:span><text:span text:style-name="T2">&lt;/</text:span><text:span text:style-name="T6">link</text:span><text:span text:style-name="T2">&gt;</text:span></text:p>
      <text:p text:style-name="P5"><text:span text:style-name="T11"><text:tab/><text:tab/><text:tab/><text:tab/></text:span><text:span text:style-name="T2">&lt;/</text:span><text:span text:style-name="T6">sameAsField</text:span><text:span text:style-name="T2">&gt;</text:span></text:p>
      <text:p text:style-name="P5"><text:span text:style-name="T11"><text:tab/><text:tab/><text:tab/></text:span><text:span text:style-name="T2">&lt;/</text:span><text:span text:style-name="T6">instance</text:span><text:span text:style-name="T2">&gt;</text:span></text:p>
      <text:p text:style-name="P5"><text:soft-page-break/><text:span text:style-name="T11"><text:tab/><text:tab/><text:tab/></text:span><text:span text:style-name="T2">&lt;</text:span><text:span text:style-name="T6">instance</text:span><text:span text:style-name="T10"> </text:span><text:span text:style-name="T14">id</text:span><text:span text:style-name="T10">=</text:span><text:span text:style-name="T16">"77"</text:span><text:span text:style-name="T2">&gt;</text:span></text:p>
      <text:p text:style-name="P5"><text:span text:style-name="T11"><text:tab/><text:tab/><text:tab/><text:tab/></text:span><text:span text:style-name="T2">&lt;</text:span><text:span text:style-name="T6">plainField</text:span><text:span text:style-name="T10"> </text:span><text:span text:style-name="T14">containsData</text:span><text:span text:style-name="T10">=</text:span><text:span text:style-name="T16">"true"</text:span><text:span text:style-name="T10"> </text:span><text:span text:style-name="T14">fieldType</text:span><text:span text:style-name="T10">=</text:span><text:span text:style-name="T16">"0"</text:span></text:p>
      <text:p text:style-name="P5"><text:span text:style-name="T11"><text:tab/><text:tab/><text:tab/><text:tab/><text:tab/></text:span><text:span text:style-name="T14">fieldValue</text:span><text:span text:style-name="T10">=</text:span><text:span text:style-name="T16">"ReadVariable.name"</text:span><text:span text:style-name="T10"> </text:span><text:span text:style-name="T2">/&gt;</text:span></text:p>
      <text:p text:style-name="P5"><text:span text:style-name="T11"><text:tab/><text:tab/><text:tab/><text:tab/></text:span><text:span text:style-name="T2">&lt;</text:span><text:span text:style-name="T6">shadowing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4"</text:span><text:span text:style-name="T10"> </text:span><text:span text:style-name="T2">/&gt;</text:span></text:p>
      <text:p text:style-name="P5"><text:span text:style-name="T11"><text:tab/><text:tab/><text:tab/><text:tab/></text:span><text:span text:style-name="T2">&lt;</text:span><text:span text:style-name="T6">boolean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2"</text:span></text:p>
      <text:p text:style-name="P5"><text:span text:style-name="T11"><text:tab/><text:tab/><text:tab/><text:tab/><text:tab/></text:span><text:span text:style-name="T14">fieldValue</text:span><text:span text:style-name="T10">=</text:span><text:span text:style-name="T16">"false"</text:span><text:span text:style-name="T10"> </text:span><text:span text:style-name="T2">/&gt;</text:span></text:p>
      <text:p text:style-name="P5"><text:span text:style-name="T11"><text:tab/><text:tab/><text:tab/><text:tab/></text:span><text:span text:style-name="T2">&lt;</text:span><text:span text:style-name="T6">sameAsField</text:span><text:span text:style-name="T10"> </text:span><text:span text:style-name="T14">containsData</text:span><text:span text:style-name="T10">=</text:span><text:span text:style-name="T16">"true"</text:span><text:span text:style-name="T10"> </text:span><text:span text:style-name="T14">fieldType</text:span><text:span text:style-name="T10">=</text:span><text:span text:style-name="T16">"1"</text:span><text:span text:style-name="T10"> </text:span><text:span text:style-name="T14">refId</text:span><text:span text:style-name="T10">=</text:span><text:span text:style-name="T16">"String"</text:span><text:span text:style-name="T2">&gt;</text:span></text:p>
      <text:p text:style-name="P5"><text:span text:style-name="T11"><text:tab/><text:tab/><text:tab/><text:tab/><text:tab/></text:span><text:span text:style-name="T2">&lt;</text:span><text:span text:style-name="T6">link</text:span><text:span text:style-name="T10"> </text:span><text:span text:style-name="T14">id</text:span><text:span text:style-name="T10">=</text:span><text:span text:style-name="T16">"949"</text:span><text:span text:style-name="T2">&gt;</text:span></text:p>
      <text:p text:style-name="P5"><text:span text:style-name="T11"><text:tab/><text:tab/><text:tab/><text:tab/><text:tab/><text:tab/></text:span><text:span text:style-name="T2">&lt;</text:span><text:span text:style-name="T6">from</text:span><text:span text:style-name="T10"> </text:span><text:span text:style-name="T14">fieldname</text:span><text:span text:style-name="T10">=</text:span><text:span text:style-name="T16">"AttributeDataType.Id"</text:span><text:span text:style-name="T10"> </text:span><text:span text:style-name="T14">table</text:span><text:span text:style-name="T10">=</text:span><text:span text:style-name="T16">"AttributeType"</text:span></text:p>
      <text:p text:style-name="P5"><text:span text:style-name="T11"><text:tab/><text:tab/><text:tab/><text:tab/><text:tab/><text:tab/><text:tab/></text:span><text:span text:style-name="T14">group</text:span><text:span text:style-name="T10">=</text:span><text:span text:style-name="T16">"AL"</text:span><text:span text:style-name="T10"> </text:span><text:span text:style-name="T14">chart</text:span><text:span text:style-name="T10">=</text:span><text:span text:style-name="T16">"Language"</text:span><text:span text:style-name="T10"> </text:span><text:span text:style-name="T2">/&gt;</text:span></text:p>
      <text:p text:style-name="P5"><text:span text:style-name="T11"><text:tab/><text:tab/><text:tab/><text:tab/><text:tab/><text:tab/></text:span><text:span text:style-name="T2">&lt;</text:span><text:span text:style-name="T6">to</text:span><text:span text:style-name="T10"> </text:span><text:span text:style-name="T14">fieldname</text:span><text:span text:style-name="T10">=</text:span><text:span text:style-name="T16">"Id"</text:span><text:span text:style-name="T10"> </text:span><text:span text:style-name="T14">table</text:span><text:span text:style-name="T10">=</text:span><text:span text:style-name="T16">"AttributeDataType"</text:span><text:span text:style-name="T10"> </text:span><text:span text:style-name="T14">group</text:span><text:span text:style-name="T10">=</text:span><text:span text:style-name="T16">"AL"</text:span><text:span text:style-name="T10"> </text:span><text:span text:style-name="T14">chart</text:span><text:span text:style-name="T10">=</text:span><text:span text:style-name="T16">"Language"</text:span><text:span text:style-name="T10"> </text:span><text:span text:style-name="T2">/&gt;</text:span></text:p>
      <text:p text:style-name="P5"><text:span text:style-name="T11"><text:tab/><text:tab/><text:tab/><text:tab/><text:tab/></text:span><text:span text:style-name="T2">&lt;/</text:span><text:span text:style-name="T6">link</text:span><text:span text:style-name="T2">&gt;</text:span></text:p>
      <text:p text:style-name="P5"><text:span text:style-name="T11"><text:tab/><text:tab/><text:tab/><text:tab/></text:span><text:span text:style-name="T2">&lt;/</text:span><text:span text:style-name="T6">sameAsField</text:span><text:span text:style-name="T2">&gt;</text:span></text:p>
      <text:p text:style-name="P5"><text:span text:style-name="T11"><text:tab/><text:tab/><text:tab/></text:span><text:span text:style-name="T2">&lt;/</text:span><text:span text:style-name="T6">instance</text:span><text:span text:style-name="T2">&gt;</text:span></text:p>
      <text:p text:style-name="P5"><text:span text:style-name="T11"><text:tab/><text:tab/><text:tab/></text:span><text:span text:style-name="T2">&lt;</text:span><text:span text:style-name="T6">instance</text:span><text:span text:style-name="T10"> </text:span><text:span text:style-name="T14">id</text:span><text:span text:style-name="T10">=</text:span><text:span text:style-name="T16">"27"</text:span><text:span text:style-name="T2">&gt;</text:span></text:p>
      <text:p text:style-name="P5"><text:span text:style-name="T11"><text:tab/><text:tab/><text:tab/><text:tab/></text:span><text:span text:style-name="T2">&lt;</text:span><text:span text:style-name="T6">plainField</text:span><text:span text:style-name="T10"> </text:span><text:span text:style-name="T14">containsData</text:span><text:span text:style-name="T10">=</text:span><text:span text:style-name="T16">"true"</text:span><text:span text:style-name="T10"> </text:span><text:span text:style-name="T14">fieldType</text:span><text:span text:style-name="T10">=</text:span><text:span text:style-name="T16">"0"</text:span></text:p>
      <text:p text:style-name="P5"><text:span text:style-name="T11"><text:tab/><text:tab/><text:tab/><text:tab/><text:tab/></text:span><text:span text:style-name="T14">fieldValue</text:span><text:span text:style-name="T10">=</text:span><text:span text:style-name="T16">"DeclareVariable.name"</text:span><text:span text:style-name="T10"> </text:span><text:span text:style-name="T2">/&gt;</text:span></text:p>
      <text:p text:style-name="P5"><text:span text:style-name="T11"><text:tab/><text:tab/><text:tab/><text:tab/></text:span><text:span text:style-name="T2">&lt;</text:span><text:span text:style-name="T6">shadowing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4"</text:span><text:span text:style-name="T10"> </text:span><text:span text:style-name="T2">/&gt;</text:span></text:p>
      <text:p text:style-name="P5"><text:span text:style-name="T11"><text:tab/><text:tab/><text:tab/><text:tab/></text:span><text:span text:style-name="T2">&lt;</text:span><text:span text:style-name="T6">boolean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2"</text:span></text:p>
      <text:p text:style-name="P5"><text:span text:style-name="T11"><text:tab/><text:tab/><text:tab/><text:tab/><text:tab/></text:span><text:span text:style-name="T14">fieldValue</text:span><text:span text:style-name="T10">=</text:span><text:span text:style-name="T16">"false"</text:span><text:span text:style-name="T10"> </text:span><text:span text:style-name="T2">/&gt;</text:span></text:p>
      <text:p text:style-name="P5"><text:span text:style-name="T11"><text:tab/><text:tab/><text:tab/><text:tab/></text:span><text:span text:style-name="T2">&lt;</text:span><text:span text:style-name="T6">sameAsField</text:span><text:span text:style-name="T10"> </text:span><text:span text:style-name="T14">containsData</text:span><text:span text:style-name="T10">=</text:span><text:span text:style-name="T16">"true"</text:span><text:span text:style-name="T10"> </text:span><text:span text:style-name="T14">fieldType</text:span><text:span text:style-name="T10">=</text:span><text:span text:style-name="T16">"1"</text:span><text:span text:style-name="T10"> </text:span><text:span text:style-name="T14">refId</text:span><text:span text:style-name="T10">=</text:span><text:span text:style-name="T16">"String"</text:span><text:span text:style-name="T2">&gt;</text:span></text:p>
      <text:p text:style-name="P5"><text:span text:style-name="T11"><text:tab/><text:tab/><text:tab/><text:tab/><text:tab/></text:span><text:span text:style-name="T2">&lt;</text:span><text:span text:style-name="T6">link</text:span><text:span text:style-name="T10"> </text:span><text:span text:style-name="T14">id</text:span><text:span text:style-name="T10">=</text:span><text:span text:style-name="T16">"950"</text:span><text:span text:style-name="T2">&gt;</text:span></text:p>
      <text:p text:style-name="P5"><text:span text:style-name="T11"><text:tab/><text:tab/><text:tab/><text:tab/><text:tab/><text:tab/></text:span><text:span text:style-name="T2">&lt;</text:span><text:span text:style-name="T6">from</text:span><text:span text:style-name="T10"> </text:span><text:span text:style-name="T14">fieldname</text:span><text:span text:style-name="T10">=</text:span><text:span text:style-name="T16">"AttributeDataType.Id"</text:span><text:span text:style-name="T10"> </text:span><text:span text:style-name="T14">table</text:span><text:span text:style-name="T10">=</text:span><text:span text:style-name="T16">"AttributeType"</text:span></text:p>
      <text:p text:style-name="P5"><text:span text:style-name="T11"><text:tab/><text:tab/><text:tab/><text:tab/><text:tab/><text:tab/><text:tab/></text:span><text:span text:style-name="T14">group</text:span><text:span text:style-name="T10">=</text:span><text:span text:style-name="T16">"AL"</text:span><text:span text:style-name="T10"> </text:span><text:span text:style-name="T14">chart</text:span><text:span text:style-name="T10">=</text:span><text:span text:style-name="T16">"Language"</text:span><text:span text:style-name="T10"> </text:span><text:span text:style-name="T2">/&gt;</text:span></text:p>
      <text:p text:style-name="P5"><text:span text:style-name="T11"><text:tab/><text:tab/><text:tab/><text:tab/><text:tab/><text:tab/></text:span><text:span text:style-name="T2">&lt;</text:span><text:span text:style-name="T6">to</text:span><text:span text:style-name="T10"> </text:span><text:span text:style-name="T14">fieldname</text:span><text:span text:style-name="T10">=</text:span><text:span text:style-name="T16">"Id"</text:span><text:span text:style-name="T10"> </text:span><text:span text:style-name="T14">table</text:span><text:span text:style-name="T10">=</text:span><text:span text:style-name="T16">"AttributeDataType"</text:span><text:span text:style-name="T10"> </text:span><text:span text:style-name="T14">group</text:span><text:span text:style-name="T10">=</text:span><text:span text:style-name="T16">"AL"</text:span><text:span text:style-name="T10"> </text:span><text:span text:style-name="T14">chart</text:span><text:span text:style-name="T10">=</text:span><text:span text:style-name="T16">"Language"</text:span><text:span text:style-name="T10"> </text:span><text:span text:style-name="T2">/&gt;</text:span></text:p>
      <text:p text:style-name="P5"><text:span text:style-name="T11"><text:tab/><text:tab/><text:tab/><text:tab/><text:tab/></text:span><text:span text:style-name="T2">&lt;/</text:span><text:span text:style-name="T6">link</text:span><text:span text:style-name="T2">&gt;</text:span></text:p>
      <text:p text:style-name="P5"><text:span text:style-name="T11"><text:tab/><text:tab/><text:tab/><text:tab/></text:span><text:span text:style-name="T2">&lt;/</text:span><text:span text:style-name="T6">sameAsField</text:span><text:span text:style-name="T2">&gt;</text:span></text:p>
      <text:p text:style-name="P5"><text:span text:style-name="T11"><text:tab/><text:tab/><text:tab/></text:span><text:span text:style-name="T2">&lt;/</text:span><text:span text:style-name="T6">instance</text:span><text:span text:style-name="T2">&gt;</text:span></text:p>
      <text:p text:style-name="P5"><text:span text:style-name="T11"><text:tab/><text:tab/><text:tab/></text:span><text:span text:style-name="T2">&lt;</text:span><text:span text:style-name="T6">instance</text:span><text:span text:style-name="T10"> </text:span><text:span text:style-name="T14">id</text:span><text:span text:style-name="T10">=</text:span><text:span text:style-name="T16">"19"</text:span><text:span text:style-name="T2">&gt;</text:span></text:p>
      <text:p text:style-name="P5"><text:span text:style-name="T11"><text:tab/><text:tab/><text:tab/><text:tab/></text:span><text:span text:style-name="T2">&lt;</text:span><text:span text:style-name="T6">plainField</text:span><text:span text:style-name="T10"> </text:span><text:span text:style-name="T14">containsData</text:span><text:span text:style-name="T10">=</text:span><text:span text:style-name="T16">"true"</text:span><text:span text:style-name="T10"> </text:span><text:span text:style-name="T14">fieldType</text:span><text:span text:style-name="T10">=</text:span><text:span text:style-name="T16">"0"</text:span></text:p>
      <text:p text:style-name="P5"><text:span text:style-name="T11"><text:tab/><text:tab/><text:tab/><text:tab/><text:tab/></text:span><text:span text:style-name="T14">fieldValue</text:span><text:span text:style-name="T10">=</text:span><text:span text:style-name="T16">"Literal.number"</text:span><text:span text:style-name="T10"> </text:span><text:span text:style-name="T2">/&gt;</text:span></text:p>
      <text:p text:style-name="P5"><text:span text:style-name="T11"><text:tab/><text:tab/><text:tab/><text:tab/></text:span><text:span text:style-name="T2">&lt;</text:span><text:span text:style-name="T6">shadowing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4"</text:span><text:span text:style-name="T10"> </text:span><text:span text:style-name="T2">/&gt;</text:span></text:p>
      <text:p text:style-name="P5"><text:span text:style-name="T11"><text:tab/><text:tab/><text:tab/><text:tab/></text:span><text:span text:style-name="T2">&lt;</text:span><text:span text:style-name="T6">boolean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2"</text:span></text:p>
      <text:p text:style-name="P5"><text:span text:style-name="T11"><text:tab/><text:tab/><text:tab/><text:tab/><text:tab/></text:span><text:span text:style-name="T14">fieldValue</text:span><text:span text:style-name="T10">=</text:span><text:span text:style-name="T16">"false"</text:span><text:span text:style-name="T10"> </text:span><text:span text:style-name="T2">/&gt;</text:span></text:p>
      <text:p text:style-name="P5"><text:span text:style-name="T11"><text:tab/><text:tab/><text:tab/><text:tab/></text:span><text:span text:style-name="T2">&lt;</text:span><text:span text:style-name="T6">sameAsField</text:span><text:span text:style-name="T10"> </text:span><text:span text:style-name="T14">containsData</text:span><text:span text:style-name="T10">=</text:span><text:span text:style-name="T16">"true"</text:span><text:span text:style-name="T10"> </text:span><text:span text:style-name="T14">fieldType</text:span><text:span text:style-name="T10">=</text:span><text:span text:style-name="T16">"1"</text:span><text:span text:style-name="T10"> </text:span><text:span text:style-name="T14">refId</text:span><text:span text:style-name="T10">=</text:span><text:span text:style-name="T16">"Integer"</text:span><text:span text:style-name="T2">&gt;</text:span></text:p>
      <text:p text:style-name="P5"><text:span text:style-name="T11"><text:tab/><text:tab/><text:tab/><text:tab/><text:tab/></text:span><text:span text:style-name="T2">&lt;</text:span><text:span text:style-name="T6">link</text:span><text:span text:style-name="T10"> </text:span><text:span text:style-name="T14">id</text:span><text:span text:style-name="T10">=</text:span><text:span text:style-name="T16">"951"</text:span><text:span text:style-name="T2">&gt;</text:span></text:p>
      <text:p text:style-name="P5"><text:span text:style-name="T11"><text:tab/><text:tab/><text:tab/><text:tab/><text:tab/><text:tab/></text:span><text:span text:style-name="T2">&lt;</text:span><text:span text:style-name="T6">from</text:span><text:span text:style-name="T10"> </text:span><text:span text:style-name="T14">fieldname</text:span><text:span text:style-name="T10">=</text:span><text:span text:style-name="T16">"AttributeDataType.Id"</text:span><text:span text:style-name="T10"> </text:span><text:span text:style-name="T14">table</text:span><text:span text:style-name="T10">=</text:span><text:span text:style-name="T16">"AttributeType"</text:span></text:p>
      <text:p text:style-name="P5"><text:span text:style-name="T11"><text:tab/><text:tab/><text:tab/><text:tab/><text:tab/><text:tab/><text:tab/></text:span><text:span text:style-name="T14">group</text:span><text:span text:style-name="T10">=</text:span><text:span text:style-name="T16">"AL"</text:span><text:span text:style-name="T10"> </text:span><text:span text:style-name="T14">chart</text:span><text:span text:style-name="T10">=</text:span><text:span text:style-name="T16">"Language"</text:span><text:span text:style-name="T10"> </text:span><text:span text:style-name="T2">/&gt;</text:span></text:p>
      <text:p text:style-name="P5"><text:span text:style-name="T11"><text:tab/><text:tab/><text:tab/><text:tab/><text:tab/><text:tab/></text:span><text:span text:style-name="T2">&lt;</text:span><text:span text:style-name="T6">to</text:span><text:span text:style-name="T10"> </text:span><text:span text:style-name="T14">fieldname</text:span><text:span text:style-name="T10">=</text:span><text:span text:style-name="T16">"Id"</text:span><text:span text:style-name="T10"> </text:span><text:span text:style-name="T14">table</text:span><text:span text:style-name="T10">=</text:span><text:span text:style-name="T16">"AttributeDataType"</text:span><text:span text:style-name="T10"> </text:span><text:span text:style-name="T14">group</text:span><text:span text:style-name="T10">=</text:span><text:span text:style-name="T16">"AL"</text:span><text:span text:style-name="T10"> </text:span><text:span text:style-name="T14">chart</text:span><text:span text:style-name="T10">=</text:span><text:span text:style-name="T16">"Language"</text:span><text:span text:style-name="T10"> </text:span><text:span text:style-name="T2">/&gt;</text:span></text:p>
      <text:p text:style-name="P5"><text:span text:style-name="T11"><text:tab/><text:tab/><text:tab/><text:tab/><text:tab/></text:span><text:span text:style-name="T2">&lt;/</text:span><text:span text:style-name="T6">link</text:span><text:span text:style-name="T2">&gt;</text:span></text:p>
      <text:p text:style-name="P5"><text:span text:style-name="T11"><text:tab/><text:tab/><text:tab/><text:tab/></text:span><text:span text:style-name="T2">&lt;/</text:span><text:span text:style-name="T6">sameAsField</text:span><text:span text:style-name="T2">&gt;</text:span></text:p>
      <text:p text:style-name="P5"><text:span text:style-name="T11"><text:tab/><text:tab/><text:tab/></text:span><text:span text:style-name="T2">&lt;/</text:span><text:span text:style-name="T6">instance</text:span><text:span text:style-name="T2">&gt;</text:span></text:p>
      <text:p text:style-name="P5"><text:span text:style-name="T11"><text:tab/><text:tab/><text:tab/></text:span><text:span text:style-name="T2">&lt;</text:span><text:span text:style-name="T6">instance</text:span><text:span text:style-name="T10"> </text:span><text:span text:style-name="T14">id</text:span><text:span text:style-name="T10">=</text:span><text:span text:style-name="T16">"6"</text:span><text:span text:style-name="T2">&gt;</text:span></text:p>
      <text:p text:style-name="P5"><text:span text:style-name="T11"><text:tab/><text:tab/><text:tab/><text:tab/></text:span><text:span text:style-name="T2">&lt;</text:span><text:span text:style-name="T6">plainField</text:span><text:span text:style-name="T10"> </text:span><text:span text:style-name="T14">containsData</text:span><text:span text:style-name="T10">=</text:span><text:span text:style-name="T16">"true"</text:span><text:span text:style-name="T10"> </text:span><text:span text:style-name="T14">fieldType</text:span><text:span text:style-name="T10">=</text:span><text:span text:style-name="T16">"0"</text:span></text:p>
      <text:p text:style-name="P5"><text:span text:style-name="T11"><text:tab/><text:tab/><text:tab/><text:tab/><text:tab/></text:span><text:span text:style-name="T14">fieldValue</text:span><text:span text:style-name="T10">=</text:span><text:span text:style-name="T16">"DeclareConstant.name"</text:span><text:span text:style-name="T10"> </text:span><text:span text:style-name="T2">/&gt;</text:span></text:p>
      <text:p text:style-name="P5"><text:span text:style-name="T11"><text:tab/><text:tab/><text:tab/><text:tab/></text:span><text:span text:style-name="T2">&lt;</text:span><text:span text:style-name="T6">shadowing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4"</text:span><text:span text:style-name="T10"> </text:span><text:span text:style-name="T2">/&gt;</text:span></text:p>
      <text:p text:style-name="P5"><text:span text:style-name="T11"><text:tab/><text:tab/><text:tab/><text:tab/></text:span><text:span text:style-name="T2">&lt;</text:span><text:span text:style-name="T6">booleanField</text:span><text:span text:style-name="T10"> </text:span><text:span text:style-name="T14">containsData</text:span><text:span text:style-name="T10">=</text:span><text:span text:style-name="T16">"false"</text:span><text:span text:style-name="T10"> </text:span><text:span text:style-name="T14">fieldType</text:span><text:span text:style-name="T10">=</text:span><text:span text:style-name="T16">"2"</text:span></text:p>
      <text:p text:style-name="P5"><text:span text:style-name="T11"><text:tab/><text:tab/><text:tab/><text:tab/><text:tab/></text:span><text:span text:style-name="T14">fieldValue</text:span><text:span text:style-name="T10">=</text:span><text:span text:style-name="T16">"false"</text:span><text:span text:style-name="T10"> </text:span><text:span text:style-name="T2">/&gt;</text:span></text:p>
      <text:p text:style-name="P5"><text:span text:style-name="T11"><text:tab/><text:tab/><text:tab/><text:tab/></text:span><text:span text:style-name="T2">&lt;</text:span><text:span text:style-name="T6">sameAsField</text:span><text:span text:style-name="T10"> </text:span><text:span text:style-name="T14">containsData</text:span><text:span text:style-name="T10">=</text:span><text:span text:style-name="T16">"true"</text:span><text:span text:style-name="T10"> </text:span><text:span text:style-name="T14">fieldType</text:span><text:span text:style-name="T10">=</text:span><text:span text:style-name="T16">"1"</text:span><text:span text:style-name="T10"> </text:span><text:span text:style-name="T14">refId</text:span><text:span text:style-name="T10">=</text:span><text:span text:style-name="T16">"String"</text:span><text:span text:style-name="T2">&gt;</text:span></text:p>
      <text:p text:style-name="P5"><text:span text:style-name="T11"><text:tab/><text:tab/><text:tab/><text:tab/><text:tab/></text:span><text:span text:style-name="T2">&lt;</text:span><text:span text:style-name="T6">link</text:span><text:span text:style-name="T10"> </text:span><text:span text:style-name="T14">id</text:span><text:span text:style-name="T10">=</text:span><text:span text:style-name="T16">"952"</text:span><text:span text:style-name="T2">&gt;</text:span></text:p>
      <text:p text:style-name="P5"><text:span text:style-name="T11"><text:tab/><text:tab/><text:tab/><text:tab/><text:tab/><text:tab/></text:span><text:span text:style-name="T2">&lt;</text:span><text:span text:style-name="T6">from</text:span><text:span text:style-name="T10"> </text:span><text:span text:style-name="T14">fieldname</text:span><text:span text:style-name="T10">=</text:span><text:span text:style-name="T16">"AttributeDataType.Id"</text:span><text:span text:style-name="T10"> </text:span><text:span text:style-name="T14">table</text:span><text:span text:style-name="T10">=</text:span><text:span text:style-name="T16">"AttributeType"</text:span></text:p>
      <text:p text:style-name="P5"><text:span text:style-name="T11"><text:tab/><text:tab/><text:tab/><text:tab/><text:tab/><text:tab/><text:tab/></text:span><text:span text:style-name="T14">group</text:span><text:span text:style-name="T10">=</text:span><text:span text:style-name="T16">"AL"</text:span><text:span text:style-name="T10"> </text:span><text:span text:style-name="T14">chart</text:span><text:span text:style-name="T10">=</text:span><text:span text:style-name="T16">"Language"</text:span><text:span text:style-name="T10"> </text:span><text:span text:style-name="T2">/&gt;</text:span></text:p>
      <text:p text:style-name="P5"><text:span text:style-name="T11"><text:tab/><text:tab/><text:tab/><text:tab/><text:tab/><text:tab/></text:span><text:span text:style-name="T2">&lt;</text:span><text:span text:style-name="T6">to</text:span><text:span text:style-name="T10"> </text:span><text:span text:style-name="T14">fieldname</text:span><text:span text:style-name="T10">=</text:span><text:span text:style-name="T16">"Id"</text:span><text:span text:style-name="T10"> </text:span><text:span text:style-name="T14">table</text:span><text:span text:style-name="T10">=</text:span><text:span text:style-name="T16">"AttributeDataType"</text:span><text:span text:style-name="T10"> </text:span><text:span text:style-name="T14">group</text:span><text:span text:style-name="T10">=</text:span><text:span text:style-name="T16">"AL"</text:span><text:span text:style-name="T10"> </text:span><text:span text:style-name="T14">chart</text:span><text:span text:style-name="T10">=</text:span><text:span text:style-name="T16">"Language"</text:span><text:span text:style-name="T10"> </text:span><text:span text:style-name="T2">/&gt;</text:span></text:p>
      <text:p text:style-name="P5"><text:span text:style-name="T11"><text:tab/><text:tab/><text:tab/><text:tab/><text:tab/></text:span><text:span text:style-name="T2">&lt;/</text:span><text:span text:style-name="T6">link</text:span><text:span text:style-name="T2">&gt;</text:span></text:p>
      <text:p text:style-name="P5"><text:span text:style-name="T11"><text:tab/><text:tab/><text:tab/><text:tab/></text:span><text:span text:style-name="T2">&lt;/</text:span><text:span text:style-name="T6">sameAsField</text:span><text:span text:style-name="T2">&gt;</text:span></text:p>
      <text:p text:style-name="P5"><text:span text:style-name="T11"><text:tab/><text:tab/><text:tab/></text:span><text:span text:style-name="T2">&lt;/</text:span><text:span text:style-name="T6">instance</text:span><text:span text:style-name="T2">&gt;</text:span></text:p>
      <text:p text:style-name="P5"><text:span text:style-name="T11"><text:tab/><text:tab/></text:span><text:span text:style-name="T2">&lt;/</text:span><text:span text:style-name="T6">table</text:span><text:span text:style-name="T2">&gt;</text:span></text:p>
      <text:p text:style-name="P5"><text:span text:style-name="T11"><text:tab/><text:tab/></text:span><text:span text:style-name="T2">&lt;</text:span><text:span text:style-name="T6">table</text:span><text:span text:style-name="T10"> </text:span><text:span text:style-name="T14">objectName</text:span><text:span text:style-name="T10">=</text:span><text:span text:style-name="T16">"Action"</text:span><text:span text:style-name="T2">&gt;</text:span></text:p>
      <text:p text:style-name="P5"><text:span text:style-name="T11"><text:tab/><text:tab/><text:tab/></text:span><text:span text:style-name="T2">&lt;</text:span><text:span text:style-name="T6">fieldname</text:span><text:span text:style-name="T10"> </text:span><text:span text:style-name="T14">fieldname</text:span><text:span text:style-name="T10">=</text:span><text:span text:style-name="T16">"Id"</text:span><text:span text:style-name="T10"> </text:span><text:span text:style-name="T14">fieldType</text:span><text:span text:style-name="T10">=</text:span><text:span text:style-name="T16">"2"</text:span><text:span text:style-name="T2">&gt;</text:span></text:p>
      <text:p text:style-name="P5"><text:span text:style-name="T11"><text:tab/><text:tab/><text:tab/></text:span><text:span text:style-name="T2">&lt;/</text:span><text:span text:style-name="T6">fieldname</text:span><text:span text:style-name="T2">&gt;</text:span></text:p>
      <text:p text:style-name="P5"><text:span text:style-name="T11"><text:tab/><text:tab/><text:tab/></text:span><text:span text:style-name="T2">&lt;</text:span><text:span text:style-name="T6">fieldname</text:span><text:span text:style-name="T10"> </text:span><text:span text:style-name="T14">fieldname</text:span><text:span text:style-name="T10">=</text:span><text:span text:style-name="T16">"Shadowing"</text:span><text:span text:style-name="T10"> </text:span><text:span text:style-name="T14">fieldType</text:span><text:span text:style-name="T10">=</text:span><text:span text:style-name="T16">"5"</text:span><text:span text:style-name="T2">&gt;</text:span></text:p>
      <text:p text:style-name="P5"><text:span text:style-name="T11"><text:tab/><text:tab/><text:tab/></text:span><text:span text:style-name="T2">&lt;/</text:span><text:span text:style-name="T6">fieldname</text:span><text:span text:style-name="T2">&gt;</text:span></text:p>
      <text:p text:style-name="P5"><text:span text:style-name="T11"><text:tab/><text:tab/><text:tab/></text:span><text:span text:style-name="T2">&lt;</text:span><text:span text:style-name="T6">fieldname</text:span><text:span text:style-name="T10"> </text:span><text:span text:style-name="T14">fieldname</text:span><text:span text:style-name="T10">=</text:span><text:span text:style-name="T16">"Deleted"</text:span><text:span text:style-name="T10"> </text:span><text:span text:style-name="T14">fieldType</text:span><text:span text:style-name="T10">=</text:span><text:span text:style-name="T16">"3"</text:span><text:span text:style-name="T2">&gt;</text:span></text:p>
      <text:p text:style-name="P5"><text:span text:style-name="T11"><text:tab/><text:tab/><text:tab/></text:span><text:span text:style-name="T2">&lt;/</text:span><text:span text:style-name="T6">fieldname</text:span><text:span text:style-name="T2">&gt;</text:span></text:p>
      <text:p text:style-name="P5"><text:span text:style-name="T11"><text:tab/><text:tab/></text:span><text:span text:style-name="T2">&lt;/</text:span><text:span text:style-name="T6">table</text:span><text:span text:style-name="T2">&gt;</text:span></text:p>
      <text:p text:style-name="P5"><text:span text:style-name="T11"><text:tab/><text:tab/></text:span><text:span text:style-name="T2">&lt;</text:span><text:span text:style-name="T6">table</text:span><text:span text:style-name="T10"> </text:span><text:span text:style-name="T14">objectName</text:span><text:span text:style-name="T10">=</text:span><text:span text:style-name="T16">"ActionColoring"</text:span><text:span text:style-name="T2">&gt;</text:span></text:p>
      <text:p text:style-name="P5"><text:span text:style-name="T11"><text:tab/><text:tab/><text:tab/></text:span><text:span text:style-name="T2">&lt;</text:span><text:span text:style-name="T6">fieldname</text:span><text:span text:style-name="T10"> </text:span><text:span text:style-name="T14">fieldname</text:span><text:span text:style-name="T10">=</text:span><text:span text:style-name="T16">"Id"</text:span><text:span text:style-name="T10"> </text:span><text:span text:style-name="T14">fieldType</text:span><text:span text:style-name="T10">=</text:span><text:span text:style-name="T16">"2"</text:span><text:span text:style-name="T2">&gt;</text:span></text:p>
      <text:p text:style-name="P5"><text:span text:style-name="T11"><text:tab/><text:tab/><text:tab/></text:span><text:span text:style-name="T2">&lt;/</text:span><text:span text:style-name="T6">fieldname</text:span><text:span text:style-name="T2">&gt;</text:span></text:p>
      <text:p text:style-name="P5"><text:span text:style-name="T11"><text:tab/><text:tab/><text:tab/></text:span><text:span text:style-name="T2">&lt;</text:span><text:span text:style-name="T6">fieldname</text:span><text:span text:style-name="T10"> </text:span><text:span text:style-name="T14">fieldname</text:span><text:span text:style-name="T10">=</text:span><text:span text:style-name="T16">"Shadowing"</text:span><text:span text:style-name="T10"> </text:span><text:span text:style-name="T14">fieldType</text:span><text:span text:style-name="T10">=</text:span><text:span text:style-name="T16">"5"</text:span><text:span text:style-name="T2">&gt;</text:span></text:p>
      <text:p text:style-name="P5"><text:span text:style-name="T11"><text:tab/><text:tab/><text:tab/></text:span><text:span text:style-name="T2">&lt;/</text:span><text:span text:style-name="T6">fieldname</text:span><text:span text:style-name="T2">&gt;</text:span></text:p>
      <text:p text:style-name="P5"><text:span text:style-name="T11"><text:tab/><text:tab/><text:tab/></text:span><text:span text:style-name="T2">&lt;</text:span><text:span text:style-name="T6">fieldname</text:span><text:span text:style-name="T10"> </text:span><text:span text:style-name="T14">fieldname</text:span><text:span text:style-name="T10">=</text:span><text:span text:style-name="T16">"Deleted"</text:span><text:span text:style-name="T10"> </text:span><text:span text:style-name="T14">fieldType</text:span><text:span text:style-name="T10">=</text:span><text:span text:style-name="T16">"3"</text:span><text:span text:style-name="T2">&gt;</text:span></text:p>
      <text:p text:style-name="P5"><text:span text:style-name="T11"><text:tab/><text:tab/><text:tab/></text:span><text:span text:style-name="T2">&lt;/</text:span><text:span text:style-name="T6">fieldname</text:span><text:span text:style-name="T2">&gt;</text:span></text:p>
      <text:p text:style-name="P5"><text:span text:style-name="T11"><text:tab/><text:tab/><text:tab/></text:span><text:span text:style-name="T2">&lt;</text:span><text:span text:style-name="T6">fieldname</text:span><text:span text:style-name="T10"> </text:span><text:span text:style-name="T14">fieldname</text:span><text:span text:style-name="T10">=</text:span><text:span text:style-name="T16">"ActionType.Id"</text:span><text:span text:style-name="T10"> </text:span><text:span text:style-name="T14">fieldType</text:span><text:span text:style-name="T10">=</text:span><text:span text:style-name="T16">"1"</text:span><text:span text:style-name="T2">&gt;</text:span></text:p>
      <text:p text:style-name="P5"><text:span text:style-name="T11"><text:tab/><text:tab/><text:tab/><text:tab/></text:span><text:span text:style-name="T2">&lt;</text:span><text:span text:style-name="T6">link</text:span><text:span text:style-name="T10"> </text:span><text:span text:style-name="T14">id</text:span><text:span text:style-name="T10">=</text:span><text:span text:style-name="T16">"708"</text:span><text:span text:style-name="T2">&gt;</text:span></text:p>
      <text:p text:style-name="P5"><text:span text:style-name="T11"><text:tab/><text:tab/><text:tab/><text:tab/><text:tab/></text:span><text:span text:style-name="T2">&lt;</text:span><text:span text:style-name="T6">from</text:span><text:span text:style-name="T10"> </text:span><text:span text:style-name="T14">fieldname</text:span><text:span text:style-name="T10">=</text:span><text:span text:style-name="T16">"ActionType.Id"</text:span><text:span text:style-name="T10"> </text:span><text:span text:style-name="T14">table</text:span><text:span text:style-name="T10">=</text:span><text:span text:style-name="T16">"ActionColoring"</text:span><text:span text:style-name="T10"> </text:span><text:span text:style-name="T14">group</text:span><text:span text:style-name="T10">=</text:span><text:span text:style-name="T16">"AL"</text:span></text:p>
      <text:p text:style-name="P5"><text:span text:style-name="T11"><text:tab/><text:tab/><text:tab/><text:tab/><text:tab/><text:tab/></text:span><text:span text:style-name="T14">chart</text:span><text:span text:style-name="T10">=</text:span><text:span text:style-name="T16">"Language"</text:span><text:span text:style-name="T10"> </text:span><text:span text:style-name="T2">/&gt;</text:span></text:p>
      <text:p text:style-name="P5"><text:span text:style-name="T11"><text:tab/><text:tab/><text:tab/><text:tab/><text:tab/></text:span><text:span text:style-name="T2">&lt;</text:span><text:span text:style-name="T6">to</text:span><text:span text:style-name="T10"> </text:span><text:span text:style-name="T14">fieldname</text:span><text:span text:style-name="T10">=</text:span><text:span text:style-name="T16">"Id"</text:span><text:span text:style-name="T10"> </text:span><text:span text:style-name="T14">table</text:span><text:span text:style-name="T10">=</text:span><text:span text:style-name="T16">"ActionType"</text:span><text:span text:style-name="T10"> </text:span><text:span text:style-name="T14">group</text:span><text:span text:style-name="T10">=</text:span><text:span text:style-name="T16">"AL"</text:span><text:span text:style-name="T10"> </text:span><text:span text:style-name="T14">chart</text:span><text:span text:style-name="T10">=</text:span><text:span text:style-name="T16">"Language"</text:span><text:span text:style-name="T10"> </text:span><text:span text:style-name="T2">/&gt;</text:span></text:p>
      <text:p text:style-name="P5"><text:span text:style-name="T11"><text:tab/><text:tab/><text:tab/><text:tab/></text:span><text:span text:style-name="T2">&lt;/</text:span><text:span text:style-name="T6">link</text:span><text:span text:style-name="T2">&gt;</text:span></text:p>
      <text:p text:style-name="P5"><text:span text:style-name="T11"><text:tab/><text:tab/><text:tab/></text:span><text:span text:style-name="T2">&lt;/</text:span><text:span text:style-name="T6">fieldname</text:span><text:span text:style-name="T2">&gt;</text:span></text:p>
      <text:p text:style-name="P5"><text:span text:style-name="T11"><text:tab/><text:tab/><text:tab/></text:span><text:span text:style-name="T2">&lt;</text:span><text:span text:style-name="T6">fieldname</text:span><text:span text:style-name="T10"> </text:span><text:span text:style-name="T14">fieldname</text:span><text:span text:style-name="T10">=</text:span><text:span text:style-name="T16">"Action.Id"</text:span><text:span text:style-name="T10"> </text:span><text:span text:style-name="T14">fieldType</text:span><text:span text:style-name="T10">=</text:span><text:span text:style-name="T16">"1"</text:span><text:span text:style-name="T2">&gt;</text:span></text:p>
      <text:p text:style-name="P5"><text:span text:style-name="T11"><text:tab/><text:tab/><text:tab/><text:tab/></text:span><text:span text:style-name="T2">&lt;</text:span><text:span text:style-name="T6">link</text:span><text:span text:style-name="T10"> </text:span><text:span text:style-name="T14">id</text:span><text:span text:style-name="T10">=</text:span><text:span text:style-name="T16">"709"</text:span><text:span text:style-name="T2">&gt;</text:span></text:p>
      <text:p text:style-name="P5"><text:span text:style-name="T11"><text:tab/><text:tab/><text:tab/><text:tab/><text:tab/></text:span><text:span text:style-name="T2">&lt;</text:span><text:span text:style-name="T6">from</text:span><text:span text:style-name="T10"> </text:span><text:span text:style-name="T14">fieldname</text:span><text:span text:style-name="T10">=</text:span><text:span text:style-name="T16">"Action.Id"</text:span><text:span text:style-name="T10"> </text:span><text:span text:style-name="T14">table</text:span><text:span text:style-name="T10">=</text:span><text:span text:style-name="T16">"ActionColoring"</text:span><text:span text:style-name="T10"> </text:span><text:span text:style-name="T14">group</text:span><text:span text:style-name="T10">=</text:span><text:span text:style-name="T16">"AL"</text:span></text:p>
      <text:p text:style-name="P5"><text:span text:style-name="T11"><text:tab/><text:tab/><text:tab/><text:tab/><text:tab/><text:tab/></text:span><text:span text:style-name="T14">chart</text:span><text:span text:style-name="T10">=</text:span><text:span text:style-name="T16">"Language"</text:span><text:span text:style-name="T10"> </text:span><text:span text:style-name="T2">/&gt;</text:span></text:p>
      <text:p text:style-name="P5"><text:span text:style-name="T11"><text:tab/><text:tab/><text:tab/><text:tab/><text:tab/></text:span><text:span text:style-name="T2">&lt;</text:span><text:span text:style-name="T6">to</text:span><text:span text:style-name="T10"> </text:span><text:span text:style-name="T14">fieldname</text:span><text:span text:style-name="T10">=</text:span><text:span text:style-name="T16">"Id"</text:span><text:span text:style-name="T10"> </text:span><text:span text:style-name="T14">table</text:span><text:span text:style-name="T10">=</text:span><text:span text:style-name="T16">"Action"</text:span><text:span text:style-name="T10"> </text:span><text:span text:style-name="T14">group</text:span><text:span text:style-name="T10">=</text:span><text:span text:style-name="T16">"AL"</text:span><text:span text:style-name="T10"> </text:span><text:span text:style-name="T14">chart</text:span><text:span text:style-name="T10">=</text:span><text:span text:style-name="T16">"Language"</text:span><text:span text:style-name="T10"> </text:span><text:span text:style-name="T2">/&gt;</text:span></text:p>
      <text:p text:style-name="P5"><text:span text:style-name="T11"><text:tab/><text:tab/><text:tab/><text:tab/></text:span><text:span text:style-name="T2">&lt;/</text:span><text:span text:style-name="T6">link</text:span><text:span text:style-name="T2">&gt;</text:span></text:p>
      <text:p text:style-name="P5"><text:span text:style-name="T11"><text:tab/><text:tab/><text:tab/></text:span><text:span text:style-name="T2">&lt;/</text:span><text:span text:style-name="T6">fieldname</text:span><text:span text:style-name="T2">&gt;</text:span></text:p>
      <text:p text:style-name="P5"><text:span text:style-name="T11"><text:tab/><text:tab/></text:span><text:span text:style-name="T2">&lt;/</text:span><text:span text:style-name="T6">table</text:span><text:span text:style-name="T2">&gt;</text:span></text:p>
      <text:p text:style-name="P5"><text:soft-page-break/><text:span text:style-name="T11"><text:tab/><text:tab/></text:span><text:span text:style-name="T2">&lt;</text:span><text:span text:style-name="T6">table</text:span><text:span text:style-name="T10"> </text:span><text:span text:style-name="T14">objectName</text:span><text:span text:style-name="T10">=</text:span><text:span text:style-name="T16">"ActionAttribute"</text:span><text:span text:style-name="T2">&gt;</text:span></text:p>
      <text:p text:style-name="P5"><text:span text:style-name="T11"><text:tab/><text:tab/><text:tab/></text:span><text:span text:style-name="T2">&lt;</text:span><text:span text:style-name="T6">fieldname</text:span><text:span text:style-name="T10"> </text:span><text:span text:style-name="T14">fieldname</text:span><text:span text:style-name="T10">=</text:span><text:span text:style-name="T16">"Id"</text:span><text:span text:style-name="T10"> </text:span><text:span text:style-name="T14">fieldType</text:span><text:span text:style-name="T10">=</text:span><text:span text:style-name="T16">"2"</text:span><text:span text:style-name="T2">&gt;</text:span></text:p>
      <text:p text:style-name="P5"><text:span text:style-name="T11"><text:tab/><text:tab/><text:tab/></text:span><text:span text:style-name="T2">&lt;/</text:span><text:span text:style-name="T6">fieldname</text:span><text:span text:style-name="T2">&gt;</text:span></text:p>
      <text:p text:style-name="P5"><text:span text:style-name="T11"><text:tab/><text:tab/><text:tab/></text:span><text:span text:style-name="T2">&lt;</text:span><text:span text:style-name="T6">fieldname</text:span><text:span text:style-name="T10"> </text:span><text:span text:style-name="T14">fieldname</text:span><text:span text:style-name="T10">=</text:span><text:span text:style-name="T16">"Shadowing"</text:span><text:span text:style-name="T10"> </text:span><text:span text:style-name="T14">fieldType</text:span><text:span text:style-name="T10">=</text:span><text:span text:style-name="T16">"5"</text:span><text:span text:style-name="T2">&gt;</text:span></text:p>
      <text:p text:style-name="P5"><text:span text:style-name="T11"><text:tab/><text:tab/><text:tab/></text:span><text:span text:style-name="T2">&lt;/</text:span><text:span text:style-name="T6">fieldname</text:span><text:span text:style-name="T2">&gt;</text:span></text:p>
      <text:p text:style-name="P5"><text:span text:style-name="T11"><text:tab/><text:tab/><text:tab/></text:span><text:span text:style-name="T2">&lt;</text:span><text:span text:style-name="T6">fieldname</text:span><text:span text:style-name="T10"> </text:span><text:span text:style-name="T14">fieldname</text:span><text:span text:style-name="T10">=</text:span><text:span text:style-name="T16">"Deleted"</text:span><text:span text:style-name="T10"> </text:span><text:span text:style-name="T14">fieldType</text:span><text:span text:style-name="T10">=</text:span><text:span text:style-name="T16">"3"</text:span><text:span text:style-name="T2">&gt;</text:span></text:p>
      <text:p text:style-name="P5"><text:span text:style-name="T11"><text:tab/><text:tab/><text:tab/></text:span><text:span text:style-name="T2">&lt;/</text:span><text:span text:style-name="T6">fieldname</text:span><text:span text:style-name="T2">&gt;</text:span></text:p>
      <text:p text:style-name="P5"><text:span text:style-name="T11"><text:tab/><text:tab/><text:tab/></text:span><text:span text:style-name="T2">&lt;</text:span><text:span text:style-name="T6">fieldname</text:span><text:span text:style-name="T10"> </text:span><text:span text:style-name="T14">fieldname</text:span><text:span text:style-name="T10">=</text:span><text:span text:style-name="T16">"Action.Id"</text:span><text:span text:style-name="T10"> </text:span><text:span text:style-name="T14">fieldType</text:span><text:span text:style-name="T10">=</text:span><text:span text:style-name="T16">"1"</text:span><text:span text:style-name="T2">&gt;</text:span></text:p>
      <text:p text:style-name="P5"><text:span text:style-name="T11"><text:tab/><text:tab/><text:tab/><text:tab/></text:span><text:span text:style-name="T2">&lt;</text:span><text:span text:style-name="T6">link</text:span><text:span text:style-name="T10"> </text:span><text:span text:style-name="T14">id</text:span><text:span text:style-name="T10">=</text:span><text:span text:style-name="T16">"710"</text:span><text:span text:style-name="T2">&gt;</text:span></text:p>
      <text:p text:style-name="P5"><text:span text:style-name="T11"><text:tab/><text:tab/><text:tab/><text:tab/><text:tab/></text:span><text:span text:style-name="T2">&lt;</text:span><text:span text:style-name="T6">from</text:span><text:span text:style-name="T10"> </text:span><text:span text:style-name="T14">fieldname</text:span><text:span text:style-name="T10">=</text:span><text:span text:style-name="T16">"Action.Id"</text:span><text:span text:style-name="T10"> </text:span><text:span text:style-name="T14">table</text:span><text:span text:style-name="T10">=</text:span><text:span text:style-name="T16">"ActionAttribute"</text:span><text:span text:style-name="T10"> </text:span><text:span text:style-name="T14">group</text:span><text:span text:style-name="T10">=</text:span><text:span text:style-name="T16">"AL"</text:span></text:p>
      <text:p text:style-name="P5"><text:span text:style-name="T11"><text:tab/><text:tab/><text:tab/><text:tab/><text:tab/><text:tab/></text:span><text:span text:style-name="T14">chart</text:span><text:span text:style-name="T10">=</text:span><text:span text:style-name="T16">"Language"</text:span><text:span text:style-name="T10"> </text:span><text:span text:style-name="T2">/&gt;</text:span></text:p>
      <text:p text:style-name="P5"><text:span text:style-name="T11"><text:tab/><text:tab/><text:tab/><text:tab/><text:tab/></text:span><text:span text:style-name="T2">&lt;</text:span><text:span text:style-name="T6">to</text:span><text:span text:style-name="T10"> </text:span><text:span text:style-name="T14">fieldname</text:span><text:span text:style-name="T10">=</text:span><text:span text:style-name="T16">"Id"</text:span><text:span text:style-name="T10"> </text:span><text:span text:style-name="T14">table</text:span><text:span text:style-name="T10">=</text:span><text:span text:style-name="T16">"Action"</text:span><text:span text:style-name="T10"> </text:span><text:span text:style-name="T14">group</text:span><text:span text:style-name="T10">=</text:span><text:span text:style-name="T16">"AL"</text:span><text:span text:style-name="T10"> </text:span><text:span text:style-name="T14">chart</text:span><text:span text:style-name="T10">=</text:span><text:span text:style-name="T16">"Language"</text:span><text:span text:style-name="T10"> </text:span><text:span text:style-name="T2">/&gt;</text:span></text:p>
      <text:p text:style-name="P5"><text:span text:style-name="T11"><text:tab/><text:tab/><text:tab/><text:tab/></text:span><text:span text:style-name="T2">&lt;/</text:span><text:span text:style-name="T6">link</text:span><text:span text:style-name="T2">&gt;</text:span></text:p>
      <text:p text:style-name="P5"><text:span text:style-name="T11"><text:tab/><text:tab/><text:tab/></text:span><text:span text:style-name="T2">&lt;/</text:span><text:span text:style-name="T6">fieldname</text:span><text:span text:style-name="T2">&gt;</text:span></text:p>
      <text:p text:style-name="P5"><text:span text:style-name="T11"><text:tab/><text:tab/><text:tab/></text:span><text:span text:style-name="T2">&lt;</text:span><text:span text:style-name="T6">fieldname</text:span><text:span text:style-name="T10"> </text:span><text:span text:style-name="T14">fieldname</text:span><text:span text:style-name="T10">=</text:span><text:span text:style-name="T16">"AttributeType.Id"</text:span><text:span text:style-name="T10"> </text:span><text:span text:style-name="T14">fieldType</text:span><text:span text:style-name="T10">=</text:span><text:span text:style-name="T16">"1"</text:span><text:span text:style-name="T2">&gt;</text:span></text:p>
      <text:p text:style-name="P5"><text:span text:style-name="T11"><text:tab/><text:tab/><text:tab/><text:tab/></text:span><text:span text:style-name="T2">&lt;</text:span><text:span text:style-name="T6">link</text:span><text:span text:style-name="T10"> </text:span><text:span text:style-name="T14">id</text:span><text:span text:style-name="T10">=</text:span><text:span text:style-name="T16">"711"</text:span><text:span text:style-name="T2">&gt;</text:span></text:p>
      <text:p text:style-name="P5"><text:span text:style-name="T11"><text:tab/><text:tab/><text:tab/><text:tab/><text:tab/></text:span><text:span text:style-name="T2">&lt;</text:span><text:span text:style-name="T6">from</text:span><text:span text:style-name="T10"> </text:span><text:span text:style-name="T14">fieldname</text:span><text:span text:style-name="T10">=</text:span><text:span text:style-name="T16">"AttributeType.Id"</text:span><text:span text:style-name="T10"> </text:span><text:span text:style-name="T14">table</text:span><text:span text:style-name="T10">=</text:span><text:span text:style-name="T16">"ActionAttribute"</text:span></text:p>
      <text:p text:style-name="P5"><text:span text:style-name="T11"><text:tab/><text:tab/><text:tab/><text:tab/><text:tab/><text:tab/></text:span><text:span text:style-name="T14">group</text:span><text:span text:style-name="T10">=</text:span><text:span text:style-name="T16">"AL"</text:span><text:span text:style-name="T10"> </text:span><text:span text:style-name="T14">chart</text:span><text:span text:style-name="T10">=</text:span><text:span text:style-name="T16">"Language"</text:span><text:span text:style-name="T10"> </text:span><text:span text:style-name="T2">/&gt;</text:span></text:p>
      <text:p text:style-name="P5"><text:span text:style-name="T11"><text:tab/><text:tab/><text:tab/><text:tab/><text:tab/></text:span><text:span text:style-name="T2">&lt;</text:span><text:span text:style-name="T6">to</text:span><text:span text:style-name="T10"> </text:span><text:span text:style-name="T14">fieldname</text:span><text:span text:style-name="T10">=</text:span><text:span text:style-name="T16">"Id"</text:span><text:span text:style-name="T10"> </text:span><text:span text:style-name="T14">table</text:span><text:span text:style-name="T10">=</text:span><text:span text:style-name="T16">"AttributeType"</text:span><text:span text:style-name="T10"> </text:span><text:span text:style-name="T14">group</text:span><text:span text:style-name="T10">=</text:span><text:span text:style-name="T16">"AL"</text:span><text:span text:style-name="T10"> </text:span><text:span text:style-name="T14">chart</text:span><text:span text:style-name="T10">=</text:span><text:span text:style-name="T16">"Language"</text:span><text:span text:style-name="T10"> </text:span><text:span text:style-name="T2">/&gt;</text:span></text:p>
      <text:p text:style-name="P5"><text:span text:style-name="T11"><text:tab/><text:tab/><text:tab/><text:tab/></text:span><text:span text:style-name="T2">&lt;/</text:span><text:span text:style-name="T6">link</text:span><text:span text:style-name="T2">&gt;</text:span></text:p>
      <text:p text:style-name="P5"><text:span text:style-name="T11"><text:tab/><text:tab/><text:tab/></text:span><text:span text:style-name="T2">&lt;/</text:span><text:span text:style-name="T6">fieldname</text:span><text:span text:style-name="T2">&gt;</text:span></text:p>
      <text:p text:style-name="P5"><text:span text:style-name="T11"><text:tab/><text:tab/><text:tab/></text:span><text:span text:style-name="T2">&lt;</text:span><text:span text:style-name="T6">fieldname</text:span><text:span text:style-name="T10"> </text:span><text:span text:style-name="T14">fieldname</text:span><text:span text:style-name="T10">=</text:span><text:span text:style-name="T16">"Value"</text:span><text:span text:style-name="T10"> </text:span><text:span text:style-name="T14">fieldType</text:span><text:span text:style-name="T10">=</text:span><text:span text:style-name="T16">"0"</text:span><text:span text:style-name="T2">&gt;</text:span></text:p>
      <text:p text:style-name="P5"><text:span text:style-name="T11"><text:tab/><text:tab/><text:tab/></text:span><text:span text:style-name="T2">&lt;/</text:span><text:span text:style-name="T6">fieldname</text:span><text:span text:style-name="T2">&gt;</text:span></text:p>
      <text:p text:style-name="P5"><text:span text:style-name="T11"><text:tab/><text:tab/></text:span><text:span text:style-name="T2">&lt;/</text:span><text:span text:style-name="T6">table</text:span><text:span text:style-name="T2">&gt;</text:span></text:p>
      <text:p text:style-name="P5"><text:span text:style-name="T11"><text:tab/><text:tab/></text:span><text:span text:style-name="T2">&lt;</text:span><text:span text:style-name="T6">table</text:span><text:span text:style-name="T10"> </text:span><text:span text:style-name="T14">objectName</text:span><text:span text:style-name="T10">=</text:span><text:span text:style-name="T16">"SequencedAction"</text:span><text:span text:style-name="T2">&gt;</text:span></text:p>
      <text:p text:style-name="P5"><text:span text:style-name="T11"><text:tab/><text:tab/><text:tab/></text:span><text:span text:style-name="T2">&lt;</text:span><text:span text:style-name="T6">fieldname</text:span><text:span text:style-name="T10"> </text:span><text:span text:style-name="T14">fieldname</text:span><text:span text:style-name="T10">=</text:span><text:span text:style-name="T16">"Id"</text:span><text:span text:style-name="T10"> </text:span><text:span text:style-name="T14">fieldType</text:span><text:span text:style-name="T10">=</text:span><text:span text:style-name="T16">"2"</text:span><text:span text:style-name="T2">&gt;</text:span></text:p>
      <text:p text:style-name="P5"><text:span text:style-name="T11"><text:tab/><text:tab/><text:tab/></text:span><text:span text:style-name="T2">&lt;/</text:span><text:span text:style-name="T6">fieldname</text:span><text:span text:style-name="T2">&gt;</text:span></text:p>
      <text:p text:style-name="P5"><text:span text:style-name="T11"><text:tab/><text:tab/><text:tab/></text:span><text:span text:style-name="T2">&lt;</text:span><text:span text:style-name="T6">fieldname</text:span><text:span text:style-name="T10"> </text:span><text:span text:style-name="T14">fieldname</text:span><text:span text:style-name="T10">=</text:span><text:span text:style-name="T16">"Shadowing"</text:span><text:span text:style-name="T10"> </text:span><text:span text:style-name="T14">fieldType</text:span><text:span text:style-name="T10">=</text:span><text:span text:style-name="T16">"5"</text:span><text:span text:style-name="T2">&gt;</text:span></text:p>
      <text:p text:style-name="P5"><text:span text:style-name="T11"><text:tab/><text:tab/><text:tab/></text:span><text:span text:style-name="T2">&lt;/</text:span><text:span text:style-name="T6">fieldname</text:span><text:span text:style-name="T2">&gt;</text:span></text:p>
      <text:p text:style-name="P5"><text:span text:style-name="T11"><text:tab/><text:tab/><text:tab/></text:span><text:span text:style-name="T2">&lt;</text:span><text:span text:style-name="T6">fieldname</text:span><text:span text:style-name="T10"> </text:span><text:span text:style-name="T14">fieldname</text:span><text:span text:style-name="T10">=</text:span><text:span text:style-name="T16">"Deleted"</text:span><text:span text:style-name="T10"> </text:span><text:span text:style-name="T14">fieldType</text:span><text:span text:style-name="T10">=</text:span><text:span text:style-name="T16">"3"</text:span><text:span text:style-name="T2">&gt;</text:span></text:p>
      <text:p text:style-name="P5"><text:span text:style-name="T11"><text:tab/><text:tab/><text:tab/></text:span><text:span text:style-name="T2">&lt;/</text:span><text:span text:style-name="T6">fieldname</text:span><text:span text:style-name="T2">&gt;</text:span></text:p>
      <text:p text:style-name="P5"><text:span text:style-name="T11"><text:tab/><text:tab/><text:tab/></text:span><text:span text:style-name="T2">&lt;</text:span><text:span text:style-name="T6">fieldname</text:span><text:span text:style-name="T10"> </text:span><text:span text:style-name="T14">fieldname</text:span><text:span text:style-name="T10">=</text:span><text:span text:style-name="T16">"ParentAction.Id"</text:span><text:span text:style-name="T10"> </text:span><text:span text:style-name="T14">fieldType</text:span><text:span text:style-name="T10">=</text:span><text:span text:style-name="T16">"1"</text:span><text:span text:style-name="T2">&gt;</text:span></text:p>
      <text:p text:style-name="P5"><text:span text:style-name="T11"><text:tab/><text:tab/><text:tab/><text:tab/></text:span><text:span text:style-name="T2">&lt;</text:span><text:span text:style-name="T6">link</text:span><text:span text:style-name="T10"> </text:span><text:span text:style-name="T14">id</text:span><text:span text:style-name="T10">=</text:span><text:span text:style-name="T16">"712"</text:span><text:span text:style-name="T2">&gt;</text:span></text:p>
      <text:p text:style-name="P5"><text:span text:style-name="T11"><text:tab/><text:tab/><text:tab/><text:tab/><text:tab/></text:span><text:span text:style-name="T2">&lt;</text:span><text:span text:style-name="T6">from</text:span><text:span text:style-name="T10"> </text:span><text:span text:style-name="T14">fieldname</text:span><text:span text:style-name="T10">=</text:span><text:span text:style-name="T16">"ParentAction.Id"</text:span><text:span text:style-name="T10"> </text:span><text:span text:style-name="T14">table</text:span><text:span text:style-name="T10">=</text:span><text:span text:style-name="T16">"SequencedAction"</text:span></text:p>
      <text:p text:style-name="P5"><text:span text:style-name="T11"><text:tab/><text:tab/><text:tab/><text:tab/><text:tab/><text:tab/></text:span><text:span text:style-name="T14">group</text:span><text:span text:style-name="T10">=</text:span><text:span text:style-name="T16">"AL"</text:span><text:span text:style-name="T10"> </text:span><text:span text:style-name="T14">chart</text:span><text:span text:style-name="T10">=</text:span><text:span text:style-name="T16">"Language"</text:span><text:span text:style-name="T10"> </text:span><text:span text:style-name="T2">/&gt;</text:span></text:p>
      <text:p text:style-name="P5"><text:span text:style-name="T11"><text:tab/><text:tab/><text:tab/><text:tab/><text:tab/></text:span><text:span text:style-name="T2">&lt;</text:span><text:span text:style-name="T6">to</text:span><text:span text:style-name="T10"> </text:span><text:span text:style-name="T14">fieldname</text:span><text:span text:style-name="T10">=</text:span><text:span text:style-name="T16">"Id"</text:span><text:span text:style-name="T10"> </text:span><text:span text:style-name="T14">table</text:span><text:span text:style-name="T10">=</text:span><text:span text:style-name="T16">"Action"</text:span><text:span text:style-name="T10"> </text:span><text:span text:style-name="T14">group</text:span><text:span text:style-name="T10">=</text:span><text:span text:style-name="T16">"AL"</text:span><text:span text:style-name="T10"> </text:span><text:span text:style-name="T14">chart</text:span><text:span text:style-name="T10">=</text:span><text:span text:style-name="T16">"Language"</text:span><text:span text:style-name="T10"> </text:span><text:span text:style-name="T2">/&gt;</text:span></text:p>
      <text:p text:style-name="P5"><text:span text:style-name="T11"><text:tab/><text:tab/><text:tab/><text:tab/></text:span><text:span text:style-name="T2">&lt;/</text:span><text:span text:style-name="T6">link</text:span><text:span text:style-name="T2">&gt;</text:span></text:p>
      <text:p text:style-name="P5"><text:span text:style-name="T11"><text:tab/><text:tab/><text:tab/></text:span><text:span text:style-name="T2">&lt;/</text:span><text:span text:style-name="T6">fieldname</text:span><text:span text:style-name="T2">&gt;</text:span></text:p>
      <text:p text:style-name="P5"><text:span text:style-name="T11"><text:tab/><text:tab/><text:tab/></text:span><text:span text:style-name="T2">&lt;</text:span><text:span text:style-name="T6">fieldname</text:span><text:span text:style-name="T10"> </text:span><text:span text:style-name="T14">fieldname</text:span><text:span text:style-name="T10">=</text:span><text:span text:style-name="T16">"ChildAction.Id"</text:span><text:span text:style-name="T10"> </text:span><text:span text:style-name="T14">fieldType</text:span><text:span text:style-name="T10">=</text:span><text:span text:style-name="T16">"1"</text:span><text:span text:style-name="T2">&gt;</text:span></text:p>
      <text:p text:style-name="P5"><text:span text:style-name="T11"><text:tab/><text:tab/><text:tab/><text:tab/></text:span><text:span text:style-name="T2">&lt;</text:span><text:span text:style-name="T6">link</text:span><text:span text:style-name="T10"> </text:span><text:span text:style-name="T14">id</text:span><text:span text:style-name="T10">=</text:span><text:span text:style-name="T16">"713"</text:span><text:span text:style-name="T2">&gt;</text:span></text:p>
      <text:p text:style-name="P5"><text:span text:style-name="T11"><text:tab/><text:tab/><text:tab/><text:tab/><text:tab/></text:span><text:span text:style-name="T2">&lt;</text:span><text:span text:style-name="T6">from</text:span><text:span text:style-name="T10"> </text:span><text:span text:style-name="T14">fieldname</text:span><text:span text:style-name="T10">=</text:span><text:span text:style-name="T16">"ChildAction.Id"</text:span><text:span text:style-name="T10"> </text:span><text:span text:style-name="T14">table</text:span><text:span text:style-name="T10">=</text:span><text:span text:style-name="T16">"SequencedAction"</text:span></text:p>
      <text:p text:style-name="P5"><text:span text:style-name="T11"><text:tab/><text:tab/><text:tab/><text:tab/><text:tab/><text:tab/></text:span><text:span text:style-name="T14">group</text:span><text:span text:style-name="T10">=</text:span><text:span text:style-name="T16">"AL"</text:span><text:span text:style-name="T10"> </text:span><text:span text:style-name="T14">chart</text:span><text:span text:style-name="T10">=</text:span><text:span text:style-name="T16">"Language"</text:span><text:span text:style-name="T10"> </text:span><text:span text:style-name="T2">/&gt;</text:span></text:p>
      <text:p text:style-name="P5"><text:span text:style-name="T11"><text:tab/><text:tab/><text:tab/><text:tab/><text:tab/></text:span><text:span text:style-name="T2">&lt;</text:span><text:span text:style-name="T6">to</text:span><text:span text:style-name="T10"> </text:span><text:span text:style-name="T14">fieldname</text:span><text:span text:style-name="T10">=</text:span><text:span text:style-name="T16">"Id"</text:span><text:span text:style-name="T10"> </text:span><text:span text:style-name="T14">table</text:span><text:span text:style-name="T10">=</text:span><text:span text:style-name="T16">"Action"</text:span><text:span text:style-name="T10"> </text:span><text:span text:style-name="T14">group</text:span><text:span text:style-name="T10">=</text:span><text:span text:style-name="T16">"AL"</text:span><text:span text:style-name="T10"> </text:span><text:span text:style-name="T14">chart</text:span><text:span text:style-name="T10">=</text:span><text:span text:style-name="T16">"Language"</text:span><text:span text:style-name="T10"> </text:span><text:span text:style-name="T2">/&gt;</text:span></text:p>
      <text:p text:style-name="P5"><text:span text:style-name="T11"><text:tab/><text:tab/><text:tab/><text:tab/></text:span><text:span text:style-name="T2">&lt;/</text:span><text:span text:style-name="T6">link</text:span><text:span text:style-name="T2">&gt;</text:span></text:p>
      <text:p text:style-name="P5"><text:span text:style-name="T11"><text:tab/><text:tab/><text:tab/></text:span><text:span text:style-name="T2">&lt;/</text:span><text:span text:style-name="T6">fieldname</text:span><text:span text:style-name="T2">&gt;</text:span></text:p>
      <text:p text:style-name="P5"><text:span text:style-name="T11"><text:tab/><text:tab/><text:tab/></text:span><text:span text:style-name="T2">&lt;</text:span><text:span text:style-name="T6">fieldname</text:span><text:span text:style-name="T10"> </text:span><text:span text:style-name="T14">fieldname</text:span><text:span text:style-name="T10">=</text:span><text:span text:style-name="T16">"SequenceNumber"</text:span><text:span text:style-name="T10"> </text:span><text:span text:style-name="T14">fieldType</text:span><text:span text:style-name="T10">=</text:span><text:span text:style-name="T16">"0"</text:span><text:span text:style-name="T2">&gt;</text:span></text:p>
      <text:p text:style-name="P5"><text:span text:style-name="T11"><text:tab/><text:tab/><text:tab/></text:span><text:span text:style-name="T2">&lt;/</text:span><text:span text:style-name="T6">fieldname</text:span><text:span text:style-name="T2">&gt;</text:span></text:p>
      <text:p text:style-name="P5"><text:span text:style-name="T11"><text:tab/><text:tab/></text:span><text:span text:style-name="T2">&lt;/</text:span><text:span text:style-name="T6">table</text:span><text:span text:style-name="T2">&gt;</text:span></text:p>
      <text:p text:style-name="P5"><text:span text:style-name="T11"><text:tab/></text:span><text:span text:style-name="T2">&lt;/</text:span><text:span text:style-name="T6">group</text:span><text:span text:style-name="T2">&gt;</text:span></text:p>
      <text:p text:style-name="P7"><text:span text:style-name="T3">&lt;/</text:span><text:span text:style-name="T7">chart</text:span><text:span text:style-name="T3">&gt;</text:span></text:p>
      <text:p text:style-name="P2"/>
      <text:h text:style-name="P13" text:outline-level="8">Defining a Program</text:h>
      <text:p text:style-name="P3"><text:span text:style-name="T4">&lt;</text:span><text:span text:style-name="T8">group</text:span><text:span text:style-name="T12"> </text:span><text:span text:style-name="T15">groupName</text:span><text:span text:style-name="T12">=</text:span><text:span text:style-name="T17">"Action+Language+Layer"</text:span><text:span text:style-name="T12"> </text:span><text:span text:style-name="T15">abbrev</text:span><text:span text:style-name="T12">=</text:span><text:span text:style-name="T17">"AL"</text:span><text:span text:style-name="T4">&gt;</text:span></text:p>
      <text:p text:style-name="P3"><text:span text:style-name="T13"><text:tab/></text:span><text:span text:style-name="T4">&lt;</text:span><text:span text:style-name="T8">table</text:span><text:span text:style-name="T12"> </text:span><text:span text:style-name="T15">objectName</text:span><text:span text:style-name="T12">=</text:span><text:span text:style-name="T17">"ActionTyp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Id"</text:span><text:span text:style-name="T12"> </text:span><text:span text:style-name="T15">fieldType</text:span><text:span text:style-name="T12">=</text:span><text:span text:style-name="T17">"2"</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Shadowing"</text:span><text:span text:style-name="T12"> </text:span><text:span text:style-name="T15">fieldType</text:span><text:span text:style-name="T12">=</text:span><text:span text:style-name="T17">"5"</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Deleted"</text:span><text:span text:style-name="T12"> </text:span><text:span text:style-name="T15">fieldType</text:span><text:span text:style-name="T12">=</text:span><text:span text:style-name="T17">"3"</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118"</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Add"</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4"</text:span></text:p>
      <text:p text:style-name="P3"><text:span text:style-name="T13"><text:tab/><text:tab/><text:tab/><text:tab/></text:span><text:span text:style-name="T15">shadowInstId</text:span><text:span text:style-name="T12">=</text:span><text:span text:style-name="T17">"Add"</text:span><text:span text:style-name="T12"> </text:span><text:span text:style-name="T15">shadowInstanceName</text:span><text:span text:style-name="T12">=</text:span><text:span text:style-name="T17">"Language"</text:span></text:p>
      <text:p text:style-name="P3"><text:span text:style-name="T13"><text:tab/><text:tab/><text:tab/><text:tab/></text:span><text:span text:style-name="T15">shadowQualifiedName</text:span><text:span text:style-name="T12">=</text:span><text:span text:style-name="T17">"Language.Add"</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111"</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AssignVar"</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4"</text:span></text:p>
      <text:p text:style-name="P3"><text:span text:style-name="T13"><text:tab/><text:tab/><text:tab/><text:tab/></text:span><text:span text:style-name="T15">shadowInstId</text:span><text:span text:style-name="T12">=</text:span><text:span text:style-name="T17">"AssignVariable"</text:span><text:span text:style-name="T12"> </text:span><text:span text:style-name="T15">shadowInstanceName</text:span><text:span text:style-name="T12">=</text:span><text:span text:style-name="T17">"Language"</text:span></text:p>
      <text:p text:style-name="P3"><text:span text:style-name="T13"><text:tab/><text:tab/><text:tab/><text:tab/></text:span><text:span text:style-name="T15">shadowQualifiedName</text:span><text:span text:style-name="T12">=</text:span><text:span text:style-name="T17">"Language.AssignVariable"</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103"</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PrintVar"</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4"</text:span></text:p>
      <text:p text:style-name="P3"><text:span text:style-name="T13"><text:tab/><text:tab/><text:tab/><text:tab/></text:span><text:span text:style-name="T15">shadowInstId</text:span><text:span text:style-name="T12">=</text:span><text:span text:style-name="T17">"PrintVariable"</text:span><text:span text:style-name="T12"> </text:span><text:span text:style-name="T15">shadowInstanceName</text:span><text:span text:style-name="T12">=</text:span><text:span text:style-name="T17">"Language"</text:span></text:p>
      <text:p text:style-name="P3"><text:span text:style-name="T13"><text:tab/><text:tab/><text:tab/><text:tab/></text:span><text:span text:style-name="T15">shadowQualifiedName</text:span><text:span text:style-name="T12">=</text:span><text:span text:style-name="T17">"Language.PrintVariable"</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91"</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PostInc"</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4"</text:span></text:p>
      <text:p text:style-name="P3"><text:span text:style-name="T13"><text:tab/><text:tab/><text:tab/><text:tab/></text:span><text:span text:style-name="T15">shadowInstId</text:span><text:span text:style-name="T12">=</text:span><text:span text:style-name="T17">"PostInc"</text:span><text:span text:style-name="T12"> </text:span><text:span text:style-name="T15">shadowInstanceName</text:span><text:span text:style-name="T12">=</text:span><text:span text:style-name="T17">"Language"</text:span></text:p>
      <text:p text:style-name="P3"><text:span text:style-name="T13"><text:tab/><text:tab/><text:tab/><text:tab/></text:span><text:span text:style-name="T15">shadowQualifiedName</text:span><text:span text:style-name="T12">=</text:span><text:span text:style-name="T17">"Language.PostInc"</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83"</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ReadConst"</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4"</text:span></text:p>
      <text:p text:style-name="P3"><text:span text:style-name="T13"><text:tab/><text:tab/><text:tab/><text:tab/></text:span><text:span text:style-name="T15">shadowInstId</text:span><text:span text:style-name="T12">=</text:span><text:span text:style-name="T17">"ReadConstant"</text:span><text:span text:style-name="T12"> </text:span><text:span text:style-name="T15">shadowInstanceName</text:span><text:span text:style-name="T12">=</text:span><text:span text:style-name="T17">"Language"</text:span></text:p>
      <text:p text:style-name="P3"><text:span text:style-name="T13"><text:tab/><text:tab/><text:tab/><text:tab/></text:span><text:span text:style-name="T15">shadowQualifiedName</text:span><text:span text:style-name="T12">=</text:span><text:span text:style-name="T17">"Language.ReadConstant"</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73"</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ReadVar"</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4"</text:span></text:p>
      <text:p text:style-name="P3"><text:span text:style-name="T13"><text:tab/><text:tab/><text:tab/><text:tab/></text:span><text:span text:style-name="T15">shadowInstId</text:span><text:span text:style-name="T12">=</text:span><text:span text:style-name="T17">"ReadVariable"</text:span><text:span text:style-name="T12"> </text:span><text:span text:style-name="T15">shadowInstanceName</text:span><text:span text:style-name="T12">=</text:span><text:span text:style-name="T17">"Language"</text:span></text:p>
      <text:p text:style-name="P3"><text:span text:style-name="T13"><text:tab/><text:tab/><text:tab/><text:tab/></text:span><text:span text:style-name="T15">shadowQualifiedName</text:span><text:span text:style-name="T12">=</text:span><text:span text:style-name="T17">"Language.ReadVariable"</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69"</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Lt"</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4"</text:span></text:p>
      <text:p text:style-name="P3"><text:span text:style-name="T13"><text:tab/><text:tab/><text:tab/><text:tab/></text:span><text:span text:style-name="T15">shadowInstId</text:span><text:span text:style-name="T12">=</text:span><text:span text:style-name="T17">"Lt"</text:span><text:span text:style-name="T12"> </text:span><text:span text:style-name="T15">shadowInstanceName</text:span><text:span text:style-name="T12">=</text:span><text:span text:style-name="T17">"Language"</text:span><text:span text:style-name="T12"> </text:span><text:span text:style-name="T15">shadowQualifiedName</text:span><text:span text:style-name="T12">=</text:span><text:span text:style-name="T17">"Language.Lt"</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56"</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For"</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4"</text:span></text:p>
      <text:p text:style-name="P3"><text:span text:style-name="T13"><text:tab/><text:tab/><text:tab/><text:tab/></text:span><text:span text:style-name="T15">shadowInstId</text:span><text:span text:style-name="T12">=</text:span><text:span text:style-name="T17">"For"</text:span><text:span text:style-name="T12"> </text:span><text:span text:style-name="T15">shadowInstanceName</text:span><text:span text:style-name="T12">=</text:span><text:span text:style-name="T17">"Language"</text:span></text:p>
      <text:p text:style-name="P3"><text:span text:style-name="T13"><text:tab/><text:tab/><text:tab/><text:tab/></text:span><text:span text:style-name="T15">shadowQualifiedName</text:span><text:span text:style-name="T12">=</text:span><text:span text:style-name="T17">"Language.For"</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28"</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Var"</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4"</text:span></text:p>
      <text:p text:style-name="P3"><text:span text:style-name="T13"><text:tab/><text:tab/><text:tab/><text:tab/></text:span><text:span text:style-name="T15">shadowInstId</text:span><text:span text:style-name="T12">=</text:span><text:span text:style-name="T17">"DeclareVariable"</text:span><text:span text:style-name="T12"> </text:span><text:span text:style-name="T15">shadowInstanceName</text:span><text:span text:style-name="T12">=</text:span><text:span text:style-name="T17">"Language"</text:span></text:p>
      <text:p text:style-name="P3"><text:span text:style-name="T13"><text:tab/><text:tab/><text:tab/><text:tab/></text:span><text:span text:style-name="T15">shadowQualifiedName</text:span><text:span text:style-name="T12">=</text:span><text:span text:style-name="T17">"Language.DeclareVariable"</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22"</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Literal"</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4"</text:span></text:p>
      <text:p text:style-name="P3"><text:span text:style-name="T13"><text:tab/><text:tab/><text:tab/><text:tab/></text:span><text:span text:style-name="T15">shadowInstId</text:span><text:span text:style-name="T12">=</text:span><text:span text:style-name="T17">"Literal"</text:span><text:span text:style-name="T12"> </text:span><text:span text:style-name="T15">shadowInstanceName</text:span><text:span text:style-name="T12">=</text:span><text:span text:style-name="T17">"Language"</text:span></text:p>
      <text:p text:style-name="P3"><text:span text:style-name="T13"><text:tab/><text:tab/><text:tab/><text:tab/></text:span><text:span text:style-name="T15">shadowQualifiedName</text:span><text:span text:style-name="T12">=</text:span><text:span text:style-name="T17">"Language.Literal"</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oft-page-break/><text:span text:style-name="T13"><text:tab/><text:tab/></text:span><text:span text:style-name="T4">&lt;</text:span><text:span text:style-name="T8">instance</text:span><text:span text:style-name="T12"> </text:span><text:span text:style-name="T15">id</text:span><text:span text:style-name="T12">=</text:span><text:span text:style-name="T17">"11"</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Const"</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4"</text:span></text:p>
      <text:p text:style-name="P3"><text:span text:style-name="T13"><text:tab/><text:tab/><text:tab/><text:tab/></text:span><text:span text:style-name="T15">shadowInstId</text:span><text:span text:style-name="T12">=</text:span><text:span text:style-name="T17">"DeclareConstant"</text:span><text:span text:style-name="T12"> </text:span><text:span text:style-name="T15">shadowInstanceName</text:span><text:span text:style-name="T12">=</text:span><text:span text:style-name="T17">"Language"</text:span></text:p>
      <text:p text:style-name="P3"><text:span text:style-name="T13"><text:tab/><text:tab/><text:tab/><text:tab/></text:span><text:span text:style-name="T15">shadowQualifiedName</text:span><text:span text:style-name="T12">=</text:span><text:span text:style-name="T17">"Language.DeclareConstant"</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8"</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Seq"</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4"</text:span></text:p>
      <text:p text:style-name="P3"><text:span text:style-name="T13"><text:tab/><text:tab/><text:tab/><text:tab/></text:span><text:span text:style-name="T15">shadowInstId</text:span><text:span text:style-name="T12">=</text:span><text:span text:style-name="T17">"Seq"</text:span><text:span text:style-name="T12"> </text:span><text:span text:style-name="T15">shadowInstanceName</text:span><text:span text:style-name="T12">=</text:span><text:span text:style-name="T17">"Language"</text:span></text:p>
      <text:p text:style-name="P3"><text:span text:style-name="T13"><text:tab/><text:tab/><text:tab/><text:tab/></text:span><text:span text:style-name="T15">shadowQualifiedName</text:span><text:span text:style-name="T12">=</text:span><text:span text:style-name="T17">"Language.Seq"</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span><text:span text:style-name="T4">&lt;/</text:span><text:span text:style-name="T8">table</text:span><text:span text:style-name="T4">&gt;</text:span></text:p>
      <text:p text:style-name="P3"><text:span text:style-name="T13"><text:tab/></text:span><text:span text:style-name="T4">&lt;</text:span><text:span text:style-name="T8">table</text:span><text:span text:style-name="T12"> </text:span><text:span text:style-name="T15">objectName</text:span><text:span text:style-name="T12">=</text:span><text:span text:style-name="T17">"AttributeDataTyp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Id"</text:span><text:span text:style-name="T12"> </text:span><text:span text:style-name="T15">fieldType</text:span><text:span text:style-name="T12">=</text:span><text:span text:style-name="T17">"2"</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Shadowing"</text:span><text:span text:style-name="T12"> </text:span><text:span text:style-name="T15">fieldType</text:span><text:span text:style-name="T12">=</text:span><text:span text:style-name="T17">"5"</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Deleted"</text:span><text:span text:style-name="T12"> </text:span><text:span text:style-name="T15">fieldType</text:span><text:span text:style-name="T12">=</text:span><text:span text:style-name="T17">"3"</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span><text:span text:style-name="T4">&lt;/</text:span><text:span text:style-name="T8">table</text:span><text:span text:style-name="T4">&gt;</text:span></text:p>
      <text:p text:style-name="P3"><text:span text:style-name="T13"><text:tab/></text:span><text:span text:style-name="T4">&lt;</text:span><text:span text:style-name="T8">table</text:span><text:span text:style-name="T12"> </text:span><text:span text:style-name="T15">objectName</text:span><text:span text:style-name="T12">=</text:span><text:span text:style-name="T17">"AttributeTyp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Id"</text:span><text:span text:style-name="T12"> </text:span><text:span text:style-name="T15">fieldType</text:span><text:span text:style-name="T12">=</text:span><text:span text:style-name="T17">"2"</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Shadowing"</text:span><text:span text:style-name="T12"> </text:span><text:span text:style-name="T15">fieldType</text:span><text:span text:style-name="T12">=</text:span><text:span text:style-name="T17">"5"</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Deleted"</text:span><text:span text:style-name="T12"> </text:span><text:span text:style-name="T15">fieldType</text:span><text:span text:style-name="T12">=</text:span><text:span text:style-name="T17">"3"</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AttributeDataType.Id"</text:span><text:span text:style-name="T12"> </text:span><text:span text:style-name="T15">fieldType</text:span><text:span text:style-name="T12">=</text:span><text:span text:style-name="T17">"1"</text:span><text:span text:style-name="T4">&gt;</text:span></text:p>
      <text:p text:style-name="P3"><text:span text:style-name="T13"><text:tab/><text:tab/><text:tab/></text:span><text:span text:style-name="T4">&lt;</text:span><text:span text:style-name="T8">link</text:span><text:span text:style-name="T12"> </text:span><text:span text:style-name="T15">id</text:span><text:span text:style-name="T12">=</text:span><text:span text:style-name="T17">"784"</text:span><text:span text:style-name="T4">&gt;</text:span></text:p>
      <text:p text:style-name="P3"><text:span text:style-name="T13"><text:tab/><text:tab/><text:tab/><text:tab/></text:span><text:span text:style-name="T4">&lt;</text:span><text:span text:style-name="T8">from</text:span><text:span text:style-name="T12"> </text:span><text:span text:style-name="T15">fieldname</text:span><text:span text:style-name="T12">=</text:span><text:span text:style-name="T17">"AttributeDataType.Id"</text:span><text:span text:style-name="T12"> </text:span><text:span text:style-name="T15">table</text:span><text:span text:style-name="T12">=</text:span><text:span text:style-name="T17">"AttributeType"</text:span></text:p>
      <text:p text:style-name="P3"><text:span text:style-name="T13"><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ttributeData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span><text:span text:style-name="T4">&lt;/</text:span><text:span text:style-name="T8">link</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112"</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AssignVar.name"</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4"</text:span></text:p>
      <text:p text:style-name="P3"><text:span text:style-name="T13"><text:tab/><text:tab/><text:tab/><text:tab/></text:span><text:span text:style-name="T15">shadowInstId</text:span><text:span text:style-name="T12">=</text:span><text:span text:style-name="T17">"AssignVariable.name"</text:span><text:span text:style-name="T12"> </text:span><text:span text:style-name="T15">shadowInstanceName</text:span><text:span text:style-name="T12">=</text:span><text:span text:style-name="T17">"Language"</text:span></text:p>
      <text:p text:style-name="P3"><text:span text:style-name="T13"><text:tab/><text:tab/><text:tab/><text:tab/></text:span><text:span text:style-name="T15">shadowQualifiedName</text:span><text:span text:style-name="T12">=</text:span><text:span text:style-name="T17">"Language.AssignVariable.name"</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null"</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104"</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PrintVar.name"</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4"</text:span></text:p>
      <text:p text:style-name="P3"><text:span text:style-name="T13"><text:tab/><text:tab/><text:tab/><text:tab/></text:span><text:span text:style-name="T15">shadowInstId</text:span><text:span text:style-name="T12">=</text:span><text:span text:style-name="T17">"PrintVariable.name"</text:span><text:span text:style-name="T12"> </text:span><text:span text:style-name="T15">shadowInstanceName</text:span><text:span text:style-name="T12">=</text:span><text:span text:style-name="T17">"Language"</text:span></text:p>
      <text:p text:style-name="P3"><text:span text:style-name="T13"><text:tab/><text:tab/><text:tab/><text:tab/></text:span><text:span text:style-name="T15">shadowQualifiedName</text:span><text:span text:style-name="T12">=</text:span><text:span text:style-name="T17">"Language.PrintVariable.name"</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null"</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92"</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PostInc.name"</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4"</text:span></text:p>
      <text:p text:style-name="P3"><text:span text:style-name="T13"><text:tab/><text:tab/><text:tab/><text:tab/></text:span><text:span text:style-name="T15">shadowInstId</text:span><text:span text:style-name="T12">=</text:span><text:span text:style-name="T17">"PostInc.name"</text:span><text:span text:style-name="T12"> </text:span><text:span text:style-name="T15">shadowInstanceName</text:span><text:span text:style-name="T12">=</text:span><text:span text:style-name="T17">"Language"</text:span></text:p>
      <text:p text:style-name="P3"><text:span text:style-name="T13"><text:tab/><text:tab/><text:tab/><text:tab/></text:span><text:span text:style-name="T15">shadowQualifiedName</text:span><text:span text:style-name="T12">=</text:span><text:span text:style-name="T17">"Language.PostInc.name"</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null"</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84"</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ReadConst.name"</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4"</text:span></text:p>
      <text:p text:style-name="P3"><text:span text:style-name="T13"><text:tab/><text:tab/><text:tab/><text:tab/></text:span><text:span text:style-name="T15">shadowInstId</text:span><text:span text:style-name="T12">=</text:span><text:span text:style-name="T17">"ReadConstant.name"</text:span><text:span text:style-name="T12"> </text:span><text:span text:style-name="T15">shadowInstanceName</text:span><text:span text:style-name="T12">=</text:span><text:span text:style-name="T17">"Language"</text:span></text:p>
      <text:p text:style-name="P3"><text:span text:style-name="T13"><text:tab/><text:tab/><text:tab/><text:tab/></text:span><text:span text:style-name="T15">shadowQualifiedName</text:span><text:span text:style-name="T12">=</text:span><text:span text:style-name="T17">"Language.ReadConstant.name"</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null"</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78"</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ReadVar.name"</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4"</text:span></text:p>
      <text:p text:style-name="P3"><text:span text:style-name="T13"><text:tab/><text:tab/><text:tab/><text:tab/></text:span><text:span text:style-name="T15">shadowInstId</text:span><text:span text:style-name="T12">=</text:span><text:span text:style-name="T17">"ReadVariable.name"</text:span><text:span text:style-name="T12"> </text:span><text:span text:style-name="T15">shadowInstanceName</text:span><text:span text:style-name="T12">=</text:span><text:span text:style-name="T17">"Language"</text:span></text:p>
      <text:p text:style-name="P3"><text:span text:style-name="T13"><text:tab/><text:tab/><text:tab/><text:tab/></text:span><text:span text:style-name="T15">shadowQualifiedName</text:span><text:span text:style-name="T12">=</text:span><text:span text:style-name="T17">"Language.ReadVariable.name"</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null"</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29"</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p>
      <text:p text:style-name="P3"><text:soft-page-break/><text:span text:style-name="T13"><text:tab/><text:tab/><text:tab/><text:tab/></text:span><text:span text:style-name="T15">fieldValue</text:span><text:span text:style-name="T12">=</text:span><text:span text:style-name="T17">"DeclareVar.name"</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4"</text:span></text:p>
      <text:p text:style-name="P3"><text:span text:style-name="T13"><text:tab/><text:tab/><text:tab/><text:tab/></text:span><text:span text:style-name="T15">shadowInstId</text:span><text:span text:style-name="T12">=</text:span><text:span text:style-name="T17">"DeclareVariable.name"</text:span><text:span text:style-name="T12"> </text:span><text:span text:style-name="T15">shadowInstanceName</text:span><text:span text:style-name="T12">=</text:span><text:span text:style-name="T17">"Language"</text:span></text:p>
      <text:p text:style-name="P3"><text:span text:style-name="T13"><text:tab/><text:tab/><text:tab/><text:tab/></text:span><text:span text:style-name="T15">shadowQualifiedName</text:span><text:span text:style-name="T12">=</text:span><text:span text:style-name="T17">"Language.DeclareVariable.name"</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null"</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24"</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Literal.number"</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4"</text:span></text:p>
      <text:p text:style-name="P3"><text:span text:style-name="T13"><text:tab/><text:tab/><text:tab/><text:tab/></text:span><text:span text:style-name="T15">shadowInstId</text:span><text:span text:style-name="T12">=</text:span><text:span text:style-name="T17">"Literal.number"</text:span><text:span text:style-name="T12"> </text:span><text:span text:style-name="T15">shadowInstanceName</text:span><text:span text:style-name="T12">=</text:span><text:span text:style-name="T17">"Language"</text:span></text:p>
      <text:p text:style-name="P3"><text:span text:style-name="T13"><text:tab/><text:tab/><text:tab/><text:tab/></text:span><text:span text:style-name="T15">shadowQualifiedName</text:span><text:span text:style-name="T12">=</text:span><text:span text:style-name="T17">"Language.Literal.number"</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null"</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10"</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p>
      <text:p text:style-name="P3"><text:span text:style-name="T13"><text:tab/><text:tab/><text:tab/><text:tab/></text:span><text:span text:style-name="T15">fieldValue</text:span><text:span text:style-name="T12">=</text:span><text:span text:style-name="T17">"DeclareConstant.name"</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4"</text:span></text:p>
      <text:p text:style-name="P3"><text:span text:style-name="T13"><text:tab/><text:tab/><text:tab/><text:tab/></text:span><text:span text:style-name="T15">shadowInstId</text:span><text:span text:style-name="T12">=</text:span><text:span text:style-name="T17">"DeclareConstant.name"</text:span><text:span text:style-name="T12"> </text:span><text:span text:style-name="T15">shadowInstanceName</text:span><text:span text:style-name="T12">=</text:span><text:span text:style-name="T17">"Language"</text:span></text:p>
      <text:p text:style-name="P3"><text:span text:style-name="T13"><text:tab/><text:tab/><text:tab/><text:tab/></text:span><text:span text:style-name="T15">shadowQualifiedName</text:span><text:span text:style-name="T12">=</text:span><text:span text:style-name="T17">"Language.DeclareConstant.name"</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null"</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span><text:span text:style-name="T4">&lt;/</text:span><text:span text:style-name="T8">table</text:span><text:span text:style-name="T4">&gt;</text:span></text:p>
      <text:p text:style-name="P3"><text:span text:style-name="T13"><text:tab/></text:span><text:span text:style-name="T4">&lt;</text:span><text:span text:style-name="T8">table</text:span><text:span text:style-name="T12"> </text:span><text:span text:style-name="T15">objectName</text:span><text:span text:style-name="T12">=</text:span><text:span text:style-name="T17">"Action"</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Id"</text:span><text:span text:style-name="T12"> </text:span><text:span text:style-name="T15">fieldType</text:span><text:span text:style-name="T12">=</text:span><text:span text:style-name="T17">"2"</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Shadowing"</text:span><text:span text:style-name="T12"> </text:span><text:span text:style-name="T15">fieldType</text:span><text:span text:style-name="T12">=</text:span><text:span text:style-name="T17">"5"</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Deleted"</text:span><text:span text:style-name="T12"> </text:span><text:span text:style-name="T15">fieldType</text:span><text:span text:style-name="T12">=</text:span><text:span text:style-name="T17">"3"</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1"</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p>
      <text:p text:style-name="P3"><text:span text:style-name="T13"><text:tab/><text:tab/><text:tab/><text:tab/></text:span><text:span text:style-name="T15">fieldValue</text:span><text:span text:style-name="T12">=</text:span><text:span text:style-name="T17">"Seq1.For1.Seq1.AssignVar3.ReadVar1"</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12"</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p>
      <text:p text:style-name="P3"><text:span text:style-name="T13"><text:tab/><text:tab/><text:tab/><text:tab/></text:span><text:span text:style-name="T15">fieldValue</text:span><text:span text:style-name="T12">=</text:span><text:span text:style-name="T17">"Seq1.For1.Seq1.AssignVar3"</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8"</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p>
      <text:p text:style-name="P3"><text:span text:style-name="T13"><text:tab/><text:tab/><text:tab/><text:tab/></text:span><text:span text:style-name="T15">fieldValue</text:span><text:span text:style-name="T12">=</text:span><text:span text:style-name="T17">"Seq1.For1.Seq1.AssignVar2.ReadVar1"</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5"</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p>
      <text:p text:style-name="P3"><text:span text:style-name="T13"><text:tab/><text:tab/><text:tab/><text:tab/></text:span><text:span text:style-name="T15">fieldValue</text:span><text:span text:style-name="T12">=</text:span><text:span text:style-name="T17">"Seq1.For1.Seq1.AssignVar2"</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1"</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p>
      <text:p text:style-name="P3"><text:span text:style-name="T13"><text:tab/><text:tab/><text:tab/><text:tab/></text:span><text:span text:style-name="T15">fieldValue</text:span><text:span text:style-name="T12">=</text:span><text:span text:style-name="T17">"Seq1.For1.Seq1.AssignVar1.Add1.ReadVar2"</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122"</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p>
      <text:p text:style-name="P3"><text:span text:style-name="T13"><text:tab/><text:tab/><text:tab/><text:tab/></text:span><text:span text:style-name="T15">fieldValue</text:span><text:span text:style-name="T12">=</text:span><text:span text:style-name="T17">"Seq1.For1.Seq1.AssignVar1.Add1.ReadVar1"</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119"</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p>
      <text:p text:style-name="P3"><text:span text:style-name="T13"><text:tab/><text:tab/><text:tab/><text:tab/></text:span><text:span text:style-name="T15">fieldValue</text:span><text:span text:style-name="T12">=</text:span><text:span text:style-name="T17">"Seq1.For1.Seq1.AssignVar1.Add1"</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113"</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p>
      <text:p text:style-name="P3"><text:span text:style-name="T13"><text:tab/><text:tab/><text:tab/><text:tab/></text:span><text:span text:style-name="T15">fieldValue</text:span><text:span text:style-name="T12">=</text:span><text:span text:style-name="T17">"Seq1.For1.Seq1.AssignVar1"</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oft-page-break/><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105"</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p>
      <text:p text:style-name="P3"><text:span text:style-name="T13"><text:tab/><text:tab/><text:tab/><text:tab/></text:span><text:span text:style-name="T15">fieldValue</text:span><text:span text:style-name="T12">=</text:span><text:span text:style-name="T17">"Seq1.For1.Seq1.PrintVar1"</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97"</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Seq1.For1.Seq1"</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93"</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p>
      <text:p text:style-name="P3"><text:span text:style-name="T13"><text:tab/><text:tab/><text:tab/><text:tab/></text:span><text:span text:style-name="T15">fieldValue</text:span><text:span text:style-name="T12">=</text:span><text:span text:style-name="T17">"Seq1.For1.PostInc"</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85"</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p>
      <text:p text:style-name="P3"><text:span text:style-name="T13"><text:tab/><text:tab/><text:tab/><text:tab/></text:span><text:span text:style-name="T15">fieldValue</text:span><text:span text:style-name="T12">=</text:span><text:span text:style-name="T17">"Seq1.For1.Lt1.ReadConst.1"</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75"</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p>
      <text:p text:style-name="P3"><text:span text:style-name="T13"><text:tab/><text:tab/><text:tab/><text:tab/></text:span><text:span text:style-name="T15">fieldValue</text:span><text:span text:style-name="T12">=</text:span><text:span text:style-name="T17">"Seq1.For1.Lt1.ReadVar1"</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70"</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Seq1.For1.Lt1"</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64"</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p>
      <text:p text:style-name="P3"><text:span text:style-name="T13"><text:tab/><text:tab/><text:tab/><text:tab/></text:span><text:span text:style-name="T15">fieldValue</text:span><text:span text:style-name="T12">=</text:span><text:span text:style-name="T17">"Seq1.For1.Var1.Literal1"</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60"</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Seq1.For1.Var1"</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57"</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Seq1.For1"</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51"</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p>
      <text:p text:style-name="P3"><text:span text:style-name="T13"><text:tab/><text:tab/><text:tab/><text:tab/></text:span><text:span text:style-name="T15">fieldValue</text:span><text:span text:style-name="T12">=</text:span><text:span text:style-name="T17">"Seq1.Var3.Literal1"</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47"</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Seq1.Var3"</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43"</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p>
      <text:p text:style-name="P3"><text:span text:style-name="T13"><text:tab/><text:tab/><text:tab/><text:tab/></text:span><text:span text:style-name="T15">fieldValue</text:span><text:span text:style-name="T12">=</text:span><text:span text:style-name="T17">"Seq1.Var2.Literal1"</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39"</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Seq1.Var2"</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35"</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p>
      <text:p text:style-name="P3"><text:span text:style-name="T13"><text:tab/><text:tab/><text:tab/><text:tab/></text:span><text:span text:style-name="T15">fieldValue</text:span><text:span text:style-name="T12">=</text:span><text:span text:style-name="T17">"Seq1.Var1.Literal1"</text:span><text:span text:style-name="T12"> </text:span><text:span text:style-name="T4">/&gt;</text:span></text:p>
      <text:p text:style-name="P3"><text:soft-page-break/><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30"</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Seq1.Var1"</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20"</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p>
      <text:p text:style-name="P3"><text:span text:style-name="T13"><text:tab/><text:tab/><text:tab/><text:tab/></text:span><text:span text:style-name="T15">fieldValue</text:span><text:span text:style-name="T12">=</text:span><text:span text:style-name="T17">"Seq1.Const1.Literal1"</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13"</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Seq1.Const.1"</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12"</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Seq1"</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span><text:span text:style-name="T4">&lt;/</text:span><text:span text:style-name="T8">table</text:span><text:span text:style-name="T4">&gt;</text:span></text:p>
      <text:p text:style-name="P3"><text:span text:style-name="T13"><text:tab/></text:span><text:span text:style-name="T4">&lt;</text:span><text:span text:style-name="T8">table</text:span><text:span text:style-name="T12"> </text:span><text:span text:style-name="T15">objectName</text:span><text:span text:style-name="T12">=</text:span><text:span text:style-name="T17">"ActionColoring"</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Id"</text:span><text:span text:style-name="T12"> </text:span><text:span text:style-name="T15">fieldType</text:span><text:span text:style-name="T12">=</text:span><text:span text:style-name="T17">"2"</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Shadowing"</text:span><text:span text:style-name="T12"> </text:span><text:span text:style-name="T15">fieldType</text:span><text:span text:style-name="T12">=</text:span><text:span text:style-name="T17">"5"</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Deleted"</text:span><text:span text:style-name="T12"> </text:span><text:span text:style-name="T15">fieldType</text:span><text:span text:style-name="T12">=</text:span><text:span text:style-name="T17">"3"</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ActionType.Id"</text:span><text:span text:style-name="T12"> </text:span><text:span text:style-name="T15">fieldType</text:span><text:span text:style-name="T12">=</text:span><text:span text:style-name="T17">"1"</text:span><text:span text:style-name="T4">&gt;</text:span></text:p>
      <text:p text:style-name="P3"><text:span text:style-name="T13"><text:tab/><text:tab/><text:tab/></text:span><text:span text:style-name="T4">&lt;</text:span><text:span text:style-name="T8">link</text:span><text:span text:style-name="T12"> </text:span><text:span text:style-name="T15">id</text:span><text:span text:style-name="T12">=</text:span><text:span text:style-name="T17">"785"</text:span><text:span text:style-name="T4">&gt;</text:span></text:p>
      <text:p text:style-name="P3"><text:span text:style-name="T13"><text:tab/><text:tab/><text:tab/><text:tab/></text:span><text:span text:style-name="T4">&lt;</text:span><text:span text:style-name="T8">from</text:span><text:span text:style-name="T12"> </text:span><text:span text:style-name="T15">fieldname</text:span><text:span text:style-name="T12">=</text:span><text:span text:style-name="T17">"ActionType.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span><text:span text:style-name="T4">&lt;/</text:span><text:span text:style-name="T8">link</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Action.Id"</text:span><text:span text:style-name="T12"> </text:span><text:span text:style-name="T15">fieldType</text:span><text:span text:style-name="T12">=</text:span><text:span text:style-name="T17">"1"</text:span><text:span text:style-name="T4">&gt;</text:span></text:p>
      <text:p text:style-name="P3"><text:span text:style-name="T13"><text:tab/><text:tab/><text:tab/></text:span><text:span text:style-name="T4">&lt;</text:span><text:span text:style-name="T8">link</text:span><text:span text:style-name="T12"> </text:span><text:span text:style-name="T15">id</text:span><text:span text:style-name="T12">=</text:span><text:span text:style-name="T17">"786"</text:span><text:span text:style-name="T4">&gt;</text:span></text:p>
      <text:p text:style-name="P3"><text:span text:style-name="T13"><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span><text:span text:style-name="T4">&lt;/</text:span><text:span text:style-name="T8">link</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2"</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ReadVar"</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785"</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Type.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Seq1.AssignVar3.ReadVar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786"</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13"</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2"</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AssignVar"</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53"</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Type.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Seq1.AssignVar3"</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54"</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oft-page-break/><text:span text:style-name="T13"><text:tab/><text:tab/><text:tab/></text:span><text:span text:style-name="T4">&lt;/</text:span><text:span text:style-name="T8">sameAsField</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9"</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3"</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ReadVar"</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55"</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Type.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Seq1.AssignVar2.ReadVar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56"</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6"</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AssignVar"</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57"</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Type.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Seq1.AssignVar2"</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58"</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2"</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5"</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ReadVar"</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59"</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Type.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Seq1.AssignVar1.Add1.ReadVar2"</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786"</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123"</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6"</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ReadVar"</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61"</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Type.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Seq1.AssignVar1.Add1.ReadVar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786"</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120"</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7"</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oft-page-break/><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Add"</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63"</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Type.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Seq1.AssignVar1.Add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786"</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114"</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8"</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AssignVar"</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65"</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Type.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Seq1.AssignVar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66"</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106"</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9"</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PrintVar"</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67"</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Type.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Seq1.PrintVar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68"</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98"</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0"</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Seq"</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69"</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Type.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Seq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70"</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94"</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1"</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PostInc"</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71"</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Type.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oft-page-break/><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PostInc"</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72"</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86"</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2"</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ReadConst"</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73"</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Type.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Lt1.ReadConst.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74"</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76"</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3"</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ReadVar"</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75"</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Type.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Lt1.ReadVar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76"</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71"</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4"</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Lt"</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77"</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Type.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Lt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78"</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65"</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5"</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Literal"</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79"</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Type.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Var1.Literal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80"</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oft-page-break/><text:span text:style-name="T13"><text:tab/><text:tab/><text:tab/></text:span><text:span text:style-name="T4">&lt;/</text:span><text:span text:style-name="T8">sameAsField</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61"</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6"</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Var"</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81"</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Type.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Var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82"</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58"</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7"</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For"</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83"</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Type.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Seq1.For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84"</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52"</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8"</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Literal"</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85"</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Type.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Var3.Literal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86"</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48"</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9"</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Var"</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87"</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Type.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Seq1.Var3"</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88"</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44"</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20"</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Literal"</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89"</text:span><text:span text:style-name="T4">&gt;</text:span></text:p>
      <text:p text:style-name="P3"><text:soft-page-break/><text:span text:style-name="T13"><text:tab/><text:tab/><text:tab/><text:tab/><text:tab/></text:span><text:span text:style-name="T4">&lt;</text:span><text:span text:style-name="T8">from</text:span><text:span text:style-name="T12"> </text:span><text:span text:style-name="T15">fieldname</text:span><text:span text:style-name="T12">=</text:span><text:span text:style-name="T17">"ActionType.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Var2.Literal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90"</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40"</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21"</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Var"</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91"</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Type.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Seq1.Var2"</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92"</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36"</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22"</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Literal"</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93"</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Type.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Var1.Literal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94"</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31"</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23"</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Var"</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95"</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Type.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Seq1.Var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96"</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21"</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24"</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Literal"</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97"</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Type.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Const1.Literal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98"</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oft-page-break/><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15"</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25"</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Const"</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999"</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Type.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Seq1.Const.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00"</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14"</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26"</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Seq"</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01"</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Type.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Seq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02"</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span><text:span text:style-name="T4">&lt;/</text:span><text:span text:style-name="T8">table</text:span><text:span text:style-name="T4">&gt;</text:span></text:p>
      <text:p text:style-name="P3"><text:span text:style-name="T13"><text:tab/></text:span><text:span text:style-name="T4">&lt;</text:span><text:span text:style-name="T8">table</text:span><text:span text:style-name="T12"> </text:span><text:span text:style-name="T15">objectName</text:span><text:span text:style-name="T12">=</text:span><text:span text:style-name="T17">"ActionAttribut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Id"</text:span><text:span text:style-name="T12"> </text:span><text:span text:style-name="T15">fieldType</text:span><text:span text:style-name="T12">=</text:span><text:span text:style-name="T17">"2"</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Shadowing"</text:span><text:span text:style-name="T12"> </text:span><text:span text:style-name="T15">fieldType</text:span><text:span text:style-name="T12">=</text:span><text:span text:style-name="T17">"5"</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Deleted"</text:span><text:span text:style-name="T12"> </text:span><text:span text:style-name="T15">fieldType</text:span><text:span text:style-name="T12">=</text:span><text:span text:style-name="T17">"3"</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Action.Id"</text:span><text:span text:style-name="T12"> </text:span><text:span text:style-name="T15">fieldType</text:span><text:span text:style-name="T12">=</text:span><text:span text:style-name="T17">"1"</text:span><text:span text:style-name="T4">&gt;</text:span></text:p>
      <text:p text:style-name="P3"><text:span text:style-name="T13"><text:tab/><text:tab/><text:tab/></text:span><text:span text:style-name="T4">&lt;</text:span><text:span text:style-name="T8">link</text:span><text:span text:style-name="T12"> </text:span><text:span text:style-name="T15">id</text:span><text:span text:style-name="T12">=</text:span><text:span text:style-name="T17">"787"</text:span><text:span text:style-name="T4">&gt;</text:span></text:p>
      <text:p text:style-name="P3"><text:span text:style-name="T13"><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Attribute"</text:span><text:span text:style-name="T12"> </text:span><text:span text:style-name="T15">group</text:span><text:span text:style-name="T12">=</text:span><text:span text:style-name="T17">"AL"</text:span></text:p>
      <text:p text:style-name="P3"><text:span text:style-name="T13"><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span><text:span text:style-name="T4">&lt;/</text:span><text:span text:style-name="T8">link</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AttributeType.Id"</text:span><text:span text:style-name="T12"> </text:span><text:span text:style-name="T15">fieldType</text:span><text:span text:style-name="T12">=</text:span><text:span text:style-name="T17">"1"</text:span><text:span text:style-name="T4">&gt;</text:span></text:p>
      <text:p text:style-name="P3"><text:span text:style-name="T13"><text:tab/><text:tab/><text:tab/></text:span><text:span text:style-name="T4">&lt;</text:span><text:span text:style-name="T8">link</text:span><text:span text:style-name="T12"> </text:span><text:span text:style-name="T15">id</text:span><text:span text:style-name="T12">=</text:span><text:span text:style-name="T17">"788"</text:span><text:span text:style-name="T4">&gt;</text:span></text:p>
      <text:p text:style-name="P3"><text:span text:style-name="T13"><text:tab/><text:tab/><text:tab/><text:tab/></text:span><text:span text:style-name="T4">&lt;</text:span><text:span text:style-name="T8">from</text:span><text:span text:style-name="T12"> </text:span><text:span text:style-name="T15">fieldname</text:span><text:span text:style-name="T12">=</text:span><text:span text:style-name="T17">"AttributeType.Id"</text:span><text:span text:style-name="T12"> </text:span><text:span text:style-name="T15">table</text:span><text:span text:style-name="T12">=</text:span><text:span text:style-name="T17">"ActionAttribute"</text:span></text:p>
      <text:p text:style-name="P3"><text:span text:style-name="T13"><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ttribute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span><text:span text:style-name="T4">&lt;/</text:span><text:span text:style-name="T8">link</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Value"</text:span><text:span text:style-name="T12"> </text:span><text:span text:style-name="T15">fieldType</text:span><text:span text:style-name="T12">=</text:span><text:span text:style-name="T17">"0"</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3"</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Seq1.AssignVar3.ReadVar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787"</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Attribute"</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ReadVar.name"</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788"</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ttributeType.Id"</text:span><text:span text:style-name="T12"> </text:span><text:span text:style-name="T15">table</text:span><text:span text:style-name="T12">=</text:span><text:span text:style-name="T17">"ActionAttribute"</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ttribute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newFib"</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oft-page-break/><text:span text:style-name="T13"><text:tab/><text:tab/></text:span><text:span text:style-name="T4">&lt;</text:span><text:span text:style-name="T8">instance</text:span><text:span text:style-name="T12"> </text:span><text:span text:style-name="T15">id</text:span><text:span text:style-name="T12">=</text:span><text:span text:style-name="T17">"14"</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2"</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Seq1.AssignVar3"</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03"</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Attribute"</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AssignVar.name"</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04"</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ttributeType.Id"</text:span><text:span text:style-name="T12"> </text:span><text:span text:style-name="T15">table</text:span><text:span text:style-name="T12">=</text:span><text:span text:style-name="T17">"ActionAttribute"</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ttribute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fib"</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10"</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3"</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Seq1.AssignVar2.ReadVar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05"</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Attribute"</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ReadVar.name"</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06"</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ttributeType.Id"</text:span><text:span text:style-name="T12"> </text:span><text:span text:style-name="T15">table</text:span><text:span text:style-name="T12">=</text:span><text:span text:style-name="T17">"ActionAttribute"</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ttribute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fib"</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7"</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Seq1.AssignVar2"</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07"</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Attribute"</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AssignVar.name"</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08"</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ttributeType.Id"</text:span><text:span text:style-name="T12"> </text:span><text:span text:style-name="T15">table</text:span><text:span text:style-name="T12">=</text:span><text:span text:style-name="T17">"ActionAttribute"</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ttribute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n-1"</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3"</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5"</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Seq1.AssignVar1.Add1.ReadVar2"</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787"</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Attribute"</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ReadVar.name"</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10"</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ttributeType.Id"</text:span><text:span text:style-name="T12"> </text:span><text:span text:style-name="T15">table</text:span><text:span text:style-name="T12">=</text:span><text:span text:style-name="T17">"ActionAttribute"</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ttribute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fib"</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124"</text:span><text:span text:style-name="T4">&gt;</text:span></text:p>
      <text:p text:style-name="P3"><text:soft-page-break/><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6"</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Seq1.AssignVar1.Add1.ReadVar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787"</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Attribute"</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ReadVar.name"</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12"</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ttributeType.Id"</text:span><text:span text:style-name="T12"> </text:span><text:span text:style-name="T15">table</text:span><text:span text:style-name="T12">=</text:span><text:span text:style-name="T17">"ActionAttribute"</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ttribute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n-1"</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115"</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7"</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Seq1.AssignVar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13"</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Attribute"</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AssignVar.name"</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14"</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ttributeType.Id"</text:span><text:span text:style-name="T12"> </text:span><text:span text:style-name="T15">table</text:span><text:span text:style-name="T12">=</text:span><text:span text:style-name="T17">"ActionAttribute"</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ttribute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newFib"</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107"</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8"</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Seq1.PrintVar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15"</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Attribute"</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PrintVar.name"</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16"</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ttributeType.Id"</text:span><text:span text:style-name="T12"> </text:span><text:span text:style-name="T15">table</text:span><text:span text:style-name="T12">=</text:span><text:span text:style-name="T17">"ActionAttribute"</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ttribute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fib"</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95"</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9"</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PostInc"</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17"</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Attribute"</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PostInc.name"</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18"</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ttributeType.Id"</text:span><text:span text:style-name="T12"> </text:span><text:span text:style-name="T15">table</text:span><text:span text:style-name="T12">=</text:span><text:span text:style-name="T17">"ActionAttribute"</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ttribute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count"</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87"</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0"</text:span><text:span text:style-name="T12"> </text:span><text:span text:style-name="T4">/&gt;</text:span></text:p>
      <text:p text:style-name="P3"><text:soft-page-break/><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Lt1.ReadConst.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19"</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Attribute"</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ReadConst.name"</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20"</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ttributeType.Id"</text:span><text:span text:style-name="T12"> </text:span><text:span text:style-name="T15">table</text:span><text:span text:style-name="T12">=</text:span><text:span text:style-name="T17">"ActionAttribute"</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ttribute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maxCount"</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79"</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1"</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Lt1.ReadVar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21"</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Attribute"</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ReadVar.name"</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22"</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ttributeType.Id"</text:span><text:span text:style-name="T12"> </text:span><text:span text:style-name="T15">table</text:span><text:span text:style-name="T12">=</text:span><text:span text:style-name="T17">"ActionAttribute"</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ttribute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count"</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66"</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2"</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Var1.Literal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23"</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Attribute"</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Literal.number"</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24"</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ttributeType.Id"</text:span><text:span text:style-name="T12"> </text:span><text:span text:style-name="T15">table</text:span><text:span text:style-name="T12">=</text:span><text:span text:style-name="T17">"ActionAttribute"</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ttribute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0"</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62"</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3"</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Var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25"</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Attribute"</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DeclareVar.name"</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26"</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ttributeType.Id"</text:span><text:span text:style-name="T12"> </text:span><text:span text:style-name="T15">table</text:span><text:span text:style-name="T12">=</text:span><text:span text:style-name="T17">"ActionAttribute"</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ttribute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count"</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53"</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4"</text:span><text:span text:style-name="T12"> </text:span><text:span text:style-name="T4">/&gt;</text:span></text:p>
      <text:p text:style-name="P3"><text:soft-page-break/><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Var3.Literal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27"</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Attribute"</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Literal.number"</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28"</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ttributeType.Id"</text:span><text:span text:style-name="T12"> </text:span><text:span text:style-name="T15">table</text:span><text:span text:style-name="T12">=</text:span><text:span text:style-name="T17">"ActionAttribute"</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ttribute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49"</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5"</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Seq1.Var3"</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29"</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Attribute"</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DeclareVar.name"</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30"</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ttributeType.Id"</text:span><text:span text:style-name="T12"> </text:span><text:span text:style-name="T15">table</text:span><text:span text:style-name="T12">=</text:span><text:span text:style-name="T17">"ActionAttribute"</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ttribute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fib"</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45"</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6"</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Var2.Literal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31"</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Attribute"</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Literal.number"</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32"</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ttributeType.Id"</text:span><text:span text:style-name="T12"> </text:span><text:span text:style-name="T15">table</text:span><text:span text:style-name="T12">=</text:span><text:span text:style-name="T17">"ActionAttribute"</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ttribute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0"</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41"</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7"</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Seq1.Var2"</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33"</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Attribute"</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DeclareVar.name"</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34"</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ttributeType.Id"</text:span><text:span text:style-name="T12"> </text:span><text:span text:style-name="T15">table</text:span><text:span text:style-name="T12">=</text:span><text:span text:style-name="T17">"ActionAttribute"</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ttribute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newFib"</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37"</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8"</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oft-page-break/><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Var1.Literal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35"</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Attribute"</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Literal.number"</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36"</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ttributeType.Id"</text:span><text:span text:style-name="T12"> </text:span><text:span text:style-name="T15">table</text:span><text:span text:style-name="T12">=</text:span><text:span text:style-name="T17">"ActionAttribute"</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ttribute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0"</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33"</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9"</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Seq1.Var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37"</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Attribute"</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DeclareVar.name"</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38"</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ttributeType.Id"</text:span><text:span text:style-name="T12"> </text:span><text:span text:style-name="T15">table</text:span><text:span text:style-name="T12">=</text:span><text:span text:style-name="T17">"ActionAttribute"</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ttribute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n-1"</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23"</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20"</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Const1.Literal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39"</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Attribute"</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Literal.number"</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40"</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ttributeType.Id"</text:span><text:span text:style-name="T12"> </text:span><text:span text:style-name="T15">table</text:span><text:span text:style-name="T12">=</text:span><text:span text:style-name="T17">"ActionAttribute"</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ttribute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0"</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16"</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21"</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Seq1.Const.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41"</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Attribute"</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DeclareConstant.name"</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42"</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ttributeType.Id"</text:span><text:span text:style-name="T12"> </text:span><text:span text:style-name="T15">table</text:span><text:span text:style-name="T12">=</text:span><text:span text:style-name="T17">"ActionAttribute"</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ttribute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MaxCount"</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span><text:span text:style-name="T4">&lt;/</text:span><text:span text:style-name="T8">table</text:span><text:span text:style-name="T4">&gt;</text:span></text:p>
      <text:p text:style-name="P3"><text:span text:style-name="T13"><text:tab/></text:span><text:span text:style-name="T4">&lt;</text:span><text:span text:style-name="T8">table</text:span><text:span text:style-name="T12"> </text:span><text:span text:style-name="T15">objectName</text:span><text:span text:style-name="T12">=</text:span><text:span text:style-name="T17">"SequencedAction"</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Id"</text:span><text:span text:style-name="T12"> </text:span><text:span text:style-name="T15">fieldType</text:span><text:span text:style-name="T12">=</text:span><text:span text:style-name="T17">"2"</text:span><text:span text:style-name="T4">&gt;</text:span></text:p>
      <text:p text:style-name="P3"><text:span text:style-name="T13"><text:tab/><text:tab/></text:span><text:span text:style-name="T4">&lt;/</text:span><text:span text:style-name="T8">fieldname</text:span><text:span text:style-name="T4">&gt;</text:span></text:p>
      <text:p text:style-name="P3"><text:soft-page-break/><text:span text:style-name="T13"><text:tab/><text:tab/></text:span><text:span text:style-name="T4">&lt;</text:span><text:span text:style-name="T8">fieldname</text:span><text:span text:style-name="T12"> </text:span><text:span text:style-name="T15">fieldname</text:span><text:span text:style-name="T12">=</text:span><text:span text:style-name="T17">"Shadowing"</text:span><text:span text:style-name="T12"> </text:span><text:span text:style-name="T15">fieldType</text:span><text:span text:style-name="T12">=</text:span><text:span text:style-name="T17">"5"</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Deleted"</text:span><text:span text:style-name="T12"> </text:span><text:span text:style-name="T15">fieldType</text:span><text:span text:style-name="T12">=</text:span><text:span text:style-name="T17">"3"</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ParentAction.Id"</text:span><text:span text:style-name="T12"> </text:span><text:span text:style-name="T15">fieldType</text:span><text:span text:style-name="T12">=</text:span><text:span text:style-name="T17">"1"</text:span><text:span text:style-name="T4">&gt;</text:span></text:p>
      <text:p text:style-name="P3"><text:span text:style-name="T13"><text:tab/><text:tab/><text:tab/></text:span><text:span text:style-name="T4">&lt;</text:span><text:span text:style-name="T8">link</text:span><text:span text:style-name="T12"> </text:span><text:span text:style-name="T15">id</text:span><text:span text:style-name="T12">=</text:span><text:span text:style-name="T17">"789"</text:span><text:span text:style-name="T4">&gt;</text:span></text:p>
      <text:p text:style-name="P3"><text:span text:style-name="T13"><text:tab/><text:tab/><text:tab/><text:tab/></text:span><text:span text:style-name="T4">&lt;</text:span><text:span text:style-name="T8">from</text:span><text:span text:style-name="T12"> </text:span><text:span text:style-name="T15">fieldname</text:span><text:span text:style-name="T12">=</text:span><text:span text:style-name="T17">"ParentAction.Id"</text:span><text:span text:style-name="T12"> </text:span><text:span text:style-name="T15">table</text:span><text:span text:style-name="T12">=</text:span><text:span text:style-name="T17">"SequencedAction"</text:span></text:p>
      <text:p text:style-name="P3"><text:span text:style-name="T13"><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span><text:span text:style-name="T4">&lt;/</text:span><text:span text:style-name="T8">link</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ChildAction.Id"</text:span><text:span text:style-name="T12"> </text:span><text:span text:style-name="T15">fieldType</text:span><text:span text:style-name="T12">=</text:span><text:span text:style-name="T17">"1"</text:span><text:span text:style-name="T4">&gt;</text:span></text:p>
      <text:p text:style-name="P3"><text:span text:style-name="T13"><text:tab/><text:tab/><text:tab/></text:span><text:span text:style-name="T4">&lt;</text:span><text:span text:style-name="T8">link</text:span><text:span text:style-name="T12"> </text:span><text:span text:style-name="T15">id</text:span><text:span text:style-name="T12">=</text:span><text:span text:style-name="T17">"790"</text:span><text:span text:style-name="T4">&gt;</text:span></text:p>
      <text:p text:style-name="P3"><text:span text:style-name="T13"><text:tab/><text:tab/><text:tab/><text:tab/></text:span><text:span text:style-name="T4">&lt;</text:span><text:span text:style-name="T8">from</text:span><text:span text:style-name="T12"> </text:span><text:span text:style-name="T15">fieldname</text:span><text:span text:style-name="T12">=</text:span><text:span text:style-name="T17">"ChildAction.Id"</text:span><text:span text:style-name="T12"> </text:span><text:span text:style-name="T15">table</text:span><text:span text:style-name="T12">=</text:span><text:span text:style-name="T17">"SequencedAction"</text:span><text:span text:style-name="T12"> </text:span><text:span text:style-name="T15">group</text:span><text:span text:style-name="T12">=</text:span><text:span text:style-name="T17">"AL"</text:span></text:p>
      <text:p text:style-name="P3"><text:span text:style-name="T13"><text:tab/><text:tab/><text:tab/><text:tab/><text:tab/></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span><text:span text:style-name="T4">&lt;/</text:span><text:span text:style-name="T8">link</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SequenceNumber"</text:span><text:span text:style-name="T12"> </text:span><text:span text:style-name="T15">fieldType</text:span><text:span text:style-name="T12">=</text:span><text:span text:style-name="T17">"0"</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4"</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Seq1.AssignVar3"</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789"</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Parent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Seq1.AssignVar3.ReadVar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790"</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Child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0"</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2"</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Seq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789"</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Parent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Seq1.AssignVar3"</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790"</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Child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4"</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15"</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3"</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Seq1.AssignVar2"</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789"</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Parent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Seq1.AssignVar2.ReadVar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790"</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Child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11"</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4"</text:span><text:span text:style-name="T12"> </text:span><text:span text:style-name="T4">/&gt;</text:span></text:p>
      <text:p text:style-name="P3"><text:soft-page-break/><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Seq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789"</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Parent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Seq1.AssignVar2"</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790"</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Child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3"</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4"</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5"</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Seq1.AssignVar1.Add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789"</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Parent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Seq1.AssignVar1.Add1.ReadVar2"</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790"</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Child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2"</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0"</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6"</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Seq1.AssignVar1.Add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789"</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Parent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Seq1.AssignVar1.Add1.ReadVar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790"</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Child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121"</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7"</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Seq1.AssignVar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51"</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Parent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Seq1.AssignVar1.Add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790"</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Child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116"</text:span><text:span text:style-name="T4">&gt;</text:span></text:p>
      <text:p text:style-name="P3"><text:soft-page-break/><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8"</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Seq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53"</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Parent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Seq1.AssignVar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54"</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Child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2"</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108"</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9"</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Seq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55"</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Parent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Seq1.PrintVar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56"</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Child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99"</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0"</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Seq1.For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57"</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Parent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Seq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58"</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Child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4"</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96"</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1"</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Seq1.For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59"</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Parent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PostInc"</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60"</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Child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3"</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88"</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2"</text:span><text:span text:style-name="T12"> </text:span><text:span text:style-name="T4">/&gt;</text:span></text:p>
      <text:p text:style-name="P3"><text:soft-page-break/><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Lt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61"</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Parent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Lt1.ReadConst.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62"</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Child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2"</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80"</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3"</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Lt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63"</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Parent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Lt1.ReadVar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64"</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Child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72"</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4"</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Seq1.For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65"</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Parent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Lt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66"</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Child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2"</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67"</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5"</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Var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67"</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Parent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Var1.Literal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68"</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Child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63"</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6"</text:span><text:span text:style-name="T12"> </text:span><text:span text:style-name="T4">/&gt;</text:span></text:p>
      <text:p text:style-name="P3"><text:soft-page-break/><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Seq1.For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69"</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Parent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Var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70"</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Child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59"</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7"</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Seq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71"</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Parent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Seq1.For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72"</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Child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5"</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54"</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8"</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Seq1.Var3"</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73"</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Parent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Var3.Literal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74"</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Child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50"</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9"</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Seq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75"</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Parent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Seq1.Var3"</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76"</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Child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4"</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46"</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20"</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Seq1.Var2"</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77"</text:span><text:span text:style-name="T4">&gt;</text:span></text:p>
      <text:p text:style-name="P3"><text:soft-page-break/><text:span text:style-name="T13"><text:tab/><text:tab/><text:tab/><text:tab/><text:tab/></text:span><text:span text:style-name="T4">&lt;</text:span><text:span text:style-name="T8">from</text:span><text:span text:style-name="T12"> </text:span><text:span text:style-name="T15">fieldname</text:span><text:span text:style-name="T12">=</text:span><text:span text:style-name="T17">"Parent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Var2.Literal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78"</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Child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42"</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21"</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Seq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79"</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Parent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Seq1.Var2"</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80"</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Child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3"</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38"</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22"</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Seq1.Var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81"</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Parent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Var1.Literal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82"</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Child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34"</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23"</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Seq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83"</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Parent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Seq1.Var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84"</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Child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2"</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25"</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24"</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Seq1.Const.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85"</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Parent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oft-page-break/><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Const1.Literal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86"</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Child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17"</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25"</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Seq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87"</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Parent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Seq1.Const.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088"</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Child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Fibonacci"</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span><text:span text:style-name="T4">&lt;/</text:span><text:span text:style-name="T8">table</text:span><text:span text:style-name="T4">&gt;</text:span></text:p>
      <text:p text:style-name="P3"><text:span text:style-name="T4">&lt;/</text:span><text:span text:style-name="T8">group</text:span><text:span text:style-name="T4">&gt;</text:span></text:p>
      <text:p text:style-name="P6"/>
      <text:p text:style-name="P2"/>
      <text:h text:style-name="P13" text:outline-level="8">Adapting a Program</text:h>
      <text:p text:style-name="P3"><text:span text:style-name="T4">&lt;</text:span><text:span text:style-name="T8">group</text:span><text:span text:style-name="T12"> </text:span><text:span text:style-name="T15">groupName</text:span><text:span text:style-name="T12">=</text:span><text:span text:style-name="T17">"Action+Language+Layer"</text:span><text:span text:style-name="T12"> </text:span><text:span text:style-name="T15">abbrev</text:span><text:span text:style-name="T12">=</text:span><text:span text:style-name="T17">"AL"</text:span><text:span text:style-name="T4">&gt;</text:span></text:p>
      <text:p text:style-name="P3"><text:span text:style-name="T13"><text:tab/></text:span><text:span text:style-name="T4">&lt;</text:span><text:span text:style-name="T8">table</text:span><text:span text:style-name="T12"> </text:span><text:span text:style-name="T15">objectName</text:span><text:span text:style-name="T12">=</text:span><text:span text:style-name="T17">"ActionTyp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Id"</text:span><text:span text:style-name="T12"> </text:span><text:span text:style-name="T15">fieldType</text:span><text:span text:style-name="T12">=</text:span><text:span text:style-name="T17">"2"</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Shadowing"</text:span><text:span text:style-name="T12"> </text:span><text:span text:style-name="T15">fieldType</text:span><text:span text:style-name="T12">=</text:span><text:span text:style-name="T17">"5"</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Deleted"</text:span><text:span text:style-name="T12"> </text:span><text:span text:style-name="T15">fieldType</text:span><text:span text:style-name="T12">=</text:span><text:span text:style-name="T17">"3"</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16"</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PrintVar"</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4"</text:span></text:p>
      <text:p text:style-name="P3"><text:span text:style-name="T13"><text:tab/><text:tab/><text:tab/><text:tab/></text:span><text:span text:style-name="T15">shadowInstId</text:span><text:span text:style-name="T12">=</text:span><text:span text:style-name="T17">"PrintVar"</text:span><text:span text:style-name="T12"> </text:span><text:span text:style-name="T15">shadowInstanceName</text:span><text:span text:style-name="T12">=</text:span><text:span text:style-name="T17">"Fibonacci"</text:span></text:p>
      <text:p text:style-name="P3"><text:span text:style-name="T13"><text:tab/><text:tab/><text:tab/><text:tab/></text:span><text:span text:style-name="T15">shadowQualifiedName</text:span><text:span text:style-name="T12">=</text:span><text:span text:style-name="T17">"Fibonacci.PrintVar"</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span><text:span text:style-name="T4">&lt;/</text:span><text:span text:style-name="T8">table</text:span><text:span text:style-name="T4">&gt;</text:span></text:p>
      <text:p text:style-name="P3"><text:span text:style-name="T13"><text:tab/></text:span><text:span text:style-name="T4">&lt;</text:span><text:span text:style-name="T8">table</text:span><text:span text:style-name="T12"> </text:span><text:span text:style-name="T15">objectName</text:span><text:span text:style-name="T12">=</text:span><text:span text:style-name="T17">"AttributeDataTyp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Id"</text:span><text:span text:style-name="T12"> </text:span><text:span text:style-name="T15">fieldType</text:span><text:span text:style-name="T12">=</text:span><text:span text:style-name="T17">"2"</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Shadowing"</text:span><text:span text:style-name="T12"> </text:span><text:span text:style-name="T15">fieldType</text:span><text:span text:style-name="T12">=</text:span><text:span text:style-name="T17">"5"</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Deleted"</text:span><text:span text:style-name="T12"> </text:span><text:span text:style-name="T15">fieldType</text:span><text:span text:style-name="T12">=</text:span><text:span text:style-name="T17">"3"</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span><text:span text:style-name="T4">&lt;/</text:span><text:span text:style-name="T8">table</text:span><text:span text:style-name="T4">&gt;</text:span></text:p>
      <text:p text:style-name="P3"><text:span text:style-name="T13"><text:tab/></text:span><text:span text:style-name="T4">&lt;</text:span><text:span text:style-name="T8">table</text:span><text:span text:style-name="T12"> </text:span><text:span text:style-name="T15">objectName</text:span><text:span text:style-name="T12">=</text:span><text:span text:style-name="T17">"AttributeTyp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Id"</text:span><text:span text:style-name="T12"> </text:span><text:span text:style-name="T15">fieldType</text:span><text:span text:style-name="T12">=</text:span><text:span text:style-name="T17">"2"</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Shadowing"</text:span><text:span text:style-name="T12"> </text:span><text:span text:style-name="T15">fieldType</text:span><text:span text:style-name="T12">=</text:span><text:span text:style-name="T17">"5"</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Deleted"</text:span><text:span text:style-name="T12"> </text:span><text:span text:style-name="T15">fieldType</text:span><text:span text:style-name="T12">=</text:span><text:span text:style-name="T17">"3"</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AttributeDataType.Id"</text:span><text:span text:style-name="T12"> </text:span><text:span text:style-name="T15">fieldType</text:span><text:span text:style-name="T12">=</text:span><text:span text:style-name="T17">"1"</text:span><text:span text:style-name="T4">&gt;</text:span></text:p>
      <text:p text:style-name="P3"><text:span text:style-name="T13"><text:tab/><text:tab/><text:tab/></text:span><text:span text:style-name="T4">&lt;</text:span><text:span text:style-name="T8">link</text:span><text:span text:style-name="T12"> </text:span><text:span text:style-name="T15">id</text:span><text:span text:style-name="T12">=</text:span><text:span text:style-name="T17">"1273"</text:span><text:span text:style-name="T4">&gt;</text:span></text:p>
      <text:p text:style-name="P3"><text:span text:style-name="T13"><text:tab/><text:tab/><text:tab/><text:tab/></text:span><text:span text:style-name="T4">&lt;</text:span><text:span text:style-name="T8">from</text:span><text:span text:style-name="T12"> </text:span><text:span text:style-name="T15">fieldname</text:span><text:span text:style-name="T12">=</text:span><text:span text:style-name="T17">"AttributeDataType.Id"</text:span><text:span text:style-name="T12"> </text:span><text:span text:style-name="T15">table</text:span><text:span text:style-name="T12">=</text:span><text:span text:style-name="T17">"AttributeType"</text:span></text:p>
      <text:p text:style-name="P3"><text:span text:style-name="T13"><text:tab/><text:tab/><text:tab/><text:tab/><text:tab/></text:span><text:span text:style-name="T15">group</text:span><text:span text:style-name="T12">=</text:span><text:span text:style-name="T17">"AL"</text:span><text:span text:style-name="T12"> </text:span><text:span text:style-name="T15">chart</text:span><text:span text:style-name="T12">=</text:span><text:span text:style-name="T17">"MoreFibs"</text:span><text:span text:style-name="T12"> </text:span><text:span text:style-name="T4">/&gt;</text:span></text:p>
      <text:p text:style-name="P3"><text:span text:style-name="T13"><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ttributeData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MoreFibs"</text:span><text:span text:style-name="T12"> </text:span><text:span text:style-name="T4">/&gt;</text:span></text:p>
      <text:p text:style-name="P3"><text:span text:style-name="T13"><text:tab/><text:tab/><text:tab/></text:span><text:span text:style-name="T4">&lt;/</text:span><text:span text:style-name="T8">link</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19"</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PrintVar.name"</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4"</text:span></text:p>
      <text:p text:style-name="P3"><text:span text:style-name="T13"><text:tab/><text:tab/><text:tab/><text:tab/></text:span><text:span text:style-name="T15">shadowInstId</text:span><text:span text:style-name="T12">=</text:span><text:span text:style-name="T17">"PrintVar.name"</text:span><text:span text:style-name="T12"> </text:span><text:span text:style-name="T15">shadowInstanceName</text:span><text:span text:style-name="T12">=</text:span><text:span text:style-name="T17">"Fibonacci"</text:span></text:p>
      <text:p text:style-name="P3"><text:span text:style-name="T13"><text:tab/><text:tab/><text:tab/><text:tab/></text:span><text:span text:style-name="T15">shadowQualifiedName</text:span><text:span text:style-name="T12">=</text:span><text:span text:style-name="T17">"Fibonacci.PrintVar.name"</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null"</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521"</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span><text:span text:style-name="T4">&lt;/</text:span><text:span text:style-name="T8">table</text:span><text:span text:style-name="T4">&gt;</text:span></text:p>
      <text:p text:style-name="P3"><text:span text:style-name="T13"><text:tab/></text:span><text:span text:style-name="T4">&lt;</text:span><text:span text:style-name="T8">table</text:span><text:span text:style-name="T12"> </text:span><text:span text:style-name="T15">objectName</text:span><text:span text:style-name="T12">=</text:span><text:span text:style-name="T17">"Action"</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Id"</text:span><text:span text:style-name="T12"> </text:span><text:span text:style-name="T15">fieldType</text:span><text:span text:style-name="T12">=</text:span><text:span text:style-name="T17">"2"</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Shadowing"</text:span><text:span text:style-name="T12"> </text:span><text:span text:style-name="T15">fieldType</text:span><text:span text:style-name="T12">=</text:span><text:span text:style-name="T17">"5"</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Deleted"</text:span><text:span text:style-name="T12"> </text:span><text:span text:style-name="T15">fieldType</text:span><text:span text:style-name="T12">=</text:span><text:span text:style-name="T17">"3"</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22"</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Seq1.For1.Seq1"</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4"</text:span></text:p>
      <text:p text:style-name="P3"><text:span text:style-name="T13"><text:tab/><text:tab/><text:tab/><text:tab/></text:span><text:span text:style-name="T15">shadowInstId</text:span><text:span text:style-name="T12">=</text:span><text:span text:style-name="T17">"Seq1.For1.Seq1"</text:span><text:span text:style-name="T12"> </text:span><text:span text:style-name="T15">shadowInstanceName</text:span><text:span text:style-name="T12">=</text:span><text:span text:style-name="T17">"Fibonacci"</text:span></text:p>
      <text:p text:style-name="P3"><text:span text:style-name="T13"><text:tab/><text:tab/><text:tab/><text:tab/></text:span><text:span text:style-name="T15">shadowQualifiedName</text:span><text:span text:style-name="T12">=</text:span><text:span text:style-name="T17">"Fibonacci.Seq1.For1.Seq1"</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15"</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PrintVar1"</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span><text:span text:style-name="T4">&lt;/</text:span><text:span text:style-name="T8">table</text:span><text:span text:style-name="T4">&gt;</text:span></text:p>
      <text:p text:style-name="P3"><text:span text:style-name="T13"><text:tab/></text:span><text:span text:style-name="T4">&lt;</text:span><text:span text:style-name="T8">table</text:span><text:span text:style-name="T12"> </text:span><text:span text:style-name="T15">objectName</text:span><text:span text:style-name="T12">=</text:span><text:span text:style-name="T17">"ActionColoring"</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Id"</text:span><text:span text:style-name="T12"> </text:span><text:span text:style-name="T15">fieldType</text:span><text:span text:style-name="T12">=</text:span><text:span text:style-name="T17">"2"</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Shadowing"</text:span><text:span text:style-name="T12"> </text:span><text:span text:style-name="T15">fieldType</text:span><text:span text:style-name="T12">=</text:span><text:span text:style-name="T17">"5"</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Deleted"</text:span><text:span text:style-name="T12"> </text:span><text:span text:style-name="T15">fieldType</text:span><text:span text:style-name="T12">=</text:span><text:span text:style-name="T17">"3"</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ActionType.Id"</text:span><text:span text:style-name="T12"> </text:span><text:span text:style-name="T15">fieldType</text:span><text:span text:style-name="T12">=</text:span><text:span text:style-name="T17">"1"</text:span><text:span text:style-name="T4">&gt;</text:span></text:p>
      <text:p text:style-name="P3"><text:span text:style-name="T13"><text:tab/><text:tab/><text:tab/></text:span><text:span text:style-name="T4">&lt;</text:span><text:span text:style-name="T8">link</text:span><text:span text:style-name="T12"> </text:span><text:span text:style-name="T15">id</text:span><text:span text:style-name="T12">=</text:span><text:span text:style-name="T17">"1280"</text:span><text:span text:style-name="T4">&gt;</text:span></text:p>
      <text:p text:style-name="P3"><text:span text:style-name="T13"><text:tab/><text:tab/><text:tab/><text:tab/></text:span><text:span text:style-name="T4">&lt;</text:span><text:span text:style-name="T8">from</text:span><text:span text:style-name="T12"> </text:span><text:span text:style-name="T15">fieldname</text:span><text:span text:style-name="T12">=</text:span><text:span text:style-name="T17">"ActionType.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span><text:span text:style-name="T15">chart</text:span><text:span text:style-name="T12">=</text:span><text:span text:style-name="T17">"MoreFibs"</text:span><text:span text:style-name="T12"> </text:span><text:span text:style-name="T4">/&gt;</text:span></text:p>
      <text:p text:style-name="P3"><text:span text:style-name="T13"><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MoreFibs"</text:span><text:span text:style-name="T12"> </text:span><text:span text:style-name="T4">/&gt;</text:span></text:p>
      <text:p text:style-name="P3"><text:span text:style-name="T13"><text:tab/><text:tab/><text:tab/></text:span><text:span text:style-name="T4">&lt;/</text:span><text:span text:style-name="T8">link</text:span><text:span text:style-name="T4">&gt;</text:span></text:p>
      <text:p text:style-name="P3"><text:soft-page-break/><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Action.Id"</text:span><text:span text:style-name="T12"> </text:span><text:span text:style-name="T15">fieldType</text:span><text:span text:style-name="T12">=</text:span><text:span text:style-name="T17">"1"</text:span><text:span text:style-name="T4">&gt;</text:span></text:p>
      <text:p text:style-name="P3"><text:span text:style-name="T13"><text:tab/><text:tab/><text:tab/></text:span><text:span text:style-name="T4">&lt;</text:span><text:span text:style-name="T8">link</text:span><text:span text:style-name="T12"> </text:span><text:span text:style-name="T15">id</text:span><text:span text:style-name="T12">=</text:span><text:span text:style-name="T17">"1281"</text:span><text:span text:style-name="T4">&gt;</text:span></text:p>
      <text:p text:style-name="P3"><text:span text:style-name="T13"><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span><text:span text:style-name="T15">chart</text:span><text:span text:style-name="T12">=</text:span><text:span text:style-name="T17">"MoreFibs"</text:span><text:span text:style-name="T12"> </text:span><text:span text:style-name="T4">/&gt;</text:span></text:p>
      <text:p text:style-name="P3"><text:span text:style-name="T13"><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MoreFibs"</text:span><text:span text:style-name="T12"> </text:span><text:span text:style-name="T4">/&gt;</text:span></text:p>
      <text:p text:style-name="P3"><text:span text:style-name="T13"><text:tab/><text:tab/><text:tab/></text:span><text:span text:style-name="T4">&lt;/</text:span><text:span text:style-name="T8">link</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17"</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5"</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PrintVar"</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280"</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Type.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MoreFibs"</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MoreFibs"</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PrintVar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281"</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Coloring"</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MoreFibs"</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MoreFibs"</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span><text:span text:style-name="T4">&lt;/</text:span><text:span text:style-name="T8">table</text:span><text:span text:style-name="T4">&gt;</text:span></text:p>
      <text:p text:style-name="P3"><text:span text:style-name="T13"><text:tab/></text:span><text:span text:style-name="T4">&lt;</text:span><text:span text:style-name="T8">table</text:span><text:span text:style-name="T12"> </text:span><text:span text:style-name="T15">objectName</text:span><text:span text:style-name="T12">=</text:span><text:span text:style-name="T17">"ActionAttribut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Id"</text:span><text:span text:style-name="T12"> </text:span><text:span text:style-name="T15">fieldType</text:span><text:span text:style-name="T12">=</text:span><text:span text:style-name="T17">"2"</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Shadowing"</text:span><text:span text:style-name="T12"> </text:span><text:span text:style-name="T15">fieldType</text:span><text:span text:style-name="T12">=</text:span><text:span text:style-name="T17">"5"</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Deleted"</text:span><text:span text:style-name="T12"> </text:span><text:span text:style-name="T15">fieldType</text:span><text:span text:style-name="T12">=</text:span><text:span text:style-name="T17">"3"</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Action.Id"</text:span><text:span text:style-name="T12"> </text:span><text:span text:style-name="T15">fieldType</text:span><text:span text:style-name="T12">=</text:span><text:span text:style-name="T17">"1"</text:span><text:span text:style-name="T4">&gt;</text:span></text:p>
      <text:p text:style-name="P3"><text:span text:style-name="T13"><text:tab/><text:tab/><text:tab/></text:span><text:span text:style-name="T4">&lt;</text:span><text:span text:style-name="T8">link</text:span><text:span text:style-name="T12"> </text:span><text:span text:style-name="T15">id</text:span><text:span text:style-name="T12">=</text:span><text:span text:style-name="T17">"1285"</text:span><text:span text:style-name="T4">&gt;</text:span></text:p>
      <text:p text:style-name="P3"><text:span text:style-name="T13"><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Attribute"</text:span><text:span text:style-name="T12"> </text:span><text:span text:style-name="T15">group</text:span><text:span text:style-name="T12">=</text:span><text:span text:style-name="T17">"AL"</text:span></text:p>
      <text:p text:style-name="P3"><text:span text:style-name="T13"><text:tab/><text:tab/><text:tab/><text:tab/><text:tab/></text:span><text:span text:style-name="T15">chart</text:span><text:span text:style-name="T12">=</text:span><text:span text:style-name="T17">"MoreFibs"</text:span><text:span text:style-name="T12"> </text:span><text:span text:style-name="T4">/&gt;</text:span></text:p>
      <text:p text:style-name="P3"><text:span text:style-name="T13"><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MoreFibs"</text:span><text:span text:style-name="T12"> </text:span><text:span text:style-name="T4">/&gt;</text:span></text:p>
      <text:p text:style-name="P3"><text:span text:style-name="T13"><text:tab/><text:tab/><text:tab/></text:span><text:span text:style-name="T4">&lt;/</text:span><text:span text:style-name="T8">link</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AttributeType.Id"</text:span><text:span text:style-name="T12"> </text:span><text:span text:style-name="T15">fieldType</text:span><text:span text:style-name="T12">=</text:span><text:span text:style-name="T17">"1"</text:span><text:span text:style-name="T4">&gt;</text:span></text:p>
      <text:p text:style-name="P3"><text:span text:style-name="T13"><text:tab/><text:tab/><text:tab/></text:span><text:span text:style-name="T4">&lt;</text:span><text:span text:style-name="T8">link</text:span><text:span text:style-name="T12"> </text:span><text:span text:style-name="T15">id</text:span><text:span text:style-name="T12">=</text:span><text:span text:style-name="T17">"1286"</text:span><text:span text:style-name="T4">&gt;</text:span></text:p>
      <text:p text:style-name="P3"><text:span text:style-name="T13"><text:tab/><text:tab/><text:tab/><text:tab/></text:span><text:span text:style-name="T4">&lt;</text:span><text:span text:style-name="T8">from</text:span><text:span text:style-name="T12"> </text:span><text:span text:style-name="T15">fieldname</text:span><text:span text:style-name="T12">=</text:span><text:span text:style-name="T17">"AttributeType.Id"</text:span><text:span text:style-name="T12"> </text:span><text:span text:style-name="T15">table</text:span><text:span text:style-name="T12">=</text:span><text:span text:style-name="T17">"ActionAttribute"</text:span></text:p>
      <text:p text:style-name="P3"><text:span text:style-name="T13"><text:tab/><text:tab/><text:tab/><text:tab/><text:tab/></text:span><text:span text:style-name="T15">group</text:span><text:span text:style-name="T12">=</text:span><text:span text:style-name="T17">"AL"</text:span><text:span text:style-name="T12"> </text:span><text:span text:style-name="T15">chart</text:span><text:span text:style-name="T12">=</text:span><text:span text:style-name="T17">"MoreFibs"</text:span><text:span text:style-name="T12"> </text:span><text:span text:style-name="T4">/&gt;</text:span></text:p>
      <text:p text:style-name="P3"><text:span text:style-name="T13"><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ttribute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MoreFibs"</text:span><text:span text:style-name="T12"> </text:span><text:span text:style-name="T4">/&gt;</text:span></text:p>
      <text:p text:style-name="P3"><text:span text:style-name="T13"><text:tab/><text:tab/><text:tab/></text:span><text:span text:style-name="T4">&lt;/</text:span><text:span text:style-name="T8">link</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Value"</text:span><text:span text:style-name="T12"> </text:span><text:span text:style-name="T15">fieldType</text:span><text:span text:style-name="T12">=</text:span><text:span text:style-name="T17">"0"</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18"</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6"</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PrintVar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285"</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ction.Id"</text:span><text:span text:style-name="T12"> </text:span><text:span text:style-name="T15">table</text:span><text:span text:style-name="T12">=</text:span><text:span text:style-name="T17">"ActionAttribute"</text:span><text:span text:style-name="T12"> </text:span><text:span text:style-name="T15">group</text:span><text:span text:style-name="T12">=</text:span><text:span text:style-name="T17">"AL"</text:span></text:p>
      <text:p text:style-name="P3"><text:span text:style-name="T13"><text:tab/><text:tab/><text:tab/><text:tab/><text:tab/><text:tab/></text:span><text:span text:style-name="T15">chart</text:span><text:span text:style-name="T12">=</text:span><text:span text:style-name="T17">"MoreFibs"</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MoreFibs"</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PrintVar.name"</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286"</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AttributeType.Id"</text:span><text:span text:style-name="T12"> </text:span><text:span text:style-name="T15">table</text:span><text:span text:style-name="T12">=</text:span><text:span text:style-name="T17">"ActionAttribute"</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MoreFibs"</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ttributeType"</text:span><text:span text:style-name="T12"> </text:span><text:span text:style-name="T15">group</text:span><text:span text:style-name="T12">=</text:span><text:span text:style-name="T17">"AL"</text:span><text:span text:style-name="T12"> </text:span><text:span text:style-name="T15">chart</text:span><text:span text:style-name="T12">=</text:span><text:span text:style-name="T17">"MoreFibs"</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count"</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14"</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2"</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4"</text:span></text:p>
      <text:p text:style-name="P3"><text:span text:style-name="T13"><text:tab/><text:tab/><text:tab/><text:tab/></text:span><text:span text:style-name="T15">shadowInstId</text:span><text:span text:style-name="T12">=</text:span><text:span text:style-name="T17">"20"</text:span><text:span text:style-name="T12"> </text:span><text:span text:style-name="T15">shadowInstanceName</text:span><text:span text:style-name="T12">=</text:span><text:span text:style-name="T17">"Fibonacci"</text:span></text:p>
      <text:p text:style-name="P3"><text:span text:style-name="T13"><text:tab/><text:tab/><text:tab/><text:tab/></text:span><text:span text:style-name="T15">shadowQualifiedName</text:span><text:span text:style-name="T12">=</text:span><text:span text:style-name="T17">"Fibonacci.20"</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null"</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515"</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null"</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516"</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20"</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oft-page-break/><text:span text:style-name="T13"><text:tab/></text:span><text:span text:style-name="T4">&lt;/</text:span><text:span text:style-name="T8">table</text:span><text:span text:style-name="T4">&gt;</text:span></text:p>
      <text:p text:style-name="P3"><text:span text:style-name="T13"><text:tab/></text:span><text:span text:style-name="T4">&lt;</text:span><text:span text:style-name="T8">table</text:span><text:span text:style-name="T12"> </text:span><text:span text:style-name="T15">objectName</text:span><text:span text:style-name="T12">=</text:span><text:span text:style-name="T17">"SequencedAction"</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Id"</text:span><text:span text:style-name="T12"> </text:span><text:span text:style-name="T15">fieldType</text:span><text:span text:style-name="T12">=</text:span><text:span text:style-name="T17">"2"</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Shadowing"</text:span><text:span text:style-name="T12"> </text:span><text:span text:style-name="T15">fieldType</text:span><text:span text:style-name="T12">=</text:span><text:span text:style-name="T17">"5"</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Deleted"</text:span><text:span text:style-name="T12"> </text:span><text:span text:style-name="T15">fieldType</text:span><text:span text:style-name="T12">=</text:span><text:span text:style-name="T17">"3"</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ParentAction.Id"</text:span><text:span text:style-name="T12"> </text:span><text:span text:style-name="T15">fieldType</text:span><text:span text:style-name="T12">=</text:span><text:span text:style-name="T17">"1"</text:span><text:span text:style-name="T4">&gt;</text:span></text:p>
      <text:p text:style-name="P3"><text:span text:style-name="T13"><text:tab/><text:tab/><text:tab/></text:span><text:span text:style-name="T4">&lt;</text:span><text:span text:style-name="T8">link</text:span><text:span text:style-name="T12"> </text:span><text:span text:style-name="T15">id</text:span><text:span text:style-name="T12">=</text:span><text:span text:style-name="T17">"1291"</text:span><text:span text:style-name="T4">&gt;</text:span></text:p>
      <text:p text:style-name="P3"><text:span text:style-name="T13"><text:tab/><text:tab/><text:tab/><text:tab/></text:span><text:span text:style-name="T4">&lt;</text:span><text:span text:style-name="T8">from</text:span><text:span text:style-name="T12"> </text:span><text:span text:style-name="T15">fieldname</text:span><text:span text:style-name="T12">=</text:span><text:span text:style-name="T17">"ParentAction.Id"</text:span><text:span text:style-name="T12"> </text:span><text:span text:style-name="T15">table</text:span><text:span text:style-name="T12">=</text:span><text:span text:style-name="T17">"SequencedAction"</text:span></text:p>
      <text:p text:style-name="P3"><text:span text:style-name="T13"><text:tab/><text:tab/><text:tab/><text:tab/><text:tab/></text:span><text:span text:style-name="T15">group</text:span><text:span text:style-name="T12">=</text:span><text:span text:style-name="T17">"AL"</text:span><text:span text:style-name="T12"> </text:span><text:span text:style-name="T15">chart</text:span><text:span text:style-name="T12">=</text:span><text:span text:style-name="T17">"MoreFibs"</text:span><text:span text:style-name="T12"> </text:span><text:span text:style-name="T4">/&gt;</text:span></text:p>
      <text:p text:style-name="P3"><text:span text:style-name="T13"><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MoreFibs"</text:span><text:span text:style-name="T12"> </text:span><text:span text:style-name="T4">/&gt;</text:span></text:p>
      <text:p text:style-name="P3"><text:span text:style-name="T13"><text:tab/><text:tab/><text:tab/></text:span><text:span text:style-name="T4">&lt;/</text:span><text:span text:style-name="T8">link</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ChildAction.Id"</text:span><text:span text:style-name="T12"> </text:span><text:span text:style-name="T15">fieldType</text:span><text:span text:style-name="T12">=</text:span><text:span text:style-name="T17">"1"</text:span><text:span text:style-name="T4">&gt;</text:span></text:p>
      <text:p text:style-name="P3"><text:span text:style-name="T13"><text:tab/><text:tab/><text:tab/></text:span><text:span text:style-name="T4">&lt;</text:span><text:span text:style-name="T8">link</text:span><text:span text:style-name="T12"> </text:span><text:span text:style-name="T15">id</text:span><text:span text:style-name="T12">=</text:span><text:span text:style-name="T17">"1292"</text:span><text:span text:style-name="T4">&gt;</text:span></text:p>
      <text:p text:style-name="P3"><text:span text:style-name="T13"><text:tab/><text:tab/><text:tab/><text:tab/></text:span><text:span text:style-name="T4">&lt;</text:span><text:span text:style-name="T8">from</text:span><text:span text:style-name="T12"> </text:span><text:span text:style-name="T15">fieldname</text:span><text:span text:style-name="T12">=</text:span><text:span text:style-name="T17">"ChildAction.Id"</text:span><text:span text:style-name="T12"> </text:span><text:span text:style-name="T15">table</text:span><text:span text:style-name="T12">=</text:span><text:span text:style-name="T17">"SequencedAction"</text:span><text:span text:style-name="T12"> </text:span><text:span text:style-name="T15">group</text:span><text:span text:style-name="T12">=</text:span><text:span text:style-name="T17">"AL"</text:span></text:p>
      <text:p text:style-name="P3"><text:span text:style-name="T13"><text:tab/><text:tab/><text:tab/><text:tab/><text:tab/></text:span><text:span text:style-name="T15">chart</text:span><text:span text:style-name="T12">=</text:span><text:span text:style-name="T17">"MoreFibs"</text:span><text:span text:style-name="T12"> </text:span><text:span text:style-name="T4">/&gt;</text:span></text:p>
      <text:p text:style-name="P3"><text:span text:style-name="T13"><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MoreFibs"</text:span><text:span text:style-name="T12"> </text:span><text:span text:style-name="T4">/&gt;</text:span></text:p>
      <text:p text:style-name="P3"><text:span text:style-name="T13"><text:tab/><text:tab/><text:tab/></text:span><text:span text:style-name="T4">&lt;/</text:span><text:span text:style-name="T8">link</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fieldname</text:span><text:span text:style-name="T12"> </text:span><text:span text:style-name="T15">fieldname</text:span><text:span text:style-name="T12">=</text:span><text:span text:style-name="T17">"SequenceNumber"</text:span><text:span text:style-name="T12"> </text:span><text:span text:style-name="T15">fieldType</text:span><text:span text:style-name="T12">=</text:span><text:span text:style-name="T17">"0"</text:span><text:span text:style-name="T4">&gt;</text:span></text:p>
      <text:p text:style-name="P3"><text:span text:style-name="T13"><text:tab/><text:tab/></text:span><text:span text:style-name="T4">&lt;/</text:span><text:span text:style-name="T8">fieldname</text:span><text:span text:style-name="T4">&gt;</text:span></text:p>
      <text:p text:style-name="P3"><text:span text:style-name="T13"><text:tab/><text:tab/></text:span><text:span text:style-name="T4">&lt;</text:span><text:span text:style-name="T8">instance</text:span><text:span text:style-name="T12"> </text:span><text:span text:style-name="T15">id</text:span><text:span text:style-name="T12">=</text:span><text:span text:style-name="T17">"20"</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18"</text:span><text:span text:style-name="T12"> </text:span><text:span text:style-name="T4">/&gt;</text:span></text:p>
      <text:p text:style-name="P3"><text:span text:style-name="T13"><text:tab/><text:tab/><text:tab/></text:span><text:span text:style-name="T4">&lt;</text:span><text:span text:style-name="T8">shadowing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4"</text:span><text:span text:style-name="T12"> </text:span><text:span text:style-name="T4">/&gt;</text:span></text:p>
      <text:p text:style-name="P3"><text:span text:style-name="T13"><text:tab/><text:tab/><text:tab/></text:span><text:span text:style-name="T4">&lt;</text:span><text:span text:style-name="T8">booleanField</text:span><text:span text:style-name="T12"> </text:span><text:span text:style-name="T15">containsData</text:span><text:span text:style-name="T12">=</text:span><text:span text:style-name="T17">"false"</text:span><text:span text:style-name="T12"> </text:span><text:span text:style-name="T15">fieldType</text:span><text:span text:style-name="T12">=</text:span><text:span text:style-name="T17">"2"</text:span></text:p>
      <text:p text:style-name="P3"><text:span text:style-name="T13"><text:tab/><text:tab/><text:tab/><text:tab/></text:span><text:span text:style-name="T15">fieldValue</text:span><text:span text:style-name="T12">=</text:span><text:span text:style-name="T17">"false"</text:span><text:span text:style-name="T12"> </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p>
      <text:p text:style-name="P3"><text:span text:style-name="T13"><text:tab/><text:tab/><text:tab/><text:tab/></text:span><text:span text:style-name="T15">refId</text:span><text:span text:style-name="T12">=</text:span><text:span text:style-name="T17">"Seq1.For1.Seq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291"</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Parent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MoreFibs"</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MoreFibs"</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sameAs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1"</text:span><text:span text:style-name="T12"> </text:span><text:span text:style-name="T15">refId</text:span><text:span text:style-name="T12">=</text:span><text:span text:style-name="T17">"PrintVar1"</text:span><text:span text:style-name="T4">&gt;</text:span></text:p>
      <text:p text:style-name="P3"><text:span text:style-name="T13"><text:tab/><text:tab/><text:tab/><text:tab/></text:span><text:span text:style-name="T4">&lt;</text:span><text:span text:style-name="T8">link</text:span><text:span text:style-name="T12"> </text:span><text:span text:style-name="T15">id</text:span><text:span text:style-name="T12">=</text:span><text:span text:style-name="T17">"1292"</text:span><text:span text:style-name="T4">&gt;</text:span></text:p>
      <text:p text:style-name="P3"><text:span text:style-name="T13"><text:tab/><text:tab/><text:tab/><text:tab/><text:tab/></text:span><text:span text:style-name="T4">&lt;</text:span><text:span text:style-name="T8">from</text:span><text:span text:style-name="T12"> </text:span><text:span text:style-name="T15">fieldname</text:span><text:span text:style-name="T12">=</text:span><text:span text:style-name="T17">"ChildAction.Id"</text:span><text:span text:style-name="T12"> </text:span><text:span text:style-name="T15">table</text:span><text:span text:style-name="T12">=</text:span><text:span text:style-name="T17">"SequencedAction"</text:span></text:p>
      <text:p text:style-name="P3"><text:span text:style-name="T13"><text:tab/><text:tab/><text:tab/><text:tab/><text:tab/><text:tab/></text:span><text:span text:style-name="T15">group</text:span><text:span text:style-name="T12">=</text:span><text:span text:style-name="T17">"AL"</text:span><text:span text:style-name="T12"> </text:span><text:span text:style-name="T15">chart</text:span><text:span text:style-name="T12">=</text:span><text:span text:style-name="T17">"MoreFibs"</text:span><text:span text:style-name="T12"> </text:span><text:span text:style-name="T4">/&gt;</text:span></text:p>
      <text:p text:style-name="P3"><text:span text:style-name="T13"><text:tab/><text:tab/><text:tab/><text:tab/><text:tab/></text:span><text:span text:style-name="T4">&lt;</text:span><text:span text:style-name="T8">to</text:span><text:span text:style-name="T12"> </text:span><text:span text:style-name="T15">fieldname</text:span><text:span text:style-name="T12">=</text:span><text:span text:style-name="T17">"Id"</text:span><text:span text:style-name="T12"> </text:span><text:span text:style-name="T15">table</text:span><text:span text:style-name="T12">=</text:span><text:span text:style-name="T17">"Action"</text:span><text:span text:style-name="T12"> </text:span><text:span text:style-name="T15">group</text:span><text:span text:style-name="T12">=</text:span><text:span text:style-name="T17">"AL"</text:span><text:span text:style-name="T12"> </text:span><text:span text:style-name="T15">chart</text:span><text:span text:style-name="T12">=</text:span><text:span text:style-name="T17">"MoreFibs"</text:span><text:span text:style-name="T12"> </text:span><text:span text:style-name="T4">/&gt;</text:span></text:p>
      <text:p text:style-name="P3"><text:span text:style-name="T13"><text:tab/><text:tab/><text:tab/><text:tab/></text:span><text:span text:style-name="T4">&lt;/</text:span><text:span text:style-name="T8">link</text:span><text:span text:style-name="T4">&gt;</text:span></text:p>
      <text:p text:style-name="P3"><text:span text:style-name="T13"><text:tab/><text:tab/><text:tab/></text:span><text:span text:style-name="T4">&lt;/</text:span><text:span text:style-name="T8">sameAsField</text:span><text:span text:style-name="T4">&gt;</text:span></text:p>
      <text:p text:style-name="P3"><text:span text:style-name="T13"><text:tab/><text:tab/><text:tab/></text:span><text:span text:style-name="T4">&lt;</text:span><text:span text:style-name="T8">plainField</text:span><text:span text:style-name="T12"> </text:span><text:span text:style-name="T15">containsData</text:span><text:span text:style-name="T12">=</text:span><text:span text:style-name="T17">"true"</text:span><text:span text:style-name="T12"> </text:span><text:span text:style-name="T15">fieldType</text:span><text:span text:style-name="T12">=</text:span><text:span text:style-name="T17">"0"</text:span><text:span text:style-name="T12"> </text:span><text:span text:style-name="T15">fieldValue</text:span><text:span text:style-name="T12">=</text:span><text:span text:style-name="T17">"0"</text:span><text:span text:style-name="T12"> </text:span><text:span text:style-name="T4">/&gt;</text:span></text:p>
      <text:p text:style-name="P3"><text:span text:style-name="T13"><text:tab/><text:tab/></text:span><text:span text:style-name="T4">&lt;/</text:span><text:span text:style-name="T8">instance</text:span><text:span text:style-name="T4">&gt;</text:span></text:p>
      <text:p text:style-name="P3"><text:span text:style-name="T13"><text:tab/></text:span><text:span text:style-name="T4">&lt;/</text:span><text:span text:style-name="T8">table</text:span><text:span text:style-name="T4">&gt;</text:span></text:p>
      <text:p text:style-name="P8"><text:span text:style-name="T5">&lt;/</text:span><text:span text:style-name="T9">group</text:span><text:span text:style-name="T5">&gt;</text:span></text:p>
      <text:p text:style-name="P4"/>
      <text:p text:style-name="P6"/>
      <text:p text:style-name="MainBody"/>
      <text:p text:style-name="MainBody"/>
      <text:p text:style-name="MainBody"/>
      <text:p text:style-name="Main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tab-stop style:position="1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master-page-name="">
      <style:paragraph-properties fo:text-align="center" style:justify-single-word="false" style:page-number="auto" fo:background-color="transparent" style:shadow="none">
        <style:background-image/>
      </style:paragraph-properties>
      <style:text-properties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b" style:family="paragraph" style:parent-style-name="Title" style:class="text">
      <style:text-properties fo:font-size="14pt" fo:font-weight="normal"/>
    </style:style>
    <style:style style:name="MainBody" style:family="paragraph" style:parent-style-name="Bob" style:master-page-name="">
      <style:paragraph-properties fo:line-height="150%" fo:text-align="start" style:justify-single-word="false" style:page-number="auto" fo:keep-with-next="auto"/>
      <style:text-properties fo:font-size="12pt"/>
    </style:style>
    <style:style style:name="AppendixH1" style:family="paragraph" style:parent-style-name="MainBody"/>
    <style:style style:name="AppendixH2" style:family="paragraph" style:parent-style-name="AppendixH1" style:default-outline-level="2"/>
    <style:style style:name="AppendixH3" style:family="paragraph" style:parent-style-name="AppendixH2" style:default-outline-level="3"/>
    <style:style style:name="Heading_20_2" style:display-name="Heading 2" style:family="paragraph" style:parent-style-name="Heading" style:next-style-name="Text_20_body" style:class="text">
      <style:text-properties fo:font-size="14pt" fo:language="en" fo:country="GB"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8" style:display-name="Heading 8" style:family="paragraph" style:parent-style-name="Heading" style:next-style-name="Text_20_body" style:default-outline-level="8" style:class="text">
      <style:text-properties fo:font-size="14pt" fo:language="en" fo:country="GB"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115%" fo:language="en" fo:country="GB"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14pt" fo:language="en" fo:country="GB" fo:font-weight="bold" style:font-size-asian="75%" style:font-weight-asian="bold" style:font-size-complex="75%" style:font-weight-complex="bold"/>
    </style:style>
    <style:style style:name="Illustration" style:family="paragraph" style:parent-style-name="Caption" style:class="extra">
      <style:paragraph-properties fo:margin-top="0.21cm" fo:margin-bottom="0.409cm"/>
      <style:text-properties style:font-name="Arial1"/>
    </style:style>
    <style:style style:name="Text" style:family="paragraph" style:parent-style-name="Caption" style:class="extra"/>
    <style:style style:name="Hanging_20_indent" style:display-name="Hanging indent" style:family="paragraph" style:parent-style-name="Text_20_body" style:class="text" style:master-page-name="">
      <style:paragraph-properties fo:margin-left="1cm" fo:margin-right="0cm" fo:text-indent="-0.499cm" style:auto-text-indent="false" style:page-number="auto">
        <style:tab-stops>
          <style:tab-stop style:position="0cm"/>
        </style:tab-stops>
      </style:paragraph-properties>
      <style:text-properties style:font-name="Arial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style:font-name="Arial1"/>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BibEntry" style:family="paragraph" style:parent-style-name="MainBody"/>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RTF_5f_Num_20_10_20_1" style:display-name="RTF_Num 10 1" style:family="text">
      <style:text-properties style:font-name-complex="Times New Roman"/>
    </style:style>
    <style:style style:name="RTF_5f_Num_20_10_20_2" style:display-name="RTF_Num 10 2" style:family="text">
      <style:text-properties style:font-name-complex="Times New Roman"/>
    </style:style>
    <style:style style:name="RTF_5f_Num_20_10_20_3" style:display-name="RTF_Num 10 3" style:family="text">
      <style:text-properties style:font-name-complex="Times New Roman"/>
    </style:style>
    <style:style style:name="RTF_5f_Num_20_10_20_4" style:display-name="RTF_Num 10 4" style:family="text">
      <style:text-properties style:font-name-complex="Times New Roman"/>
    </style:style>
    <style:style style:name="RTF_5f_Num_20_10_20_5" style:display-name="RTF_Num 10 5" style:family="text">
      <style:text-properties style:font-name-complex="Times New Roman"/>
    </style:style>
    <style:style style:name="RTF_5f_Num_20_10_20_6" style:display-name="RTF_Num 10 6" style:family="text">
      <style:text-properties style:font-name-complex="Times New Roman"/>
    </style:style>
    <style:style style:name="RTF_5f_Num_20_10_20_7" style:display-name="RTF_Num 10 7" style:family="text">
      <style:text-properties style:font-name-complex="Times New Roman"/>
    </style:style>
    <style:style style:name="RTF_5f_Num_20_10_20_8" style:display-name="RTF_Num 10 8" style:family="text">
      <style:text-properties style:font-name-complex="Times New Roman"/>
    </style:style>
    <style:style style:name="RTF_5f_Num_20_10_20_9" style:display-name="RTF_Num 10 9" style:family="text">
      <style:text-properties style:font-name-complex="Times New Roman"/>
    </style:style>
    <style:style style:name="RTF_5f_Num_20_11_20_1" style:display-name="RTF_Num 11 1" style:family="text">
      <style:text-properties style:font-name-complex="Times New Roman"/>
    </style:style>
    <style:style style:name="RTF_5f_Num_20_11_20_2" style:display-name="RTF_Num 11 2" style:family="text">
      <style:text-properties style:font-name-complex="Times New Roman"/>
    </style:style>
    <style:style style:name="RTF_5f_Num_20_11_20_3" style:display-name="RTF_Num 11 3" style:family="text">
      <style:text-properties style:font-name-complex="Times New Roman"/>
    </style:style>
    <style:style style:name="RTF_5f_Num_20_11_20_4" style:display-name="RTF_Num 11 4" style:family="text">
      <style:text-properties style:font-name-complex="Times New Roman"/>
    </style:style>
    <style:style style:name="RTF_5f_Num_20_11_20_5" style:display-name="RTF_Num 11 5" style:family="text">
      <style:text-properties style:font-name-complex="Times New Roman"/>
    </style:style>
    <style:style style:name="RTF_5f_Num_20_11_20_6" style:display-name="RTF_Num 11 6" style:family="text">
      <style:text-properties style:font-name-complex="Times New Roman"/>
    </style:style>
    <style:style style:name="RTF_5f_Num_20_11_20_7" style:display-name="RTF_Num 11 7" style:family="text">
      <style:text-properties style:font-name-complex="Times New Roman"/>
    </style:style>
    <style:style style:name="RTF_5f_Num_20_11_20_8" style:display-name="RTF_Num 11 8" style:family="text">
      <style:text-properties style:font-name-complex="Times New Roman"/>
    </style:style>
    <style:style style:name="RTF_5f_Num_20_11_20_9" style:display-name="RTF_Num 11 9" style:family="text">
      <style:text-properties style:font-name-complex="Times New Roman"/>
    </style:style>
    <style:style style:name="RTF_5f_Num_20_12_20_1" style:display-name="RTF_Num 12 1" style:family="text">
      <style:text-properties style:font-name-complex="Times New Roman"/>
    </style:style>
    <style:style style:name="RTF_5f_Num_20_12_20_2" style:display-name="RTF_Num 12 2" style:family="text">
      <style:text-properties style:font-name-complex="Times New Roman"/>
    </style:style>
    <style:style style:name="RTF_5f_Num_20_12_20_3" style:display-name="RTF_Num 12 3" style:family="text">
      <style:text-properties style:font-name-complex="Times New Roman"/>
    </style:style>
    <style:style style:name="RTF_5f_Num_20_12_20_4" style:display-name="RTF_Num 12 4" style:family="text">
      <style:text-properties style:font-name-complex="Times New Roman"/>
    </style:style>
    <style:style style:name="RTF_5f_Num_20_12_20_5" style:display-name="RTF_Num 12 5" style:family="text">
      <style:text-properties style:font-name-complex="Times New Roman"/>
    </style:style>
    <style:style style:name="RTF_5f_Num_20_12_20_6" style:display-name="RTF_Num 12 6" style:family="text">
      <style:text-properties style:font-name-complex="Times New Roman"/>
    </style:style>
    <style:style style:name="RTF_5f_Num_20_12_20_7" style:display-name="RTF_Num 12 7" style:family="text">
      <style:text-properties style:font-name-complex="Times New Roman"/>
    </style:style>
    <style:style style:name="RTF_5f_Num_20_12_20_8" style:display-name="RTF_Num 12 8" style:family="text">
      <style:text-properties style:font-name-complex="Times New Roman"/>
    </style:style>
    <style:style style:name="RTF_5f_Num_20_12_20_9" style:display-name="RTF_Num 12 9" style:family="text">
      <style:text-properties style:font-name-complex="Times New Roman"/>
    </style:style>
    <style:style style:name="Title_20_Char" style:display-name="Title Char" style:family="text" style:parent-style-name="Default_20_Paragraph_20_Font">
      <style:text-properties fo:color="#17365d" style:font-name="Cambria" fo:font-size="26pt" fo:letter-spacing="0.009cm" fo:language="en" fo:country="GB" style:letter-kerning="true" style:font-name-asian="Cambria" style:font-size-asian="26pt" style:language-asian="zxx" style:country-asian="none" style:font-name-complex="Cambria" style:font-size-complex="26pt"/>
    </style:style>
    <style:style style:name="RTF_5f_Num_20_13_20_1" style:display-name="RTF_Num 13 1" style:family="text">
      <style:text-properties style:font-name-complex="Times New Roman"/>
    </style:style>
    <style:style style:name="RTF_5f_Num_20_13_20_2" style:display-name="RTF_Num 13 2" style:family="text">
      <style:text-properties style:font-name-complex="Times New Roman"/>
    </style:style>
    <style:style style:name="RTF_5f_Num_20_13_20_3" style:display-name="RTF_Num 13 3" style:family="text">
      <style:text-properties style:font-name-complex="Times New Roman"/>
    </style:style>
    <style:style style:name="RTF_5f_Num_20_13_20_4" style:display-name="RTF_Num 13 4" style:family="text">
      <style:text-properties style:font-name-complex="Times New Roman"/>
    </style:style>
    <style:style style:name="RTF_5f_Num_20_13_20_5" style:display-name="RTF_Num 13 5" style:family="text">
      <style:text-properties style:font-name-complex="Times New Roman"/>
    </style:style>
    <style:style style:name="RTF_5f_Num_20_13_20_6" style:display-name="RTF_Num 13 6" style:family="text">
      <style:text-properties style:font-name-complex="Times New Roman"/>
    </style:style>
    <style:style style:name="RTF_5f_Num_20_13_20_7" style:display-name="RTF_Num 13 7" style:family="text">
      <style:text-properties style:font-name-complex="Times New Roman"/>
    </style:style>
    <style:style style:name="RTF_5f_Num_20_13_20_8" style:display-name="RTF_Num 13 8" style:family="text">
      <style:text-properties style:font-name-complex="Times New Roman"/>
    </style:style>
    <style:style style:name="RTF_5f_Num_20_13_20_9" style:display-name="RTF_Num 13 9" style:family="text">
      <style:text-properties style:font-name-complex="Times New Roman"/>
    </style:style>
    <style:style style:name="RTF_5f_Num_20_14_20_1" style:display-name="RTF_Num 14 1" style:family="text">
      <style:text-properties style:font-name-complex="Times New Roman"/>
    </style:style>
    <style:style style:name="RTF_5f_Num_20_14_20_2" style:display-name="RTF_Num 14 2" style:family="text">
      <style:text-properties style:font-name-complex="Times New Roman"/>
    </style:style>
    <style:style style:name="RTF_5f_Num_20_14_20_3" style:display-name="RTF_Num 14 3" style:family="text">
      <style:text-properties style:font-name-complex="Times New Roman"/>
    </style:style>
    <style:style style:name="RTF_5f_Num_20_14_20_4" style:display-name="RTF_Num 14 4" style:family="text">
      <style:text-properties style:font-name-complex="Times New Roman"/>
    </style:style>
    <style:style style:name="RTF_5f_Num_20_14_20_5" style:display-name="RTF_Num 14 5" style:family="text">
      <style:text-properties style:font-name-complex="Times New Roman"/>
    </style:style>
    <style:style style:name="RTF_5f_Num_20_14_20_6" style:display-name="RTF_Num 14 6" style:family="text">
      <style:text-properties style:font-name-complex="Times New Roman"/>
    </style:style>
    <style:style style:name="RTF_5f_Num_20_14_20_7" style:display-name="RTF_Num 14 7" style:family="text">
      <style:text-properties style:font-name-complex="Times New Roman"/>
    </style:style>
    <style:style style:name="RTF_5f_Num_20_14_20_8" style:display-name="RTF_Num 14 8" style:family="text">
      <style:text-properties style:font-name-complex="Times New Roman"/>
    </style:style>
    <style:style style:name="RTF_5f_Num_20_14_20_9" style:display-name="RTF_Num 14 9" style:family="text">
      <style:text-properties style:font-name-complex="Times New Roman"/>
    </style:style>
    <style:style style:name="RTF_5f_Num_20_15_20_1" style:display-name="RTF_Num 15 1" style:family="text">
      <style:text-properties style:font-name-complex="Times New Roman"/>
    </style:style>
    <style:style style:name="RTF_5f_Num_20_15_20_2" style:display-name="RTF_Num 15 2" style:family="text">
      <style:text-properties style:font-name-complex="Times New Roman"/>
    </style:style>
    <style:style style:name="RTF_5f_Num_20_15_20_3" style:display-name="RTF_Num 15 3" style:family="text">
      <style:text-properties style:font-name-complex="Times New Roman"/>
    </style:style>
    <style:style style:name="RTF_5f_Num_20_15_20_4" style:display-name="RTF_Num 15 4" style:family="text">
      <style:text-properties style:font-name-complex="Times New Roman"/>
    </style:style>
    <style:style style:name="RTF_5f_Num_20_15_20_5" style:display-name="RTF_Num 15 5" style:family="text">
      <style:text-properties style:font-name-complex="Times New Roman"/>
    </style:style>
    <style:style style:name="RTF_5f_Num_20_15_20_6" style:display-name="RTF_Num 15 6" style:family="text">
      <style:text-properties style:font-name-complex="Times New Roman"/>
    </style:style>
    <style:style style:name="RTF_5f_Num_20_15_20_7" style:display-name="RTF_Num 15 7" style:family="text">
      <style:text-properties style:font-name-complex="Times New Roman"/>
    </style:style>
    <style:style style:name="RTF_5f_Num_20_15_20_8" style:display-name="RTF_Num 15 8" style:family="text">
      <style:text-properties style:font-name-complex="Times New Roman"/>
    </style:style>
    <style:style style:name="RTF_5f_Num_20_15_20_9" style:display-name="RTF_Num 15 9" style:family="text">
      <style:text-properties style:font-name-complex="Times New Roman"/>
    </style:style>
    <style:style style:name="RTF_5f_Num_20_16_20_1" style:display-name="RTF_Num 16 1" style:family="text">
      <style:text-properties style:font-name-complex="Times New Roman"/>
    </style:style>
    <style:style style:name="RTF_5f_Num_20_16_20_2" style:display-name="RTF_Num 16 2" style:family="text">
      <style:text-properties style:font-name-complex="Times New Roman"/>
    </style:style>
    <style:style style:name="RTF_5f_Num_20_16_20_3" style:display-name="RTF_Num 16 3" style:family="text">
      <style:text-properties style:font-name-complex="Times New Roman"/>
    </style:style>
    <style:style style:name="RTF_5f_Num_20_16_20_4" style:display-name="RTF_Num 16 4" style:family="text">
      <style:text-properties style:font-name-complex="Times New Roman"/>
    </style:style>
    <style:style style:name="RTF_5f_Num_20_16_20_5" style:display-name="RTF_Num 16 5" style:family="text">
      <style:text-properties style:font-name-complex="Times New Roman"/>
    </style:style>
    <style:style style:name="RTF_5f_Num_20_16_20_6" style:display-name="RTF_Num 16 6" style:family="text">
      <style:text-properties style:font-name-complex="Times New Roman"/>
    </style:style>
    <style:style style:name="RTF_5f_Num_20_16_20_7" style:display-name="RTF_Num 16 7" style:family="text">
      <style:text-properties style:font-name-complex="Times New Roman"/>
    </style:style>
    <style:style style:name="RTF_5f_Num_20_16_20_8" style:display-name="RTF_Num 16 8" style:family="text">
      <style:text-properties style:font-name-complex="Times New Roman"/>
    </style:style>
    <style:style style:name="RTF_5f_Num_20_16_20_9" style:display-name="RTF_Num 16 9" style:family="text">
      <style:text-properties style:font-name-complex="Times New Roman"/>
    </style:style>
    <style:style style:name="RTF_5f_Num_20_17_20_1" style:display-name="RTF_Num 17 1" style:family="text">
      <style:text-properties style:font-name-complex="Times New Roman"/>
    </style:style>
    <style:style style:name="RTF_5f_Num_20_17_20_2" style:display-name="RTF_Num 17 2" style:family="text">
      <style:text-properties style:font-name-complex="Times New Roman"/>
    </style:style>
    <style:style style:name="RTF_5f_Num_20_17_20_3" style:display-name="RTF_Num 17 3" style:family="text">
      <style:text-properties style:font-name-complex="Times New Roman"/>
    </style:style>
    <style:style style:name="RTF_5f_Num_20_17_20_4" style:display-name="RTF_Num 17 4" style:family="text">
      <style:text-properties style:font-name-complex="Times New Roman"/>
    </style:style>
    <style:style style:name="RTF_5f_Num_20_17_20_5" style:display-name="RTF_Num 17 5" style:family="text">
      <style:text-properties style:font-name-complex="Times New Roman"/>
    </style:style>
    <style:style style:name="RTF_5f_Num_20_17_20_6" style:display-name="RTF_Num 17 6" style:family="text">
      <style:text-properties style:font-name-complex="Times New Roman"/>
    </style:style>
    <style:style style:name="RTF_5f_Num_20_17_20_7" style:display-name="RTF_Num 17 7" style:family="text">
      <style:text-properties style:font-name-complex="Times New Roman"/>
    </style:style>
    <style:style style:name="RTF_5f_Num_20_17_20_8" style:display-name="RTF_Num 17 8" style:family="text">
      <style:text-properties style:font-name-complex="Times New Roman"/>
    </style:style>
    <style:style style:name="RTF_5f_Num_20_17_20_9" style:display-name="RTF_Num 17 9" style:family="text">
      <style:text-properties style:font-name-complex="Times New Roman"/>
    </style:style>
    <style:style style:name="RTF_5f_Num_20_18_20_1" style:display-name="RTF_Num 18 1" style:family="text">
      <style:text-properties style:font-name-complex="Times New Roman"/>
    </style:style>
    <style:style style:name="RTF_5f_Num_20_18_20_2" style:display-name="RTF_Num 18 2" style:family="text">
      <style:text-properties style:font-name-complex="Times New Roman"/>
    </style:style>
    <style:style style:name="RTF_5f_Num_20_18_20_3" style:display-name="RTF_Num 18 3" style:family="text">
      <style:text-properties style:font-name-complex="Times New Roman"/>
    </style:style>
    <style:style style:name="RTF_5f_Num_20_18_20_4" style:display-name="RTF_Num 18 4" style:family="text">
      <style:text-properties style:font-name-complex="Times New Roman"/>
    </style:style>
    <style:style style:name="RTF_5f_Num_20_18_20_5" style:display-name="RTF_Num 18 5" style:family="text">
      <style:text-properties style:font-name-complex="Times New Roman"/>
    </style:style>
    <style:style style:name="RTF_5f_Num_20_18_20_6" style:display-name="RTF_Num 18 6" style:family="text">
      <style:text-properties style:font-name-complex="Times New Roman"/>
    </style:style>
    <style:style style:name="RTF_5f_Num_20_18_20_7" style:display-name="RTF_Num 18 7" style:family="text">
      <style:text-properties style:font-name-complex="Times New Roman"/>
    </style:style>
    <style:style style:name="RTF_5f_Num_20_18_20_8" style:display-name="RTF_Num 18 8" style:family="text">
      <style:text-properties style:font-name-complex="Times New Roman"/>
    </style:style>
    <style:style style:name="RTF_5f_Num_20_18_20_9" style:display-name="RTF_Num 18 9" style:family="text">
      <style:text-properties style:font-name-complex="Times New Roman"/>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A1."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A1."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style:text-properties style:font-name="Symbol"/>
      </text:list-level-style-bullet>
      <text:list-level-style-bullet text:level="2" text:style-name="RTF_5f_Num_20_5_20_2" style:num-suffix="." text:bullet-char="o">
        <style:list-level-properties text:space-before="1.905cm" text:min-label-width="0.635cm"/>
        <style:text-properties style:font-name="Courier New"/>
      </text:list-level-style-bullet>
      <text:list-level-style-bullet text:level="3" text:style-name="RTF_5f_Num_20_5_20_3" style:num-suffix="." text:bullet-char="">
        <style:list-level-properties text:space-before="3.175cm" text:min-label-width="0.635cm"/>
        <style:text-properties style:font-name="Wingdings"/>
      </text:list-level-style-bullet>
      <text:list-level-style-bullet text:level="4" text:style-name="RTF_5f_Num_20_5_20_4" style:num-suffix="." text:bullet-char="">
        <style:list-level-properties text:space-before="4.445cm" text:min-label-width="0.635cm"/>
        <style:text-properties style:font-name="Symbol"/>
      </text:list-level-style-bullet>
      <text:list-level-style-bullet text:level="5" text:style-name="RTF_5f_Num_20_5_20_5" style:num-suffix="." text:bullet-char="o">
        <style:list-level-properties text:space-before="5.715cm" text:min-label-width="0.635cm"/>
        <style:text-properties style:font-name="Courier New"/>
      </text:list-level-style-bullet>
      <text:list-level-style-bullet text:level="6" text:style-name="RTF_5f_Num_20_5_20_6" style:num-suffix="." text:bullet-char="">
        <style:list-level-properties text:space-before="6.985cm" text:min-label-width="0.635cm"/>
        <style:text-properties style:font-name="Wingdings"/>
      </text:list-level-style-bullet>
      <text:list-level-style-bullet text:level="7" text:style-name="RTF_5f_Num_20_5_20_7" style:num-suffix="." text:bullet-char="">
        <style:list-level-properties text:space-before="8.255cm" text:min-label-width="0.635cm"/>
        <style:text-properties style:font-name="Symbol"/>
      </text:list-level-style-bullet>
      <text:list-level-style-bullet text:level="8" text:style-name="RTF_5f_Num_20_5_20_8" style:num-suffix="." text:bullet-char="o">
        <style:list-level-properties text:space-before="9.525cm" text:min-label-width="0.635cm"/>
        <style:text-properties style:font-name="Courier New"/>
      </text:list-level-style-bullet>
      <text:list-level-style-bullet text:level="9" text:style-name="RTF_5f_Num_20_5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text:style-name="RTF_5f_Num_20_10_20_1" style:num-suffix=")" style:num-format="a" style:num-letter-sync="true">
        <style:list-level-properties text:space-before="0.635cm" text:min-label-width="0.635cm"/>
      </text:list-level-style-number>
      <text:list-level-style-number text:level="2" text:style-name="RTF_5f_Num_20_10_20_2" style:num-suffix="." style:num-format="a" style:num-letter-sync="true">
        <style:list-level-properties text:space-before="1.905cm" text:min-label-width="0.635cm"/>
      </text:list-level-style-number>
      <text:list-level-style-number text:level="3" text:style-name="RTF_5f_Num_20_10_20_3" style:num-suffix="." style:num-format="i">
        <style:list-level-properties text:space-before="3.492cm" text:min-label-width="0.318cm" fo:text-align="end"/>
      </text:list-level-style-number>
      <text:list-level-style-number text:level="4" text:style-name="RTF_5f_Num_20_10_20_4" style:num-suffix="." style:num-format="1">
        <style:list-level-properties text:space-before="4.445cm" text:min-label-width="0.635cm"/>
      </text:list-level-style-number>
      <text:list-level-style-number text:level="5" text:style-name="RTF_5f_Num_20_10_20_5" style:num-suffix="." style:num-format="a" style:num-letter-sync="true">
        <style:list-level-properties text:space-before="5.715cm" text:min-label-width="0.635cm"/>
      </text:list-level-style-number>
      <text:list-level-style-number text:level="6" text:style-name="RTF_5f_Num_20_10_20_6" style:num-suffix="." style:num-format="i">
        <style:list-level-properties text:space-before="7.302cm" text:min-label-width="0.318cm" fo:text-align="end"/>
      </text:list-level-style-number>
      <text:list-level-style-number text:level="7" text:style-name="RTF_5f_Num_20_10_20_7" style:num-suffix="." style:num-format="1">
        <style:list-level-properties text:space-before="8.255cm" text:min-label-width="0.635cm"/>
      </text:list-level-style-number>
      <text:list-level-style-number text:level="8" text:style-name="RTF_5f_Num_20_10_20_8" style:num-suffix="." style:num-format="a" style:num-letter-sync="true">
        <style:list-level-properties text:space-before="9.525cm" text:min-label-width="0.635cm"/>
      </text:list-level-style-number>
      <text:list-level-style-number text:level="9" text:style-name="RTF_5f_Num_20_10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style:num-suffix=")" style:num-format="a" style:num-letter-sync="true">
        <style:list-level-properties text:space-before="0.635cm" text:min-label-width="0.635cm"/>
      </text:list-level-style-number>
      <text:list-level-style-number text:level="2" text:style-name="RTF_5f_Num_20_11_20_2" style:num-suffix="." style:num-format="a" style:num-letter-sync="true">
        <style:list-level-properties text:space-before="1.905cm" text:min-label-width="0.635cm"/>
      </text:list-level-style-number>
      <text:list-level-style-number text:level="3" text:style-name="RTF_5f_Num_20_11_20_3" style:num-suffix="." style:num-format="i">
        <style:list-level-properties text:space-before="3.492cm" text:min-label-width="0.318cm" fo:text-align="end"/>
      </text:list-level-style-number>
      <text:list-level-style-number text:level="4" text:style-name="RTF_5f_Num_20_11_20_4" style:num-suffix="." style:num-format="1">
        <style:list-level-properties text:space-before="4.445cm" text:min-label-width="0.635cm"/>
      </text:list-level-style-number>
      <text:list-level-style-number text:level="5" text:style-name="RTF_5f_Num_20_11_20_5" style:num-suffix="." style:num-format="a" style:num-letter-sync="true">
        <style:list-level-properties text:space-before="5.715cm" text:min-label-width="0.635cm"/>
      </text:list-level-style-number>
      <text:list-level-style-number text:level="6" text:style-name="RTF_5f_Num_20_11_20_6" style:num-suffix="." style:num-format="i">
        <style:list-level-properties text:space-before="7.302cm" text:min-label-width="0.318cm" fo:text-align="end"/>
      </text:list-level-style-number>
      <text:list-level-style-number text:level="7" text:style-name="RTF_5f_Num_20_11_20_7" style:num-suffix="." style:num-format="1">
        <style:list-level-properties text:space-before="8.255cm" text:min-label-width="0.635cm"/>
      </text:list-level-style-number>
      <text:list-level-style-number text:level="8" text:style-name="RTF_5f_Num_20_11_20_8" style:num-suffix="." style:num-format="a" style:num-letter-sync="true">
        <style:list-level-properties text:space-before="9.525cm" text:min-label-width="0.635cm"/>
      </text:list-level-style-number>
      <text:list-level-style-number text:level="9" text:style-name="RTF_5f_Num_20_11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style:num-suffix=")" style:num-format="a" style:num-letter-sync="true">
        <style:list-level-properties text:space-before="0.635cm" text:min-label-width="0.635cm"/>
      </text:list-level-style-number>
      <text:list-level-style-number text:level="2" text:style-name="RTF_5f_Num_20_12_20_2" style:num-suffix="." style:num-format="a" style:num-letter-sync="true">
        <style:list-level-properties text:space-before="1.905cm" text:min-label-width="0.635cm"/>
      </text:list-level-style-number>
      <text:list-level-style-number text:level="3" text:style-name="RTF_5f_Num_20_12_20_3" style:num-suffix="." style:num-format="i">
        <style:list-level-properties text:space-before="3.492cm" text:min-label-width="0.318cm" fo:text-align="end"/>
      </text:list-level-style-number>
      <text:list-level-style-number text:level="4" text:style-name="RTF_5f_Num_20_12_20_4" style:num-suffix="." style:num-format="1">
        <style:list-level-properties text:space-before="4.445cm" text:min-label-width="0.635cm"/>
      </text:list-level-style-number>
      <text:list-level-style-number text:level="5" text:style-name="RTF_5f_Num_20_12_20_5" style:num-suffix="." style:num-format="a" style:num-letter-sync="true">
        <style:list-level-properties text:space-before="5.715cm" text:min-label-width="0.635cm"/>
      </text:list-level-style-number>
      <text:list-level-style-number text:level="6" text:style-name="RTF_5f_Num_20_12_20_6" style:num-suffix="." style:num-format="i">
        <style:list-level-properties text:space-before="7.302cm" text:min-label-width="0.318cm" fo:text-align="end"/>
      </text:list-level-style-number>
      <text:list-level-style-number text:level="7" text:style-name="RTF_5f_Num_20_12_20_7" style:num-suffix="." style:num-format="1">
        <style:list-level-properties text:space-before="8.255cm" text:min-label-width="0.635cm"/>
      </text:list-level-style-number>
      <text:list-level-style-number text:level="8" text:style-name="RTF_5f_Num_20_12_20_8" style:num-suffix="." style:num-format="a" style:num-letter-sync="true">
        <style:list-level-properties text:space-before="9.525cm" text:min-label-width="0.635cm"/>
      </text:list-level-style-number>
      <text:list-level-style-number text:level="9" text:style-name="RTF_5f_Num_20_12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text:style-name="RTF_5f_Num_20_13_20_1" style:num-suffix=")" style:num-format="a" style:num-letter-sync="true">
        <style:list-level-properties text:space-before="0.635cm" text:min-label-width="0.635cm"/>
      </text:list-level-style-number>
      <text:list-level-style-number text:level="2" text:style-name="RTF_5f_Num_20_13_20_2" style:num-suffix="." style:num-format="a" style:num-letter-sync="true">
        <style:list-level-properties text:space-before="1.905cm" text:min-label-width="0.635cm"/>
      </text:list-level-style-number>
      <text:list-level-style-number text:level="3" text:style-name="RTF_5f_Num_20_13_20_3" style:num-suffix="." style:num-format="i">
        <style:list-level-properties text:space-before="3.492cm" text:min-label-width="0.318cm" fo:text-align="end"/>
      </text:list-level-style-number>
      <text:list-level-style-number text:level="4" text:style-name="RTF_5f_Num_20_13_20_4" style:num-suffix="." style:num-format="1">
        <style:list-level-properties text:space-before="4.445cm" text:min-label-width="0.635cm"/>
      </text:list-level-style-number>
      <text:list-level-style-number text:level="5" text:style-name="RTF_5f_Num_20_13_20_5" style:num-suffix="." style:num-format="a" style:num-letter-sync="true">
        <style:list-level-properties text:space-before="5.715cm" text:min-label-width="0.635cm"/>
      </text:list-level-style-number>
      <text:list-level-style-number text:level="6" text:style-name="RTF_5f_Num_20_13_20_6" style:num-suffix="." style:num-format="i">
        <style:list-level-properties text:space-before="7.302cm" text:min-label-width="0.318cm" fo:text-align="end"/>
      </text:list-level-style-number>
      <text:list-level-style-number text:level="7" text:style-name="RTF_5f_Num_20_13_20_7" style:num-suffix="." style:num-format="1">
        <style:list-level-properties text:space-before="8.255cm" text:min-label-width="0.635cm"/>
      </text:list-level-style-number>
      <text:list-level-style-number text:level="8" text:style-name="RTF_5f_Num_20_13_20_8" style:num-suffix="." style:num-format="a" style:num-letter-sync="true">
        <style:list-level-properties text:space-before="9.525cm" text:min-label-width="0.635cm"/>
      </text:list-level-style-number>
      <text:list-level-style-number text:level="9" text:style-name="RTF_5f_Num_20_13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style:num-suffix=")" style:num-format="a" style:num-letter-sync="true">
        <style:list-level-properties text:space-before="0.635cm" text:min-label-width="0.635cm"/>
      </text:list-level-style-number>
      <text:list-level-style-number text:level="2" text:style-name="RTF_5f_Num_20_14_20_2" style:num-suffix="." style:num-format="a" style:num-letter-sync="true">
        <style:list-level-properties text:space-before="1.905cm" text:min-label-width="0.635cm"/>
      </text:list-level-style-number>
      <text:list-level-style-number text:level="3" text:style-name="RTF_5f_Num_20_14_20_3" style:num-suffix="." style:num-format="i">
        <style:list-level-properties text:space-before="3.492cm" text:min-label-width="0.318cm" fo:text-align="end"/>
      </text:list-level-style-number>
      <text:list-level-style-number text:level="4" text:style-name="RTF_5f_Num_20_14_20_4" style:num-suffix="." style:num-format="1">
        <style:list-level-properties text:space-before="4.445cm" text:min-label-width="0.635cm"/>
      </text:list-level-style-number>
      <text:list-level-style-number text:level="5" text:style-name="RTF_5f_Num_20_14_20_5" style:num-suffix="." style:num-format="a" style:num-letter-sync="true">
        <style:list-level-properties text:space-before="5.715cm" text:min-label-width="0.635cm"/>
      </text:list-level-style-number>
      <text:list-level-style-number text:level="6" text:style-name="RTF_5f_Num_20_14_20_6" style:num-suffix="." style:num-format="i">
        <style:list-level-properties text:space-before="7.302cm" text:min-label-width="0.318cm" fo:text-align="end"/>
      </text:list-level-style-number>
      <text:list-level-style-number text:level="7" text:style-name="RTF_5f_Num_20_14_20_7" style:num-suffix="." style:num-format="1">
        <style:list-level-properties text:space-before="8.255cm" text:min-label-width="0.635cm"/>
      </text:list-level-style-number>
      <text:list-level-style-number text:level="8" text:style-name="RTF_5f_Num_20_14_20_8" style:num-suffix="." style:num-format="a" style:num-letter-sync="true">
        <style:list-level-properties text:space-before="9.525cm" text:min-label-width="0.635cm"/>
      </text:list-level-style-number>
      <text:list-level-style-number text:level="9" text:style-name="RTF_5f_Num_20_14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number text:level="1" text:style-name="RTF_5f_Num_20_15_20_1" style:num-suffix=")" style:num-format="a" style:num-letter-sync="true">
        <style:list-level-properties text:space-before="0.635cm" text:min-label-width="0.635cm"/>
      </text:list-level-style-number>
      <text:list-level-style-number text:level="2" text:style-name="RTF_5f_Num_20_15_20_2" style:num-suffix="." style:num-format="a" style:num-letter-sync="true">
        <style:list-level-properties text:space-before="1.905cm" text:min-label-width="0.635cm"/>
      </text:list-level-style-number>
      <text:list-level-style-number text:level="3" text:style-name="RTF_5f_Num_20_15_20_3" style:num-suffix="." style:num-format="i">
        <style:list-level-properties text:space-before="3.492cm" text:min-label-width="0.318cm" fo:text-align="end"/>
      </text:list-level-style-number>
      <text:list-level-style-number text:level="4" text:style-name="RTF_5f_Num_20_15_20_4" style:num-suffix="." style:num-format="1">
        <style:list-level-properties text:space-before="4.445cm" text:min-label-width="0.635cm"/>
      </text:list-level-style-number>
      <text:list-level-style-number text:level="5" text:style-name="RTF_5f_Num_20_15_20_5" style:num-suffix="." style:num-format="a" style:num-letter-sync="true">
        <style:list-level-properties text:space-before="5.715cm" text:min-label-width="0.635cm"/>
      </text:list-level-style-number>
      <text:list-level-style-number text:level="6" text:style-name="RTF_5f_Num_20_15_20_6" style:num-suffix="." style:num-format="i">
        <style:list-level-properties text:space-before="7.302cm" text:min-label-width="0.318cm" fo:text-align="end"/>
      </text:list-level-style-number>
      <text:list-level-style-number text:level="7" text:style-name="RTF_5f_Num_20_15_20_7" style:num-suffix="." style:num-format="1">
        <style:list-level-properties text:space-before="8.255cm" text:min-label-width="0.635cm"/>
      </text:list-level-style-number>
      <text:list-level-style-number text:level="8" text:style-name="RTF_5f_Num_20_15_20_8" style:num-suffix="." style:num-format="a" style:num-letter-sync="true">
        <style:list-level-properties text:space-before="9.525cm" text:min-label-width="0.635cm"/>
      </text:list-level-style-number>
      <text:list-level-style-number text:level="9" text:style-name="RTF_5f_Num_20_15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text:style-name="RTF_5f_Num_20_16_20_1" style:num-suffix=")" style:num-format="a" style:num-letter-sync="true">
        <style:list-level-properties text:space-before="0.635cm" text:min-label-width="0.635cm"/>
      </text:list-level-style-number>
      <text:list-level-style-number text:level="2" text:style-name="RTF_5f_Num_20_16_20_2" style:num-suffix="." style:num-format="a" style:num-letter-sync="true">
        <style:list-level-properties text:space-before="1.905cm" text:min-label-width="0.635cm"/>
      </text:list-level-style-number>
      <text:list-level-style-number text:level="3" text:style-name="RTF_5f_Num_20_16_20_3" style:num-suffix="." style:num-format="i">
        <style:list-level-properties text:space-before="3.492cm" text:min-label-width="0.318cm" fo:text-align="end"/>
      </text:list-level-style-number>
      <text:list-level-style-number text:level="4" text:style-name="RTF_5f_Num_20_16_20_4" style:num-suffix="." style:num-format="1">
        <style:list-level-properties text:space-before="4.445cm" text:min-label-width="0.635cm"/>
      </text:list-level-style-number>
      <text:list-level-style-number text:level="5" text:style-name="RTF_5f_Num_20_16_20_5" style:num-suffix="." style:num-format="a" style:num-letter-sync="true">
        <style:list-level-properties text:space-before="5.715cm" text:min-label-width="0.635cm"/>
      </text:list-level-style-number>
      <text:list-level-style-number text:level="6" text:style-name="RTF_5f_Num_20_16_20_6" style:num-suffix="." style:num-format="i">
        <style:list-level-properties text:space-before="7.302cm" text:min-label-width="0.318cm" fo:text-align="end"/>
      </text:list-level-style-number>
      <text:list-level-style-number text:level="7" text:style-name="RTF_5f_Num_20_16_20_7" style:num-suffix="." style:num-format="1">
        <style:list-level-properties text:space-before="8.255cm" text:min-label-width="0.635cm"/>
      </text:list-level-style-number>
      <text:list-level-style-number text:level="8" text:style-name="RTF_5f_Num_20_16_20_8" style:num-suffix="." style:num-format="a" style:num-letter-sync="true">
        <style:list-level-properties text:space-before="9.525cm" text:min-label-width="0.635cm"/>
      </text:list-level-style-number>
      <text:list-level-style-number text:level="9" text:style-name="RTF_5f_Num_20_1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style:num-suffix=")" style:num-format="a" style:num-letter-sync="true">
        <style:list-level-properties text:space-before="0.635cm" text:min-label-width="0.635cm"/>
      </text:list-level-style-number>
      <text:list-level-style-number text:level="2" text:style-name="RTF_5f_Num_20_17_20_2" style:num-suffix="." style:num-format="a" style:num-letter-sync="true">
        <style:list-level-properties text:space-before="1.905cm" text:min-label-width="0.635cm"/>
      </text:list-level-style-number>
      <text:list-level-style-number text:level="3" text:style-name="RTF_5f_Num_20_17_20_3" style:num-suffix="." style:num-format="i">
        <style:list-level-properties text:space-before="3.492cm" text:min-label-width="0.318cm" fo:text-align="end"/>
      </text:list-level-style-number>
      <text:list-level-style-number text:level="4" text:style-name="RTF_5f_Num_20_17_20_4" style:num-suffix="." style:num-format="1">
        <style:list-level-properties text:space-before="4.445cm" text:min-label-width="0.635cm"/>
      </text:list-level-style-number>
      <text:list-level-style-number text:level="5" text:style-name="RTF_5f_Num_20_17_20_5" style:num-suffix="." style:num-format="a" style:num-letter-sync="true">
        <style:list-level-properties text:space-before="5.715cm" text:min-label-width="0.635cm"/>
      </text:list-level-style-number>
      <text:list-level-style-number text:level="6" text:style-name="RTF_5f_Num_20_17_20_6" style:num-suffix="." style:num-format="i">
        <style:list-level-properties text:space-before="7.302cm" text:min-label-width="0.318cm" fo:text-align="end"/>
      </text:list-level-style-number>
      <text:list-level-style-number text:level="7" text:style-name="RTF_5f_Num_20_17_20_7" style:num-suffix="." style:num-format="1">
        <style:list-level-properties text:space-before="8.255cm" text:min-label-width="0.635cm"/>
      </text:list-level-style-number>
      <text:list-level-style-number text:level="8" text:style-name="RTF_5f_Num_20_17_20_8" style:num-suffix="." style:num-format="a" style:num-letter-sync="true">
        <style:list-level-properties text:space-before="9.525cm" text:min-label-width="0.635cm"/>
      </text:list-level-style-number>
      <text:list-level-style-number text:level="9" text:style-name="RTF_5f_Num_20_17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8" style:display-name="RTF_Num 18">
      <text:list-level-style-number text:level="1" text:style-name="RTF_5f_Num_20_18_20_1" style:num-suffix=")" style:num-format="a" style:num-letter-sync="true">
        <style:list-level-properties text:space-before="0.635cm" text:min-label-width="0.635cm"/>
      </text:list-level-style-number>
      <text:list-level-style-number text:level="2" text:style-name="RTF_5f_Num_20_18_20_2" style:num-suffix="." style:num-format="a" style:num-letter-sync="true">
        <style:list-level-properties text:space-before="1.905cm" text:min-label-width="0.635cm"/>
      </text:list-level-style-number>
      <text:list-level-style-number text:level="3" text:style-name="RTF_5f_Num_20_18_20_3" style:num-suffix="." style:num-format="i">
        <style:list-level-properties text:space-before="3.492cm" text:min-label-width="0.318cm" fo:text-align="end"/>
      </text:list-level-style-number>
      <text:list-level-style-number text:level="4" text:style-name="RTF_5f_Num_20_18_20_4" style:num-suffix="." style:num-format="1">
        <style:list-level-properties text:space-before="4.445cm" text:min-label-width="0.635cm"/>
      </text:list-level-style-number>
      <text:list-level-style-number text:level="5" text:style-name="RTF_5f_Num_20_18_20_5" style:num-suffix="." style:num-format="a" style:num-letter-sync="true">
        <style:list-level-properties text:space-before="5.715cm" text:min-label-width="0.635cm"/>
      </text:list-level-style-number>
      <text:list-level-style-number text:level="6" text:style-name="RTF_5f_Num_20_18_20_6" style:num-suffix="." style:num-format="i">
        <style:list-level-properties text:space-before="7.302cm" text:min-label-width="0.318cm" fo:text-align="end"/>
      </text:list-level-style-number>
      <text:list-level-style-number text:level="7" text:style-name="RTF_5f_Num_20_18_20_7" style:num-suffix="." style:num-format="1">
        <style:list-level-properties text:space-before="8.255cm" text:min-label-width="0.635cm"/>
      </text:list-level-style-number>
      <text:list-level-style-number text:level="8" text:style-name="RTF_5f_Num_20_18_20_8" style:num-suffix="." style:num-format="a" style:num-letter-sync="true">
        <style:list-level-properties text:space-before="9.525cm" text:min-label-width="0.635cm"/>
      </text:list-level-style-number>
      <text:list-level-style-number text:level="9" text:style-name="RTF_5f_Num_20_18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29T12:36:23.34</meta:creation-date>
    <meta:editing-duration>PT32H02M49S</meta:editing-duration>
    <meta:editing-cycles>72</meta:editing-cycles>
    <meta:generator>OpenOffice.org/3.2$Win32 OpenOffice.org_project/320m12$Build-9483</meta:generator>
    <meta:initial-creator>Robert Dodd</meta:initial-creator>
    <dc:date>2010-02-23T14:09:49.03</dc:date>
    <dc:creator>Robert Dodd</dc:creator>
    <meta:document-statistic meta:table-count="0" meta:image-count="1" meta:object-count="0" meta:page-count="34" meta:paragraph-count="2604" meta:word-count="7635" meta:character-count="104619"/>
  </office:meta>
</office:document-meta>
</file>